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3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34pt"/>
    </style:style>
    <style:style style:name="co4" style:family="table-column">
      <style:table-column-properties fo:break-before="auto" style:column-width="28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xplot_stats_76d" table:style-name="ta1"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oxstats 76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----------------------------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rgstrasse</text:p>
          </table:table-cell>
          <table:table-cell/>
          <table:table-cell table:formula="of:=[.A3]" office:value-type="string" office:string-value="Bergstrasse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727775250417391" calcext:value-type="float">
            <text:p>-0.727775250417391</text:p>
          </table:table-cell>
          <table:table-cell table:formula="of:=[.B4]" office:value-type="float" office:value="-0.727775250417391" calcext:value-type="float">
            <text:p>-0.727775250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153665703" calcext:value-type="float">
            <text:p>0.1153665703</text:p>
          </table:table-cell>
          <table:table-cell table:formula="of:=[.B5]" office:value-type="float" office:value="0.1153665703" calcext:value-type="float">
            <text:p>0.1153665703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2938597190837" calcext:value-type="float">
            <text:p>-0.82938597190837</text:p>
          </table:table-cell>
          <table:table-cell table:formula="of:=[.B6]" office:value-type="float" office:value="-0.82938597190837" calcext:value-type="float">
            <text:p>-0.829385971908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75385141049163" calcext:value-type="float">
            <text:p>-0.75385141049163</text:p>
          </table:table-cell>
          <table:table-cell table:formula="of:=[.B7]" office:value-type="float" office:value="-0.75385141049163" calcext:value-type="float">
            <text:p>-0.7538514104916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6147386921" calcext:value-type="float">
            <text:p>-0.6147386921</text:p>
          </table:table-cell>
          <table:table-cell table:formula="of:=[.B8]" office:value-type="float" office:value="-0.6147386921" calcext:value-type="float">
            <text:p>-0.61473869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91175" calcext:value-type="float">
            <text:p>-0.891175</text:p>
          </table:table-cell>
          <table:table-cell table:formula="of:=[.B9]" office:value-type="float" office:value="-0.891175" calcext:value-type="float">
            <text:p>-0.8911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1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181896397" calcext:value-type="float">
            <text:p>-0.8181896397</text:p>
          </table:table-cell>
          <table:table-cell table:formula="of:=[.B11]" office:value-type="float" office:value="-0.8181896397" calcext:value-type="float">
            <text:p>-0.818189639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916186912" calcext:value-type="float">
            <text:p>-0.7916186912</text:p>
          </table:table-cell>
          <table:table-cell table:formula="of:=[.B12]" office:value-type="float" office:value="-0.7916186912" calcext:value-type="float">
            <text:p>-0.791618691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7028230694" calcext:value-type="float">
            <text:p>-0.7028230694</text:p>
          </table:table-cell>
          <table:table-cell table:formula="of:=[.B13]" office:value-type="float" office:value="-0.7028230694" calcext:value-type="float">
            <text:p>-0.702823069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/>
          <table:table-cell table:formula="of:=[.A15]" office:value-type="string" office:string-value="Odenwaldkreis" calcext:value-type="string">
            <text:p>Odenwald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67338092286087" calcext:value-type="float">
            <text:p>-0.67338092286087</text:p>
          </table:table-cell>
          <table:table-cell table:formula="of:=[.B16]" office:value-type="float" office:value="-0.67338092286087" calcext:value-type="float">
            <text:p>-0.6733809228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250735635" calcext:value-type="float">
            <text:p>0.2250735635</text:p>
          </table:table-cell>
          <table:table-cell table:formula="of:=[.B17]" office:value-type="float" office:value="0.2250735635" calcext:value-type="float">
            <text:p>0.22507356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821814336574316" calcext:value-type="float">
            <text:p>-0.821814336574316</text:p>
          </table:table-cell>
          <table:table-cell table:formula="of:=[.B18]" office:value-type="float" office:value="-0.821814336574316" calcext:value-type="float">
            <text:p>-0.82181433657431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674450738425684" calcext:value-type="float">
            <text:p>-0.674450738425684</text:p>
          </table:table-cell>
          <table:table-cell table:formula="of:=[.B19]" office:value-type="float" office:value="-0.674450738425684" calcext:value-type="float">
            <text:p>-0.67445073842568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5765883" calcext:value-type="float">
            <text:p>-0.5765883</text:p>
          </table:table-cell>
          <table:table-cell table:formula="of:=[.B20]" office:value-type="float" office:value="-0.5765883" calcext:value-type="float">
            <text:p>-0.576588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782766706" calcext:value-type="float">
            <text:p>-0.8782766706</text:p>
          </table:table-cell>
          <table:table-cell table:formula="of:=[.B21]" office:value-type="float" office:value="-0.8782766706" calcext:value-type="float">
            <text:p>-0.878276670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table:formula="of:=[.B22]" office:value-type="string" office:string-value=" [ 0.         0.        -0.0105774]" calcext:value-type="string">
            <text:p><text:s/>[ 0. <text:s text:c="8"/>0. <text:s text:c="7"/>-0.0105774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8676789499" calcext:value-type="float">
            <text:p>-0.8676789499</text:p>
          </table:table-cell>
          <table:table-cell table:formula="of:=[.B23]" office:value-type="float" office:value="-0.8676789499" calcext:value-type="float">
            <text:p>-0.8676789499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7481325375" calcext:value-type="float">
            <text:p>-0.7481325375</text:p>
          </table:table-cell>
          <table:table-cell table:formula="of:=[.B24]" office:value-type="float" office:value="-0.7481325375" calcext:value-type="float">
            <text:p>-0.748132537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6426053864" calcext:value-type="float">
            <text:p>-0.6426053864</text:p>
          </table:table-cell>
          <table:table-cell table:formula="of:=[.B25]" office:value-type="float" office:value="-0.6426053864" calcext:value-type="float">
            <text:p>-0.642605386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/>
          <table:table-cell table:formula="of:=[.A27]" office:value-type="string" office:string-value="Darmstadt-Dieburg" calcext:value-type="string">
            <text:p>Darmstadt-Die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871650909508696" calcext:value-type="float">
            <text:p>0.871650909508696</text:p>
          </table:table-cell>
          <table:table-cell table:formula="of:=[.B28]" office:value-type="float" office:value="0.871650909508696" calcext:value-type="float">
            <text:p>0.87165090950869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1.30784613875" calcext:value-type="float">
            <text:p>1.30784613875</text:p>
          </table:table-cell>
          <table:table-cell table:formula="of:=[.B29]" office:value-type="float" office:value="1.30784613875" calcext:value-type="float">
            <text:p>1.3078461387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312286071461726" calcext:value-type="float">
            <text:p>0.312286071461726</text:p>
          </table:table-cell>
          <table:table-cell table:formula="of:=[.B30]" office:value-type="float" office:value="0.312286071461726" calcext:value-type="float">
            <text:p>0.31228607146172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1.16857905333827" calcext:value-type="float">
            <text:p>1.16857905333827</text:p>
          </table:table-cell>
          <table:table-cell table:formula="of:=[.B31]" office:value-type="float" office:value="1.16857905333827" calcext:value-type="float">
            <text:p>1.168579053338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2.0555915" calcext:value-type="float">
            <text:p>2.0555915</text:p>
          </table:table-cell>
          <table:table-cell table:formula="of:=[.B32]" office:value-type="float" office:value="2.0555915" calcext:value-type="float">
            <text:p>2.055591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3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3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1962115298" calcext:value-type="float">
            <text:p>0.1962115298</text:p>
          </table:table-cell>
          <table:table-cell table:formula="of:=[.B35]" office:value-type="float" office:value="0.1962115298" calcext:value-type="float">
            <text:p>0.1962115298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7404325624" calcext:value-type="float">
            <text:p>0.7404325624</text:p>
          </table:table-cell>
          <table:table-cell table:formula="of:=[.B36]" office:value-type="float" office:value="0.7404325624" calcext:value-type="float">
            <text:p>0.740432562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1.50405766855" calcext:value-type="float">
            <text:p>1.50405766855</text:p>
          </table:table-cell>
          <table:table-cell table:formula="of:=[.B37]" office:value-type="float" office:value="1.50405766855" calcext:value-type="float">
            <text:p>1.5040576685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/>
          <table:table-cell table:formula="of:=[.A39]" office:value-type="string" office:string-value="Darmstadt" calcext:value-type="string">
            <text:p>Darmstadt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55406867826087" calcext:value-type="float">
            <text:p>0.255406867826087</text:p>
          </table:table-cell>
          <table:table-cell table:formula="of:=[.B40]" office:value-type="float" office:value="0.255406867826087" calcext:value-type="float">
            <text:p>0.25540686782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8998788945" calcext:value-type="float">
            <text:p>0.48998788945</text:p>
          </table:table-cell>
          <table:table-cell table:formula="of:=[.B41]" office:value-type="float" office:value="0.48998788945" calcext:value-type="float">
            <text:p>0.4899878894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60406174132055" calcext:value-type="float">
            <text:p>-0.160406174132055</text:p>
          </table:table-cell>
          <table:table-cell table:formula="of:=[.B42]" office:value-type="float" office:value="-0.160406174132055" calcext:value-type="float">
            <text:p>-0.16040617413205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60406174132055" calcext:value-type="float">
            <text:p>0.160406174132055</text:p>
          </table:table-cell>
          <table:table-cell table:formula="of:=[.B43]" office:value-type="float" office:value="0.160406174132055" calcext:value-type="float">
            <text:p>0.16040617413205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69011992" calcext:value-type="float">
            <text:p>0.669011992</text:p>
          </table:table-cell>
          <table:table-cell table:formula="of:=[.B44]" office:value-type="float" office:value="0.669011992" calcext:value-type="float">
            <text:p>0.66901199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98943625" calcext:value-type="float">
            <text:p>-0.198943625</text:p>
          </table:table-cell>
          <table:table-cell table:formula="of:=[.B45]" office:value-type="float" office:value="-0.198943625" calcext:value-type="float">
            <text:p>-0.19894362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table:formula="of:=[.B46]" office:value-type="string" office:string-value=" [1.395813   1.590679   1.50126898]" calcext:value-type="string">
            <text:p><text:s/>[1.395813 <text:s text:c="2"/>1.590679 <text:s text:c="2"/>1.50126898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0517869555" calcext:value-type="float">
            <text:p>-0.10517869555</text:p>
          </table:table-cell>
          <table:table-cell table:formula="of:=[.B47]" office:value-type="float" office:value="-0.10517869555" calcext:value-type="float">
            <text:p>-0.105178695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" calcext:value-type="float">
            <text:p>0</text:p>
          </table:table-cell>
          <table:table-cell table:formula="of:=[.B4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848091939" calcext:value-type="float">
            <text:p>0.3848091939</text:p>
          </table:table-cell>
          <table:table-cell table:formula="of:=[.B49]" office:value-type="float" office:value="0.3848091939" calcext:value-type="float">
            <text:p>0.3848091939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5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/>
          <table:table-cell table:formula="of:=[.A51]" office:value-type="string" office:string-value="Gross-Gerau" calcext:value-type="string">
            <text:p>Gross-Gerau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59317523834782" calcext:value-type="float">
            <text:p>-0.259317523834782</text:p>
          </table:table-cell>
          <table:table-cell table:formula="of:=[.B52]" office:value-type="float" office:value="-0.259317523834782" calcext:value-type="float">
            <text:p>-0.25931752383478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171878209" calcext:value-type="float">
            <text:p>0.1171878209</text:p>
          </table:table-cell>
          <table:table-cell table:formula="of:=[.B53]" office:value-type="float" office:value="0.1171878209" calcext:value-type="float">
            <text:p>0.117187820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73247030801055" calcext:value-type="float">
            <text:p>-0.273247030801055</text:p>
          </table:table-cell>
          <table:table-cell table:formula="of:=[.B54]" office:value-type="float" office:value="-0.273247030801055" calcext:value-type="float">
            <text:p>-0.27324703080105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96520032398945" calcext:value-type="float">
            <text:p>-0.196520032398945</text:p>
          </table:table-cell>
          <table:table-cell table:formula="of:=[.B55]" office:value-type="float" office:value="-0.196520032398945" calcext:value-type="float">
            <text:p>-0.19652003239894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5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49822337" calcext:value-type="float">
            <text:p>-0.349822337</text:p>
          </table:table-cell>
          <table:table-cell table:formula="of:=[.B57]" office:value-type="float" office:value="-0.349822337" calcext:value-type="float">
            <text:p>-0.34982233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66128394 -0.51333277 -0.60450244]</text:p>
          </table:table-cell>
          <table:table-cell table:formula="of:=[.B58]" office:value-type="string" office:string-value=" [-0.66128394 -0.51333277 -0.60450244]" calcext:value-type="string">
            <text:p><text:s/>[-0.66128394 -0.51333277 -0.60450244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880940194" calcext:value-type="float">
            <text:p>-0.2880940194</text:p>
          </table:table-cell>
          <table:table-cell table:formula="of:=[.B59]" office:value-type="float" office:value="-0.2880940194" calcext:value-type="float">
            <text:p>-0.2880940194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348835316" calcext:value-type="float">
            <text:p>-0.2348835316</text:p>
          </table:table-cell>
          <table:table-cell table:formula="of:=[.B60]" office:value-type="float" office:value="-0.2348835316" calcext:value-type="float">
            <text:p>-0.23488353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709061985" calcext:value-type="float">
            <text:p>-0.1709061985</text:p>
          </table:table-cell>
          <table:table-cell table:formula="of:=[.B61]" office:value-type="float" office:value="-0.1709061985" calcext:value-type="float">
            <text:p>-0.17090619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6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/>
          <table:table-cell table:formula="of:=[.A63]" office:value-type="string" office:string-value="Offenbach" calcext:value-type="string">
            <text:p>Offenbach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94826838456522" calcext:value-type="float">
            <text:p>-0.494826838456522</text:p>
          </table:table-cell>
          <table:table-cell table:formula="of:=[.B64]" office:value-type="float" office:value="-0.494826838456522" calcext:value-type="float">
            <text:p>-0.49482683845652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782268685" calcext:value-type="float">
            <text:p>0.1782268685</text:p>
          </table:table-cell>
          <table:table-cell table:formula="of:=[.B65]" office:value-type="float" office:value="0.1782268685" calcext:value-type="float">
            <text:p>0.178226868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96455614155573" calcext:value-type="float">
            <text:p>-0.596455614155573</text:p>
          </table:table-cell>
          <table:table-cell table:formula="of:=[.B66]" office:value-type="float" office:value="-0.596455614155573" calcext:value-type="float">
            <text:p>-0.59645561415557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479764199044427" calcext:value-type="float">
            <text:p>-0.479764199044427</text:p>
          </table:table-cell>
          <table:table-cell table:formula="of:=[.B67]" office:value-type="float" office:value="-0.479764199044427" calcext:value-type="float">
            <text:p>-0.4797641990444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-0.3638557333" calcext:value-type="float">
            <text:p>-0.3638557333</text:p>
          </table:table-cell>
          <table:table-cell table:formula="of:=[.B68]" office:value-type="float" office:value="-0.3638557333" calcext:value-type="float">
            <text:p>-0.363855733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541857333" calcext:value-type="float">
            <text:p>-0.7541857333</text:p>
          </table:table-cell>
          <table:table-cell table:formula="of:=[.B69]" office:value-type="float" office:value="-0.7541857333" calcext:value-type="float">
            <text:p>-0.754185733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]</text:p>
          </table:table-cell>
          <table:table-cell table:formula="of:=[.B70]" office:value-type="string" office:string-value=" [0.]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915367562" calcext:value-type="float">
            <text:p>-0.5915367562</text:p>
          </table:table-cell>
          <table:table-cell table:formula="of:=[.B71]" office:value-type="float" office:value="-0.5915367562" calcext:value-type="float">
            <text:p>-0.591536756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5381099066" calcext:value-type="float">
            <text:p>-0.5381099066</text:p>
          </table:table-cell>
          <table:table-cell table:formula="of:=[.B72]" office:value-type="float" office:value="-0.5381099066" calcext:value-type="float">
            <text:p>-0.538109906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4133098877" calcext:value-type="float">
            <text:p>-0.4133098877</text:p>
          </table:table-cell>
          <table:table-cell table:formula="of:=[.B73]" office:value-type="float" office:value="-0.4133098877" calcext:value-type="float">
            <text:p>-0.4133098877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7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/>
          <table:table-cell table:formula="of:=[.A75]" office:value-type="string" office:string-value="Offenbach-am-Main" calcext:value-type="string">
            <text:p>Offenbach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13412921673913" calcext:value-type="float">
            <text:p>-0.013412921673913</text:p>
          </table:table-cell>
          <table:table-cell table:formula="of:=[.B76]" office:value-type="float" office:value="-0.013412921673913" calcext:value-type="float">
            <text:p>-0.01341292167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0532614565" calcext:value-type="float">
            <text:p>0.40532614565</text:p>
          </table:table-cell>
          <table:table-cell table:formula="of:=[.B77]" office:value-type="float" office:value="0.40532614565" calcext:value-type="float">
            <text:p>0.4053261456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18268975506689" calcext:value-type="float">
            <text:p>-0.218268975506689</text:p>
          </table:table-cell>
          <table:table-cell table:formula="of:=[.B78]" office:value-type="float" office:value="-0.218268975506689" calcext:value-type="float">
            <text:p>-0.21826897550668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47112343906689" calcext:value-type="float">
            <text:p>0.047112343906689</text:p>
          </table:table-cell>
          <table:table-cell table:formula="of:=[.B79]" office:value-type="float" office:value="0.047112343906689" calcext:value-type="float">
            <text:p>0.0471123439066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22535561" calcext:value-type="float">
            <text:p>0.622535561</text:p>
          </table:table-cell>
          <table:table-cell table:formula="of:=[.B80]" office:value-type="float" office:value="0.622535561" calcext:value-type="float">
            <text:p>0.62253556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716652984" calcext:value-type="float">
            <text:p>-0.2716652984</text:p>
          </table:table-cell>
          <table:table-cell table:formula="of:=[.B81]" office:value-type="float" office:value="-0.2716652984" calcext:value-type="float">
            <text:p>-0.271665298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8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32425479" calcext:value-type="float">
            <text:p>-0.232425479</text:p>
          </table:table-cell>
          <table:table-cell table:formula="of:=[.B83]" office:value-type="float" office:value="-0.232425479" calcext:value-type="float">
            <text:p>-0.232425479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855783158" calcext:value-type="float">
            <text:p>-0.0855783158</text:p>
          </table:table-cell>
          <table:table-cell table:formula="of:=[.B84]" office:value-type="float" office:value="-0.0855783158" calcext:value-type="float">
            <text:p>-0.0855783158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7290066665" calcext:value-type="float">
            <text:p>0.17290066665</text:p>
          </table:table-cell>
          <table:table-cell table:formula="of:=[.B85]" office:value-type="float" office:value="0.17290066665" calcext:value-type="float">
            <text:p>0.172900666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8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/>
          <table:table-cell table:formula="of:=[.A87]" office:value-type="string" office:string-value="Frankfurt-am-Main" calcext:value-type="string">
            <text:p>Frankfurt-am-Mai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449745494573913" calcext:value-type="float">
            <text:p>0.449745494573913</text:p>
          </table:table-cell>
          <table:table-cell table:formula="of:=[.B88]" office:value-type="float" office:value="0.449745494573913" calcext:value-type="float">
            <text:p>0.44974549457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470297026" calcext:value-type="float">
            <text:p>0.5470297026</text:p>
          </table:table-cell>
          <table:table-cell table:formula="of:=[.B89]" office:value-type="float" office:value="0.5470297026" calcext:value-type="float">
            <text:p>0.547029702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0.0275698039821559" calcext:value-type="float">
            <text:p>0.027569803982156</text:p>
          </table:table-cell>
          <table:table-cell table:formula="of:=[.B90]" office:value-type="float" office:value="0.0275698039821559" calcext:value-type="float">
            <text:p>0.02756980398215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85729438617844" calcext:value-type="float">
            <text:p>0.385729438617844</text:p>
          </table:table-cell>
          <table:table-cell table:formula="of:=[.B91]" office:value-type="float" office:value="0.385729438617844" calcext:value-type="float">
            <text:p>0.38572943861784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8286254136" calcext:value-type="float">
            <text:p>0.8286254136</text:p>
          </table:table-cell>
          <table:table-cell table:formula="of:=[.B92]" office:value-type="float" office:value="0.8286254136" calcext:value-type="float">
            <text:p>0.828625413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0" calcext:value-type="float">
            <text:p>0</text:p>
          </table:table-cell>
          <table:table-cell table:formula="of:=[.B9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4703911 1.85036509]</text:p>
          </table:table-cell>
          <table:table-cell table:formula="of:=[.B94]" office:value-type="string" office:string-value=" [2.14703911 1.85036509]" calcext:value-type="string">
            <text:p><text:s/>[2.14703911 1.85036509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0.05896916005" calcext:value-type="float">
            <text:p>0.05896916005</text:p>
          </table:table-cell>
          <table:table-cell table:formula="of:=[.B95]" office:value-type="float" office:value="0.05896916005" calcext:value-type="float">
            <text:p>0.0589691600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2066496213" calcext:value-type="float">
            <text:p>0.2066496213</text:p>
          </table:table-cell>
          <table:table-cell table:formula="of:=[.B96]" office:value-type="float" office:value="0.2066496213" calcext:value-type="float">
            <text:p>0.2066496213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60599886265" calcext:value-type="float">
            <text:p>0.60599886265</text:p>
          </table:table-cell>
          <table:table-cell table:formula="of:=[.B97]" office:value-type="float" office:value="0.60599886265" calcext:value-type="float">
            <text:p>0.605998862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9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/>
          <table:table-cell table:formula="of:=[.A99]" office:value-type="string" office:string-value="Main-Taunus-Kreis" calcext:value-type="string">
            <text:p>Main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397165063956522" calcext:value-type="float">
            <text:p>0.039716506395652</text:p>
          </table:table-cell>
          <table:table-cell table:formula="of:=[.B100]" office:value-type="float" office:value="0.0397165063956522" calcext:value-type="float">
            <text:p>0.0397165063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284270679" calcext:value-type="float">
            <text:p>0.2284270679</text:p>
          </table:table-cell>
          <table:table-cell table:formula="of:=[.B101]" office:value-type="float" office:value="0.2284270679" calcext:value-type="float">
            <text:p>0.228427067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069948172621723" calcext:value-type="float">
            <text:p>-0.006994817262172</text:p>
          </table:table-cell>
          <table:table-cell table:formula="of:=[.B102]" office:value-type="float" office:value="-0.0069948172621723" calcext:value-type="float">
            <text:p>-0.00699481726217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42564438462172" calcext:value-type="float">
            <text:p>0.142564438462172</text:p>
          </table:table-cell>
          <table:table-cell table:formula="of:=[.B103]" office:value-type="float" office:value="0.142564438462172" calcext:value-type="float">
            <text:p>0.142564438462172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11718132" calcext:value-type="float">
            <text:p>0.511718132</text:p>
          </table:table-cell>
          <table:table-cell table:formula="of:=[.B104]" office:value-type="float" office:value="0.511718132" calcext:value-type="float">
            <text:p>0.51171813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792270768" calcext:value-type="float">
            <text:p>-0.1792270768</text:p>
          </table:table-cell>
          <table:table-cell table:formula="of:=[.B105]" office:value-type="float" office:value="-0.1792270768" calcext:value-type="float">
            <text:p>-0.179227076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table:formula="of:=[.B106]" office:value-type="string" office:string-value=" [-0.7490544  -0.531676   -0.44003273]" calcext:value-type="string">
            <text:p><text:s/>[-0.7490544 <text:s/>-0.531676 <text:s text:c="2"/>-0.4400327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357176201" calcext:value-type="float">
            <text:p>-0.0357176201</text:p>
          </table:table-cell>
          <table:table-cell table:formula="of:=[.B107]" office:value-type="float" office:value="-0.0357176201" calcext:value-type="float">
            <text:p>-0.035717620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0677848106" calcext:value-type="float">
            <text:p>0.0677848106</text:p>
          </table:table-cell>
          <table:table-cell table:formula="of:=[.B108]" office:value-type="float" office:value="0.0677848106" calcext:value-type="float">
            <text:p>0.067784810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927094478" calcext:value-type="float">
            <text:p>0.1927094478</text:p>
          </table:table-cell>
          <table:table-cell table:formula="of:=[.B109]" office:value-type="float" office:value="0.1927094478" calcext:value-type="float">
            <text:p>0.1927094478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/>
          <table:table-cell table:formula="of:=[.A111]" office:value-type="string" office:string-value="Wiesbaden" calcext:value-type="string">
            <text:p>Wiesbad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74685322043478" calcext:value-type="float">
            <text:p>0.274685322043478</text:p>
          </table:table-cell>
          <table:table-cell table:formula="of:=[.B112]" office:value-type="float" office:value="0.274685322043478" calcext:value-type="float">
            <text:p>0.2746853220434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7309064395" calcext:value-type="float">
            <text:p>0.57309064395</text:p>
          </table:table-cell>
          <table:table-cell table:formula="of:=[.B113]" office:value-type="float" office:value="0.57309064395" calcext:value-type="float">
            <text:p>0.5730906439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138561628249767" calcext:value-type="float">
            <text:p>-0.013856162824977</text:p>
          </table:table-cell>
          <table:table-cell table:formula="of:=[.B114]" office:value-type="float" office:value="-0.0138561628249767" calcext:value-type="float">
            <text:p>-0.01385616282497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61366489024977" calcext:value-type="float">
            <text:p>0.361366489024977</text:p>
          </table:table-cell>
          <table:table-cell table:formula="of:=[.B115]" office:value-type="float" office:value="0.361366489024977" calcext:value-type="float">
            <text:p>0.36136648902497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372043" calcext:value-type="float">
            <text:p>1.372043</text:p>
          </table:table-cell>
          <table:table-cell table:formula="of:=[.B116]" office:value-type="float" office:value="1.372043" calcext:value-type="float">
            <text:p>1.372043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460112396" calcext:value-type="float">
            <text:p>-0.1460112396</text:p>
          </table:table-cell>
          <table:table-cell table:formula="of:=[.B117]" office:value-type="float" office:value="-0.1460112396" calcext:value-type="float">
            <text:p>-0.146011239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1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518911681" calcext:value-type="float">
            <text:p>-0.0518911681</text:p>
          </table:table-cell>
          <table:table-cell table:formula="of:=[.B119]" office:value-type="float" office:value="-0.0518911681" calcext:value-type="float">
            <text:p>-0.051891168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737551631" calcext:value-type="float">
            <text:p>0.1737551631</text:p>
          </table:table-cell>
          <table:table-cell table:formula="of:=[.B120]" office:value-type="float" office:value="0.1737551631" calcext:value-type="float">
            <text:p>0.173755163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52119947585" calcext:value-type="float">
            <text:p>0.52119947585</text:p>
          </table:table-cell>
          <table:table-cell table:formula="of:=[.B121]" office:value-type="float" office:value="0.52119947585" calcext:value-type="float">
            <text:p>0.521199475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2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/>
          <table:table-cell table:formula="of:=[.A123]" office:value-type="string" office:string-value="Hochtaunuskreis" calcext:value-type="string">
            <text:p>Hochtaunus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83466942252174" calcext:value-type="float">
            <text:p>-0.283466942252174</text:p>
          </table:table-cell>
          <table:table-cell table:formula="of:=[.B124]" office:value-type="float" office:value="-0.283466942252174" calcext:value-type="float">
            <text:p>-0.283466942252174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148588098" calcext:value-type="float">
            <text:p>0.148588098</text:p>
          </table:table-cell>
          <table:table-cell table:formula="of:=[.B125]" office:value-type="float" office:value="0.148588098" calcext:value-type="float">
            <text:p>0.148588098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65257538698811" calcext:value-type="float">
            <text:p>-0.365257538698811</text:p>
          </table:table-cell>
          <table:table-cell table:formula="of:=[.B126]" office:value-type="float" office:value="-0.365257538698811" calcext:value-type="float">
            <text:p>-0.3652575386988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7971671701189" calcext:value-type="float">
            <text:p>-0.267971671701189</text:p>
          </table:table-cell>
          <table:table-cell table:formula="of:=[.B127]" office:value-type="float" office:value="-0.267971671701189" calcext:value-type="float">
            <text:p>-0.2679716717011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12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524234757" calcext:value-type="float">
            <text:p>-0.5524234757</text:p>
          </table:table-cell>
          <table:table-cell table:formula="of:=[.B129]" office:value-type="float" office:value="-0.5524234757" calcext:value-type="float">
            <text:p>-0.552423475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3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600707352" calcext:value-type="float">
            <text:p>-0.3600707352</text:p>
          </table:table-cell>
          <table:table-cell table:formula="of:=[.B131]" office:value-type="float" office:value="-0.3600707352" calcext:value-type="float">
            <text:p>-0.360070735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166146052" calcext:value-type="float">
            <text:p>-0.3166146052</text:p>
          </table:table-cell>
          <table:table-cell table:formula="of:=[.B132]" office:value-type="float" office:value="-0.3166146052" calcext:value-type="float">
            <text:p>-0.316614605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114826372" calcext:value-type="float">
            <text:p>-0.2114826372</text:p>
          </table:table-cell>
          <table:table-cell table:formula="of:=[.B133]" office:value-type="float" office:value="-0.2114826372" calcext:value-type="float">
            <text:p>-0.2114826372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3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/>
          <table:table-cell table:formula="of:=[.A135]" office:value-type="string" office:string-value="Rheingau-Taunus-Kreis" calcext:value-type="string">
            <text:p>Rheingau-Taunus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8813645021739" calcext:value-type="float">
            <text:p>-0.248813645021739</text:p>
          </table:table-cell>
          <table:table-cell table:formula="of:=[.B136]" office:value-type="float" office:value="-0.248813645021739" calcext:value-type="float">
            <text:p>-0.24881364502173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34942966" calcext:value-type="float">
            <text:p>0.4434942966</text:p>
          </table:table-cell>
          <table:table-cell table:formula="of:=[.B137]" office:value-type="float" office:value="0.4434942966" calcext:value-type="float">
            <text:p>0.443494296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50192540302733" calcext:value-type="float">
            <text:p>-0.50192540302733</text:p>
          </table:table-cell>
          <table:table-cell table:formula="of:=[.B138]" office:value-type="float" office:value="-0.50192540302733" calcext:value-type="float">
            <text:p>-0.50192540302733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1155404937267" calcext:value-type="float">
            <text:p>-0.21155404937267</text:p>
          </table:table-cell>
          <table:table-cell table:formula="of:=[.B139]" office:value-type="float" office:value="-0.21155404937267" calcext:value-type="float">
            <text:p>-0.2115540493726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111007306" calcext:value-type="float">
            <text:p>0.1111007306</text:p>
          </table:table-cell>
          <table:table-cell table:formula="of:=[.B140]" office:value-type="float" office:value="0.1111007306" calcext:value-type="float">
            <text:p>0.111100730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097804972" calcext:value-type="float">
            <text:p>-0.5097804972</text:p>
          </table:table-cell>
          <table:table-cell table:formula="of:=[.B141]" office:value-type="float" office:value="-0.5097804972" calcext:value-type="float">
            <text:p>-0.5097804972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0.653911]</text:p>
          </table:table-cell>
          <table:table-cell table:formula="of:=[.B142]" office:value-type="string" office:string-value=" [0.653911]" calcext:value-type="string">
            <text:p><text:s/>[0.653911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9240775925" calcext:value-type="float">
            <text:p>-0.49240775925</text:p>
          </table:table-cell>
          <table:table-cell table:formula="of:=[.B143]" office:value-type="float" office:value="-0.49240775925" calcext:value-type="float">
            <text:p>-0.492407759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567397262" calcext:value-type="float">
            <text:p>-0.3567397262</text:p>
          </table:table-cell>
          <table:table-cell table:formula="of:=[.B144]" office:value-type="float" office:value="-0.3567397262" calcext:value-type="float">
            <text:p>-0.356739726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4891346265" calcext:value-type="float">
            <text:p>-0.04891346265</text:p>
          </table:table-cell>
          <table:table-cell table:formula="of:=[.B145]" office:value-type="float" office:value="-0.04891346265" calcext:value-type="float">
            <text:p>-0.048913462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4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/>
          <table:table-cell table:formula="of:=[.A147]" office:value-type="string" office:string-value="Wetteraukreis" calcext:value-type="string">
            <text:p>Wetterau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0695514895652" calcext:value-type="float">
            <text:p>-0.240695514895652</text:p>
          </table:table-cell>
          <table:table-cell table:formula="of:=[.B148]" office:value-type="float" office:value="-0.240695514895652" calcext:value-type="float">
            <text:p>-0.2406955148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5344480855" calcext:value-type="float">
            <text:p>0.35344480855</text:p>
          </table:table-cell>
          <table:table-cell table:formula="of:=[.B149]" office:value-type="float" office:value="0.35344480855" calcext:value-type="float">
            <text:p>0.3534448085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8995917773542" calcext:value-type="float">
            <text:p>-0.38995917773542</text:p>
          </table:table-cell>
          <table:table-cell table:formula="of:=[.B150]" office:value-type="float" office:value="-0.38995917773542" calcext:value-type="float">
            <text:p>-0.3899591777354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5854639906458" calcext:value-type="float">
            <text:p>-0.15854639906458</text:p>
          </table:table-cell>
          <table:table-cell table:formula="of:=[.B151]" office:value-type="float" office:value="-0.15854639906458" calcext:value-type="float">
            <text:p>-0.1585463990645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558815929" calcext:value-type="float">
            <text:p>0.1558815929</text:p>
          </table:table-cell>
          <table:table-cell table:formula="of:=[.B152]" office:value-type="float" office:value="0.1558815929" calcext:value-type="float">
            <text:p>0.155881592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6663402487" calcext:value-type="float">
            <text:p>-0.6663402487</text:p>
          </table:table-cell>
          <table:table-cell table:formula="of:=[.B153]" office:value-type="float" office:value="-0.6663402487" calcext:value-type="float">
            <text:p>-0.666340248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5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0783312625" calcext:value-type="float">
            <text:p>-0.40783312625</text:p>
          </table:table-cell>
          <table:table-cell table:formula="of:=[.B155]" office:value-type="float" office:value="-0.40783312625" calcext:value-type="float">
            <text:p>-0.407833126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742527884" calcext:value-type="float">
            <text:p>-0.2742527884</text:p>
          </table:table-cell>
          <table:table-cell table:formula="of:=[.B156]" office:value-type="float" office:value="-0.2742527884" calcext:value-type="float">
            <text:p>-0.274252788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543883177" calcext:value-type="float">
            <text:p>-0.0543883177</text:p>
          </table:table-cell>
          <table:table-cell table:formula="of:=[.B157]" office:value-type="float" office:value="-0.0543883177" calcext:value-type="float">
            <text:p>-0.0543883177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5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/>
          <table:table-cell table:formula="of:=[.A159]" office:value-type="string" office:string-value="Main-Kinzig-Kreis" calcext:value-type="string">
            <text:p>Main-Kinzig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0592066867086957" calcext:value-type="float">
            <text:p>-0.059206686708696</text:p>
          </table:table-cell>
          <table:table-cell table:formula="of:=[.B160]" office:value-type="float" office:value="-0.0592066867086957" calcext:value-type="float">
            <text:p>-0.05920668670869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993277661" calcext:value-type="float">
            <text:p>0.3993277661</text:p>
          </table:table-cell>
          <table:table-cell table:formula="of:=[.B161]" office:value-type="float" office:value="0.3993277661" calcext:value-type="float">
            <text:p>0.399327766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99686421009148" calcext:value-type="float">
            <text:p>-0.199686421009148</text:p>
          </table:table-cell>
          <table:table-cell table:formula="of:=[.B162]" office:value-type="float" office:value="-0.199686421009148" calcext:value-type="float">
            <text:p>-0.199686421009148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617675478091475" calcext:value-type="float">
            <text:p>0.061767547809148</text:p>
          </table:table-cell>
          <table:table-cell table:formula="of:=[.B163]" office:value-type="float" office:value="0.0617675478091475" calcext:value-type="float">
            <text:p>0.06176754780914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639270409" calcext:value-type="float">
            <text:p>0.2639270409</text:p>
          </table:table-cell>
          <table:table-cell table:formula="of:=[.B164]" office:value-type="float" office:value="0.2639270409" calcext:value-type="float">
            <text:p>0.263927040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346350799" calcext:value-type="float">
            <text:p>-0.346350799</text:p>
          </table:table-cell>
          <table:table-cell table:formula="of:=[.B165]" office:value-type="float" office:value="-0.346350799" calcext:value-type="float">
            <text:p>-0.34635079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6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543875925" calcext:value-type="float">
            <text:p>-0.2543875925</text:p>
          </table:table-cell>
          <table:table-cell table:formula="of:=[.B167]" office:value-type="float" office:value="-0.2543875925" calcext:value-type="float">
            <text:p>-0.254387592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689594366" calcext:value-type="float">
            <text:p>-0.0689594366</text:p>
          </table:table-cell>
          <table:table-cell table:formula="of:=[.B168]" office:value-type="float" office:value="-0.0689594366" calcext:value-type="float">
            <text:p>-0.068959436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449401736" calcext:value-type="float">
            <text:p>0.1449401736</text:p>
          </table:table-cell>
          <table:table-cell table:formula="of:=[.B169]" office:value-type="float" office:value="0.1449401736" calcext:value-type="float">
            <text:p>0.1449401736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7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/>
          <table:table-cell table:formula="of:=[.A171]" office:value-type="string" office:string-value="Vogelsbergkreis" calcext:value-type="string">
            <text:p>Vogelsberg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10335476034783" calcext:value-type="float">
            <text:p>-0.310335476034783</text:p>
          </table:table-cell>
          <table:table-cell table:formula="of:=[.B172]" office:value-type="float" office:value="-0.310335476034783" calcext:value-type="float">
            <text:p>-0.31033547603478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270780501" calcext:value-type="float">
            <text:p>0.3270780501</text:p>
          </table:table-cell>
          <table:table-cell table:formula="of:=[.B173]" office:value-type="float" office:value="0.3270780501" calcext:value-type="float">
            <text:p>0.327078050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81387777109025" calcext:value-type="float">
            <text:p>-0.481387777109025</text:p>
          </table:table-cell>
          <table:table-cell table:formula="of:=[.B174]" office:value-type="float" office:value="-0.481387777109025" calcext:value-type="float">
            <text:p>-0.48138777710902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67238244890975" calcext:value-type="float">
            <text:p>-0.267238244890975</text:p>
          </table:table-cell>
          <table:table-cell table:formula="of:=[.B175]" office:value-type="float" office:value="-0.267238244890975" calcext:value-type="float">
            <text:p>-0.26723824489097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082205279" calcext:value-type="float">
            <text:p>0.1082205279</text:p>
          </table:table-cell>
          <table:table-cell table:formula="of:=[.B176]" office:value-type="float" office:value="0.1082205279" calcext:value-type="float">
            <text:p>0.108220527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309074719" calcext:value-type="float">
            <text:p>-0.5309074719</text:p>
          </table:table-cell>
          <table:table-cell table:formula="of:=[.B177]" office:value-type="float" office:value="-0.5309074719" calcext:value-type="float">
            <text:p>-0.530907471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7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48415391475" calcext:value-type="float">
            <text:p>-0.48415391475</text:p>
          </table:table-cell>
          <table:table-cell table:formula="of:=[.B179]" office:value-type="float" office:value="-0.48415391475" calcext:value-type="float">
            <text:p>-0.4841539147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74313011" calcext:value-type="float">
            <text:p>-0.374313011</text:p>
          </table:table-cell>
          <table:table-cell table:formula="of:=[.B180]" office:value-type="float" office:value="-0.374313011" calcext:value-type="float">
            <text:p>-0.374313011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5707586465" calcext:value-type="float">
            <text:p>-0.15707586465</text:p>
          </table:table-cell>
          <table:table-cell table:formula="of:=[.B181]" office:value-type="float" office:value="-0.15707586465" calcext:value-type="float">
            <text:p>-0.1570758646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/>
          <table:table-cell table:formula="of:=[.A183]" office:value-type="string" office:string-value="Giessen" calcext:value-type="string">
            <text:p>Giessen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253055510308696" calcext:value-type="float">
            <text:p>0.253055510308696</text:p>
          </table:table-cell>
          <table:table-cell table:formula="of:=[.B184]" office:value-type="float" office:value="0.253055510308696" calcext:value-type="float">
            <text:p>0.253055510308696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6304898904" calcext:value-type="float">
            <text:p>0.6304898904</text:p>
          </table:table-cell>
          <table:table-cell table:formula="of:=[.B185]" office:value-type="float" office:value="0.6304898904" calcext:value-type="float">
            <text:p>0.6304898904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102939909603095" calcext:value-type="float">
            <text:p>-0.102939909603095</text:p>
          </table:table-cell>
          <table:table-cell table:formula="of:=[.B186]" office:value-type="float" office:value="-0.102939909603095" calcext:value-type="float">
            <text:p>-0.102939909603095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309864052803095" calcext:value-type="float">
            <text:p>0.309864052803095</text:p>
          </table:table-cell>
          <table:table-cell table:formula="of:=[.B187]" office:value-type="float" office:value="0.309864052803095" calcext:value-type="float">
            <text:p>0.30986405280309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1.2244105" calcext:value-type="float">
            <text:p>1.2244105</text:p>
          </table:table-cell>
          <table:table-cell table:formula="of:=[.B188]" office:value-type="float" office:value="1.2244105" calcext:value-type="float">
            <text:p>1.224410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19355856" calcext:value-type="float">
            <text:p>-0.219355856</text:p>
          </table:table-cell>
          <table:table-cell table:formula="of:=[.B189]" office:value-type="float" office:value="-0.219355856" calcext:value-type="float">
            <text:p>-0.21935585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190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257784802" calcext:value-type="float">
            <text:p>-0.1257784802</text:p>
          </table:table-cell>
          <table:table-cell table:formula="of:=[.B191]" office:value-type="float" office:value="-0.1257784802" calcext:value-type="float">
            <text:p>-0.125778480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034620716" calcext:value-type="float">
            <text:p>0.1034620716</text:p>
          </table:table-cell>
          <table:table-cell table:formula="of:=[.B192]" office:value-type="float" office:value="0.1034620716" calcext:value-type="float">
            <text:p>0.10346207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5047114102" calcext:value-type="float">
            <text:p>0.5047114102</text:p>
          </table:table-cell>
          <table:table-cell table:formula="of:=[.B193]" office:value-type="float" office:value="0.5047114102" calcext:value-type="float">
            <text:p>0.5047114102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19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/>
          <table:table-cell table:formula="of:=[.A195]" office:value-type="string" office:string-value="Limburg-Weilburg" calcext:value-type="string">
            <text:p>Limburg-Weil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667394296087" calcext:value-type="float">
            <text:p>0.34667394296087</text:p>
          </table:table-cell>
          <table:table-cell table:formula="of:=[.B196]" office:value-type="float" office:value="0.34667394296087" calcext:value-type="float">
            <text:p>0.34667394296087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709119025" calcext:value-type="float">
            <text:p>0.3709119025</text:p>
          </table:table-cell>
          <table:table-cell table:formula="of:=[.B197]" office:value-type="float" office:value="0.3709119025" calcext:value-type="float">
            <text:p>0.370911902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00797600498603431" calcext:value-type="float">
            <text:p>-0.007976004986034</text:p>
          </table:table-cell>
          <table:table-cell table:formula="of:=[.B198]" office:value-type="float" office:value="-0.00797600498603431" calcext:value-type="float">
            <text:p>-0.007976004986034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234873095986034" calcext:value-type="float">
            <text:p>0.234873095986034</text:p>
          </table:table-cell>
          <table:table-cell table:formula="of:=[.B199]" office:value-type="float" office:value="0.234873095986034" calcext:value-type="float">
            <text:p>0.23487309598603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5354431422" calcext:value-type="float">
            <text:p>0.5354431422</text:p>
          </table:table-cell>
          <table:table-cell table:formula="of:=[.B200]" office:value-type="float" office:value="0.5354431422" calcext:value-type="float">
            <text:p>0.535443142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1145560498" calcext:value-type="float">
            <text:p>-0.1145560498</text:p>
          </table:table-cell>
          <table:table-cell table:formula="of:=[.B201]" office:value-type="float" office:value="-0.1145560498" calcext:value-type="float">
            <text:p>-0.1145560498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4.67367216]</text:p>
          </table:table-cell>
          <table:table-cell table:formula="of:=[.B202]" office:value-type="string" office:string-value=" [4.67367216]" calcext:value-type="string">
            <text:p><text:s/>[4.6736721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0442700561" calcext:value-type="float">
            <text:p>-0.0442700561</text:p>
          </table:table-cell>
          <table:table-cell table:formula="of:=[.B203]" office:value-type="float" office:value="-0.0442700561" calcext:value-type="float">
            <text:p>-0.044270056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0.1134485455" calcext:value-type="float">
            <text:p>0.1134485455</text:p>
          </table:table-cell>
          <table:table-cell table:formula="of:=[.B204]" office:value-type="float" office:value="0.1134485455" calcext:value-type="float">
            <text:p>0.1134485455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3266418464" calcext:value-type="float">
            <text:p>0.3266418464</text:p>
          </table:table-cell>
          <table:table-cell table:formula="of:=[.B205]" office:value-type="float" office:value="0.3266418464" calcext:value-type="float">
            <text:p>0.326641846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0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/>
          <table:table-cell table:formula="of:=[.A207]" office:value-type="string" office:string-value="Lahn-Dill-Kreis" calcext:value-type="string">
            <text:p>Lahn-Dill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65340270743478" calcext:value-type="float">
            <text:p>-0.265340270743478</text:p>
          </table:table-cell>
          <table:table-cell table:formula="of:=[.B208]" office:value-type="float" office:value="-0.265340270743478" calcext:value-type="float">
            <text:p>-0.26534027074347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320091702" calcext:value-type="float">
            <text:p>0.5320091702</text:p>
          </table:table-cell>
          <table:table-cell table:formula="of:=[.B209]" office:value-type="float" office:value="0.5320091702" calcext:value-type="float">
            <text:p>0.5320091702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27415727223672" calcext:value-type="float">
            <text:p>-0.427415727223672</text:p>
          </table:table-cell>
          <table:table-cell table:formula="of:=[.B210]" office:value-type="float" office:value="-0.427415727223672" calcext:value-type="float">
            <text:p>-0.427415727223672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0790905647763276" calcext:value-type="float">
            <text:p>-0.079090564776328</text:p>
          </table:table-cell>
          <table:table-cell table:formula="of:=[.B211]" office:value-type="float" office:value="-0.0790905647763276" calcext:value-type="float">
            <text:p>-0.079090564776328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663330632" calcext:value-type="float">
            <text:p>0.1663330632</text:p>
          </table:table-cell>
          <table:table-cell table:formula="of:=[.B212]" office:value-type="float" office:value="0.1663330632" calcext:value-type="float">
            <text:p>0.1663330632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81731367" calcext:value-type="float">
            <text:p>-0.5881731367</text:p>
          </table:table-cell>
          <table:table-cell table:formula="of:=[.B213]" office:value-type="float" office:value="-0.5881731367" calcext:value-type="float">
            <text:p>-0.588173136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1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320091702" calcext:value-type="float">
            <text:p>-0.5320091702</text:p>
          </table:table-cell>
          <table:table-cell table:formula="of:=[.B215]" office:value-type="float" office:value="-0.5320091702" calcext:value-type="float">
            <text:p>-0.5320091702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53253146" calcext:value-type="float">
            <text:p>-0.253253146</text:p>
          </table:table-cell>
          <table:table-cell table:formula="of:=[.B216]" office:value-type="float" office:value="-0.253253146" calcext:value-type="float">
            <text:p>-0.25325314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" calcext:value-type="float">
            <text:p>0</text:p>
          </table:table-cell>
          <table:table-cell table:formula="of:=[.B217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1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/>
          <table:table-cell table:formula="of:=[.A219]" office:value-type="string" office:string-value="Marburg-Biedenkopf" calcext:value-type="string">
            <text:p>Marburg-Biedenkopf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0833880018695652" calcext:value-type="float">
            <text:p>0.083388001869565</text:p>
          </table:table-cell>
          <table:table-cell table:formula="of:=[.B220]" office:value-type="float" office:value="0.0833880018695652" calcext:value-type="float">
            <text:p>0.08338800186956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372874119" calcext:value-type="float">
            <text:p>0.5372874119</text:p>
          </table:table-cell>
          <table:table-cell table:formula="of:=[.B221]" office:value-type="float" office:value="0.5372874119" calcext:value-type="float">
            <text:p>0.5372874119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37998906699936" calcext:value-type="float">
            <text:p>-0.237998906699936</text:p>
          </table:table-cell>
          <table:table-cell table:formula="of:=[.B222]" office:value-type="float" office:value="-0.237998906699936" calcext:value-type="float">
            <text:p>-0.2379989066999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113782106699936" calcext:value-type="float">
            <text:p>0.113782106699936</text:p>
          </table:table-cell>
          <table:table-cell table:formula="of:=[.B223]" office:value-type="float" office:value="0.113782106699936" calcext:value-type="float">
            <text:p>0.113782106699936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6766043977" calcext:value-type="float">
            <text:p>0.6766043977</text:p>
          </table:table-cell>
          <table:table-cell table:formula="of:=[.B224]" office:value-type="float" office:value="0.6766043977" calcext:value-type="float">
            <text:p>0.6766043977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4121925507" calcext:value-type="float">
            <text:p>-0.4121925507</text:p>
          </table:table-cell>
          <table:table-cell table:formula="of:=[.B225]" office:value-type="float" office:value="-0.4121925507" calcext:value-type="float">
            <text:p>-0.412192550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3.214953]</text:p>
          </table:table-cell>
          <table:table-cell table:formula="of:=[.B226]" office:value-type="string" office:string-value=" [3.214953]" calcext:value-type="string">
            <text:p><text:s/>[3.214953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34126357285" calcext:value-type="float">
            <text:p>-0.34126357285</text:p>
          </table:table-cell>
          <table:table-cell table:formula="of:=[.B227]" office:value-type="float" office:value="-0.34126357285" calcext:value-type="float">
            <text:p>-0.3412635728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0621084" calcext:value-type="float">
            <text:p>-0.0621084</text:p>
          </table:table-cell>
          <table:table-cell table:formula="of:=[.B228]" office:value-type="float" office:value="-0.0621084" calcext:value-type="float">
            <text:p>-0.062108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9602383905" calcext:value-type="float">
            <text:p>0.19602383905</text:p>
          </table:table-cell>
          <table:table-cell table:formula="of:=[.B229]" office:value-type="float" office:value="0.19602383905" calcext:value-type="float">
            <text:p>0.196023839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3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/>
          <table:table-cell table:formula="of:=[.A231]" office:value-type="string" office:string-value="Fulda" calcext:value-type="string">
            <text:p>Fulda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139324229" calcext:value-type="float">
            <text:p>-0.2139324229</text:p>
          </table:table-cell>
          <table:table-cell table:formula="of:=[.B232]" office:value-type="float" office:value="-0.2139324229" calcext:value-type="float">
            <text:p>-0.213932422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20722019735" calcext:value-type="float">
            <text:p>0.20722019735</text:p>
          </table:table-cell>
          <table:table-cell table:formula="of:=[.B233]" office:value-type="float" office:value="0.20722019735" calcext:value-type="float">
            <text:p>0.207220197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45315261609026" calcext:value-type="float">
            <text:p>-0.345315261609026</text:p>
          </table:table-cell>
          <table:table-cell table:formula="of:=[.B234]" office:value-type="float" office:value="-0.345315261609026" calcext:value-type="float">
            <text:p>-0.34531526160902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209640891790974" calcext:value-type="float">
            <text:p>-0.209640891790974</text:p>
          </table:table-cell>
          <table:table-cell table:formula="of:=[.B235]" office:value-type="float" office:value="-0.209640891790974" calcext:value-type="float">
            <text:p>-0.20964089179097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76593291" calcext:value-type="float">
            <text:p>0.176593291</text:p>
          </table:table-cell>
          <table:table-cell table:formula="of:=[.B236]" office:value-type="float" office:value="0.176593291" calcext:value-type="float">
            <text:p>0.17659329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56569224" calcext:value-type="float">
            <text:p>-0.5856569224</text:p>
          </table:table-cell>
          <table:table-cell table:formula="of:=[.B237]" office:value-type="float" office:value="-0.5856569224" calcext:value-type="float">
            <text:p>-0.585656922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table:formula="of:=[.B238]" office:value-type="string" office:string-value=" [-0.80741236 -0.66925662  0.27335025  0.34444028]" calcext:value-type="string">
            <text:p><text:s/>[-0.80741236 -0.66925662 <text:s/>0.27335025 <text:s/>0.34444028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2953332381" calcext:value-type="float">
            <text:p>-0.2953332381</text:p>
          </table:table-cell>
          <table:table-cell table:formula="of:=[.B239]" office:value-type="float" office:value="-0.2953332381" calcext:value-type="float">
            <text:p>-0.2953332381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2774780767" calcext:value-type="float">
            <text:p>-0.2774780767</text:p>
          </table:table-cell>
          <table:table-cell table:formula="of:=[.B240]" office:value-type="float" office:value="-0.2774780767" calcext:value-type="float">
            <text:p>-0.277478076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8811304075" calcext:value-type="float">
            <text:p>-0.08811304075</text:p>
          </table:table-cell>
          <table:table-cell table:formula="of:=[.B241]" office:value-type="float" office:value="-0.08811304075" calcext:value-type="float">
            <text:p>-0.0881130407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4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/>
          <table:table-cell table:formula="of:=[.A243]" office:value-type="string" office:string-value="Schwalm-Eder-Kreis" calcext:value-type="string">
            <text:p>Schwalm-Ed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42659277530435" calcext:value-type="float">
            <text:p>-0.242659277530435</text:p>
          </table:table-cell>
          <table:table-cell table:formula="of:=[.B244]" office:value-type="float" office:value="-0.242659277530435" calcext:value-type="float">
            <text:p>-0.242659277530435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6236492935" calcext:value-type="float">
            <text:p>0.46236492935</text:p>
          </table:table-cell>
          <table:table-cell table:formula="of:=[.B245]" office:value-type="float" office:value="0.46236492935" calcext:value-type="float">
            <text:p>0.4623649293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494110291948611" calcext:value-type="float">
            <text:p>-0.494110291948611</text:p>
          </table:table-cell>
          <table:table-cell table:formula="of:=[.B246]" office:value-type="float" office:value="-0.494110291948611" calcext:value-type="float">
            <text:p>-0.4941102919486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191383669651389" calcext:value-type="float">
            <text:p>-0.191383669651389</text:p>
          </table:table-cell>
          <table:table-cell table:formula="of:=[.B247]" office:value-type="float" office:value="-0.191383669651389" calcext:value-type="float">
            <text:p>-0.1913836696513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1392405" calcext:value-type="float">
            <text:p>0.11392405</text:p>
          </table:table-cell>
          <table:table-cell table:formula="of:=[.B248]" office:value-type="float" office:value="0.11392405" calcext:value-type="float">
            <text:p>0.11392405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74632469" calcext:value-type="float">
            <text:p>-0.574632469</text:p>
          </table:table-cell>
          <table:table-cell table:formula="of:=[.B249]" office:value-type="float" office:value="-0.574632469" calcext:value-type="float">
            <text:p>-0.574632469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1.19765266]</text:p>
          </table:table-cell>
          <table:table-cell table:formula="of:=[.B250]" office:value-type="string" office:string-value=" [1.19765266]" calcext:value-type="string">
            <text:p><text:s/>[1.19765266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287755587" calcext:value-type="float">
            <text:p>-0.5287755587</text:p>
          </table:table-cell>
          <table:table-cell table:formula="of:=[.B251]" office:value-type="float" office:value="-0.5287755587" calcext:value-type="float">
            <text:p>-0.528775558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3427469808" calcext:value-type="float">
            <text:p>-0.3427469808</text:p>
          </table:table-cell>
          <table:table-cell table:formula="of:=[.B252]" office:value-type="float" office:value="-0.3427469808" calcext:value-type="float">
            <text:p>-0.3427469808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06641062935" calcext:value-type="float">
            <text:p>-0.06641062935</text:p>
          </table:table-cell>
          <table:table-cell table:formula="of:=[.B253]" office:value-type="float" office:value="-0.06641062935" calcext:value-type="float">
            <text:p>-0.0664106293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5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/>
          <table:table-cell table:formula="of:=[.A255]" office:value-type="string" office:string-value="Hersfeld-Rotenburg" calcext:value-type="string">
            <text:p>Hersfeld-Rotenbu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8765166853913" calcext:value-type="float">
            <text:p>-0.38765166853913</text:p>
          </table:table-cell>
          <table:table-cell table:formula="of:=[.B256]" office:value-type="float" office:value="-0.38765166853913" calcext:value-type="float">
            <text:p>-0.38765166853913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752260557" calcext:value-type="float">
            <text:p>0.4752260557</text:p>
          </table:table-cell>
          <table:table-cell table:formula="of:=[.B257]" office:value-type="float" office:value="0.4752260557" calcext:value-type="float">
            <text:p>0.4752260557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39472031301836" calcext:value-type="float">
            <text:p>-0.639472031301836</text:p>
          </table:table-cell>
          <table:table-cell table:formula="of:=[.B258]" office:value-type="float" office:value="-0.639472031301836" calcext:value-type="float">
            <text:p>-0.639472031301836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28324776098164" calcext:value-type="float">
            <text:p>-0.328324776098164</text:p>
          </table:table-cell>
          <table:table-cell table:formula="of:=[.B259]" office:value-type="float" office:value="-0.328324776098164" calcext:value-type="float">
            <text:p>-0.32832477609816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023536" calcext:value-type="float">
            <text:p>0.023536</text:p>
          </table:table-cell>
          <table:table-cell table:formula="of:=[.B260]" office:value-type="float" office:value="0.023536" calcext:value-type="float">
            <text:p>0.02353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7219957044" calcext:value-type="float">
            <text:p>-0.7219957044</text:p>
          </table:table-cell>
          <table:table-cell table:formula="of:=[.B261]" office:value-type="float" office:value="-0.7219957044" calcext:value-type="float">
            <text:p>-0.7219957044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62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60010345655" calcext:value-type="float">
            <text:p>-0.60010345655</text:p>
          </table:table-cell>
          <table:table-cell table:formula="of:=[.B263]" office:value-type="float" office:value="-0.60010345655" calcext:value-type="float">
            <text:p>-0.600103456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838984037" calcext:value-type="float">
            <text:p>-0.4838984037</text:p>
          </table:table-cell>
          <table:table-cell table:formula="of:=[.B264]" office:value-type="float" office:value="-0.4838984037" calcext:value-type="float">
            <text:p>-0.483898403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2487740085" calcext:value-type="float">
            <text:p>-0.12487740085</text:p>
          </table:table-cell>
          <table:table-cell table:formula="of:=[.B265]" office:value-type="float" office:value="-0.12487740085" calcext:value-type="float">
            <text:p>-0.1248774008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66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/>
          <table:table-cell table:formula="of:=[.A267]" office:value-type="string" office:string-value="Waldeck-Frankenberg" calcext:value-type="string">
            <text:p>Waldeck-Frankenberg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209018681495652" calcext:value-type="float">
            <text:p>-0.209018681495652</text:p>
          </table:table-cell>
          <table:table-cell table:formula="of:=[.B268]" office:value-type="float" office:value="-0.209018681495652" calcext:value-type="float">
            <text:p>-0.209018681495652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5594837606" calcext:value-type="float">
            <text:p>0.5594837606</text:p>
          </table:table-cell>
          <table:table-cell table:formula="of:=[.B269]" office:value-type="float" office:value="0.5594837606" calcext:value-type="float">
            <text:p>0.5594837606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355172872770054" calcext:value-type="float">
            <text:p>-0.355172872770054</text:p>
          </table:table-cell>
          <table:table-cell table:formula="of:=[.B270]" office:value-type="float" office:value="-0.355172872770054" calcext:value-type="float">
            <text:p>-0.355172872770054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111408727700536" calcext:value-type="float">
            <text:p>0.011140872770054</text:p>
          </table:table-cell>
          <table:table-cell table:formula="of:=[.B271]" office:value-type="float" office:value="0.0111408727700536" calcext:value-type="float">
            <text:p>0.011140872770054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2835877546" calcext:value-type="float">
            <text:p>0.2835877546</text:p>
          </table:table-cell>
          <table:table-cell table:formula="of:=[.B272]" office:value-type="float" office:value="0.2835877546" calcext:value-type="float">
            <text:p>0.2835877546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667387826" calcext:value-type="float">
            <text:p>-0.5667387826</text:p>
          </table:table-cell>
          <table:table-cell table:formula="of:=[.B273]" office:value-type="float" office:value="-0.5667387826" calcext:value-type="float">
            <text:p>-0.566738782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74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1607712955" calcext:value-type="float">
            <text:p>-0.51607712955</text:p>
          </table:table-cell>
          <table:table-cell table:formula="of:=[.B275]" office:value-type="float" office:value="-0.51607712955" calcext:value-type="float">
            <text:p>-0.5160771295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72016" calcext:value-type="float">
            <text:p>-0.172016</text:p>
          </table:table-cell>
          <table:table-cell table:formula="of:=[.B276]" office:value-type="float" office:value="-0.172016" calcext:value-type="float">
            <text:p>-0.172016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04340663105" calcext:value-type="float">
            <text:p>0.04340663105</text:p>
          </table:table-cell>
          <table:table-cell table:formula="of:=[.B277]" office:value-type="float" office:value="0.04340663105" calcext:value-type="float">
            <text:p>0.0434066310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7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/>
          <table:table-cell table:formula="of:=[.A279]" office:value-type="string" office:string-value="Kassel" calcext:value-type="string">
            <text:p>Kassel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453784981417391" calcext:value-type="float">
            <text:p>-0.453784981417391</text:p>
          </table:table-cell>
          <table:table-cell table:formula="of:=[.B280]" office:value-type="float" office:value="-0.453784981417391" calcext:value-type="float">
            <text:p>-0.453784981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569453931" calcext:value-type="float">
            <text:p>0.3569453931</text:p>
          </table:table-cell>
          <table:table-cell table:formula="of:=[.B281]" office:value-type="float" office:value="0.3569453931" calcext:value-type="float">
            <text:p>0.3569453931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70962959403411" calcext:value-type="float">
            <text:p>-0.670962959403411</text:p>
          </table:table-cell>
          <table:table-cell table:formula="of:=[.B282]" office:value-type="float" office:value="-0.670962959403411" calcext:value-type="float">
            <text:p>-0.670962959403411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437258224596589" calcext:value-type="float">
            <text:p>-0.437258224596589</text:p>
          </table:table-cell>
          <table:table-cell table:formula="of:=[.B283]" office:value-type="float" office:value="-0.437258224596589" calcext:value-type="float">
            <text:p>-0.437258224596589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" calcext:value-type="float">
            <text:p>0</text:p>
          </table:table-cell>
          <table:table-cell table:formula="of:=[.B28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8556634637" calcext:value-type="float">
            <text:p>-0.8556634637</text:p>
          </table:table-cell>
          <table:table-cell table:formula="of:=[.B285]" office:value-type="float" office:value="-0.8556634637" calcext:value-type="float">
            <text:p>-0.8556634637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86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6071237845" calcext:value-type="float">
            <text:p>-0.6071237845</text:p>
          </table:table-cell>
          <table:table-cell table:formula="of:=[.B287]" office:value-type="float" office:value="-0.6071237845" calcext:value-type="float">
            <text:p>-0.6071237845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554110592" calcext:value-type="float">
            <text:p>-0.554110592</text:p>
          </table:table-cell>
          <table:table-cell table:formula="of:=[.B288]" office:value-type="float" office:value="-0.554110592" calcext:value-type="float">
            <text:p>-0.55411059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2501783914" calcext:value-type="float">
            <text:p>-0.2501783914</text:p>
          </table:table-cell>
          <table:table-cell table:formula="of:=[.B289]" office:value-type="float" office:value="-0.2501783914" calcext:value-type="float">
            <text:p>-0.2501783914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29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/>
          <table:table-cell table:formula="of:=[.A291]" office:value-type="string" office:string-value="Kassel-City" calcext:value-type="string">
            <text:p>Kassel-City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-0.349391133004348" calcext:value-type="float">
            <text:p>-0.349391133004348</text:p>
          </table:table-cell>
          <table:table-cell table:formula="of:=[.B292]" office:value-type="float" office:value="-0.349391133004348" calcext:value-type="float">
            <text:p>-0.349391133004348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4414471405" calcext:value-type="float">
            <text:p>0.4414471405</text:p>
          </table:table-cell>
          <table:table-cell table:formula="of:=[.B293]" office:value-type="float" office:value="0.4414471405" calcext:value-type="float">
            <text:p>0.441447140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63021772658649" calcext:value-type="float">
            <text:p>-0.63021772658649</text:p>
          </table:table-cell>
          <table:table-cell table:formula="of:=[.B294]" office:value-type="float" office:value="-0.63021772658649" calcext:value-type="float">
            <text:p>-0.63021772658649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-0.34118671821351" calcext:value-type="float">
            <text:p>-0.34118671821351</text:p>
          </table:table-cell>
          <table:table-cell table:formula="of:=[.B295]" office:value-type="float" office:value="-0.34118671821351" calcext:value-type="float">
            <text:p>-0.34118671821351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1726373584" calcext:value-type="float">
            <text:p>0.1726373584</text:p>
          </table:table-cell>
          <table:table-cell table:formula="of:=[.B296]" office:value-type="float" office:value="0.1726373584" calcext:value-type="float">
            <text:p>0.172637358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5837685711" calcext:value-type="float">
            <text:p>-0.5837685711</text:p>
          </table:table-cell>
          <table:table-cell table:formula="of:=[.B297]" office:value-type="float" office:value="-0.5837685711" calcext:value-type="float">
            <text:p>-0.5837685711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]</text:p>
          </table:table-cell>
          <table:table-cell table:formula="of:=[.B298]" office:value-type="string" office:string-value=" []" calcext:value-type="string">
            <text:p><text:s/>[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550933213" calcext:value-type="float">
            <text:p>-0.550933213</text:p>
          </table:table-cell>
          <table:table-cell table:formula="of:=[.B299]" office:value-type="float" office:value="-0.550933213" calcext:value-type="float">
            <text:p>-0.550933213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4857022224" calcext:value-type="float">
            <text:p>-0.4857022224</text:p>
          </table:table-cell>
          <table:table-cell table:formula="of:=[.B300]" office:value-type="float" office:value="-0.4857022224" calcext:value-type="float">
            <text:p>-0.4857022224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-0.1094860725" calcext:value-type="float">
            <text:p>-0.1094860725</text:p>
          </table:table-cell>
          <table:table-cell table:formula="of:=[.B301]" office:value-type="float" office:value="-0.1094860725" calcext:value-type="float">
            <text:p>-0.109486072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0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rra-Meissner-Kreis</text:p>
          </table:table-cell>
          <table:table-cell/>
          <table:table-cell table:formula="of:=[.A303]" office:value-type="string" office:string-value="Werra-Meissner-Kreis" calcext:value-type="string">
            <text:p>Werra-Meissner-Kreis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8138778282609" calcext:value-type="float">
            <text:p>0.348138778282609</text:p>
          </table:table-cell>
          <table:table-cell table:formula="of:=[.B304]" office:value-type="float" office:value="0.348138778282609" calcext:value-type="float">
            <text:p>0.348138778282609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697476845" calcext:value-type="float">
            <text:p>0.34697476845</text:p>
          </table:table-cell>
          <table:table-cell table:formula="of:=[.B305]" office:value-type="float" office:value="0.34697476845" calcext:value-type="float">
            <text:p>0.34697476845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24930454541427" calcext:value-type="float">
            <text:p>-0.224930454541427</text:p>
          </table:table-cell>
          <table:table-cell table:formula="of:=[.B306]" office:value-type="float" office:value="-0.224930454541427" calcext:value-type="float">
            <text:p>-0.22493045454142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0224616074142729" calcext:value-type="float">
            <text:p>0.002246160741427</text:p>
          </table:table-cell>
          <table:table-cell table:formula="of:=[.B307]" office:value-type="float" office:value="0.00224616074142729" calcext:value-type="float">
            <text:p>0.002246160741427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381888889" calcext:value-type="float">
            <text:p>0.3381888889</text:p>
          </table:table-cell>
          <table:table-cell table:formula="of:=[.B308]" office:value-type="float" office:value="0.3381888889" calcext:value-type="float">
            <text:p>0.3381888889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677255506" calcext:value-type="float">
            <text:p>-0.2677255506</text:p>
          </table:table-cell>
          <table:table-cell table:formula="of:=[.B309]" office:value-type="float" office:value="-0.2677255506" calcext:value-type="float">
            <text:p>-0.2677255506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table:formula="of:=[.B310]" office:value-type="string" office:string-value=" [2.11592    1.20781955 2.94046805 2.10421221 1.68312685]" calcext:value-type="string">
            <text:p><text:s/>[2.11592 <text:s text:c="3"/>1.20781955 2.94046805 2.10421221 1.68312685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7880324" calcext:value-type="float">
            <text:p>-0.177880324</text:p>
          </table:table-cell>
          <table:table-cell table:formula="of:=[.B311]" office:value-type="float" office:value="-0.177880324" calcext:value-type="float">
            <text:p>-0.177880324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113421469" calcext:value-type="float">
            <text:p>-0.1113421469</text:p>
          </table:table-cell>
          <table:table-cell table:formula="of:=[.B312]" office:value-type="float" office:value="-0.1113421469" calcext:value-type="float">
            <text:p>-0.1113421469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6909444445" calcext:value-type="float">
            <text:p>0.16909444445</text:p>
          </table:table-cell>
          <table:table-cell table:formula="of:=[.B313]" office:value-type="float" office:value="0.16909444445" calcext:value-type="float">
            <text:p>0.16909444445</text:p>
          </table:table-cell>
        </table:table-row>
        <table:table-row table:style-name="ro1">
          <table:table-cell office:value-type="string" calcext:value-type="string">
            <text:p>------------------------------</text:p>
          </table:table-cell>
          <table:table-cell/>
          <table:table-cell table:formula="of:=[.B314]" office:value-type="float" office:value="0" calcext:value-type="float">
            <text:p>0</text:p>
          </table:table-cell>
        </table:table-row>
      </table:table>
      <table:table table:name="Sheet2" table:style-name="ta1">
        <table:table-column table:style-name="co3" table:number-columns-repeated="27" table:default-cell-style-name="Default"/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Werra-Meissner-Kreis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8138778282609" calcext:value-type="float">
            <text:p>0.348138778282609</text:p>
          </table:table-cell>
          <table:table-cell office:value-type="float" office:value="-0.349391133004348" calcext:value-type="float">
            <text:p>-0.349391133004348</text:p>
          </table:table-cell>
          <table:table-cell office:value-type="float" office:value="-0.453784981417391" calcext:value-type="float">
            <text:p>-0.453784981417391</text:p>
          </table:table-cell>
          <table:table-cell office:value-type="float" office:value="-0.209018681495652" calcext:value-type="float">
            <text:p>-0.209018681495652</text:p>
          </table:table-cell>
          <table:table-cell office:value-type="float" office:value="-0.38765166853913" calcext:value-type="float">
            <text:p>-0.38765166853913</text:p>
          </table:table-cell>
          <table:table-cell office:value-type="float" office:value="-0.242659277530435" calcext:value-type="float">
            <text:p>-0.242659277530435</text:p>
          </table:table-cell>
          <table:table-cell office:value-type="float" office:value="-0.2139324229" calcext:value-type="float">
            <text:p>-0.2139324229</text:p>
          </table:table-cell>
          <table:table-cell office:value-type="float" office:value="0.0833880018695652" calcext:value-type="float">
            <text:p>0.083388001869565</text:p>
          </table:table-cell>
          <table:table-cell office:value-type="float" office:value="-0.265340270743478" calcext:value-type="float">
            <text:p>-0.265340270743478</text:p>
          </table:table-cell>
          <table:table-cell office:value-type="float" office:value="0.34667394296087" calcext:value-type="float">
            <text:p>0.34667394296087</text:p>
          </table:table-cell>
          <table:table-cell office:value-type="float" office:value="0.253055510308696" calcext:value-type="float">
            <text:p>0.253055510308696</text:p>
          </table:table-cell>
          <table:table-cell office:value-type="float" office:value="-0.310335476034783" calcext:value-type="float">
            <text:p>-0.310335476034783</text:p>
          </table:table-cell>
          <table:table-cell office:value-type="float" office:value="-0.0592066867086957" calcext:value-type="float">
            <text:p>-0.059206686708696</text:p>
          </table:table-cell>
          <table:table-cell office:value-type="float" office:value="-0.240695514895652" calcext:value-type="float">
            <text:p>-0.240695514895652</text:p>
          </table:table-cell>
          <table:table-cell office:value-type="float" office:value="-0.248813645021739" calcext:value-type="float">
            <text:p>-0.248813645021739</text:p>
          </table:table-cell>
          <table:table-cell office:value-type="float" office:value="-0.283466942252174" calcext:value-type="float">
            <text:p>-0.283466942252174</text:p>
          </table:table-cell>
          <table:table-cell office:value-type="float" office:value="0.274685322043478" calcext:value-type="float">
            <text:p>0.274685322043478</text:p>
          </table:table-cell>
          <table:table-cell office:value-type="float" office:value="0.0397165063956522" calcext:value-type="float">
            <text:p>0.039716506395652</text:p>
          </table:table-cell>
          <table:table-cell office:value-type="float" office:value="0.449745494573913" calcext:value-type="float">
            <text:p>0.449745494573913</text:p>
          </table:table-cell>
          <table:table-cell office:value-type="float" office:value="-0.013412921673913" calcext:value-type="float">
            <text:p>-0.013412921673913</text:p>
          </table:table-cell>
          <table:table-cell office:value-type="float" office:value="-0.494826838456522" calcext:value-type="float">
            <text:p>-0.494826838456522</text:p>
          </table:table-cell>
          <table:table-cell office:value-type="float" office:value="-0.259317523834782" calcext:value-type="float">
            <text:p>-0.259317523834782</text:p>
          </table:table-cell>
          <table:table-cell office:value-type="float" office:value="0.255406867826087" calcext:value-type="float">
            <text:p>0.255406867826087</text:p>
          </table:table-cell>
          <table:table-cell office:value-type="float" office:value="0.871650909508696" calcext:value-type="float">
            <text:p>0.871650909508696</text:p>
          </table:table-cell>
          <table:table-cell office:value-type="float" office:value="-0.67338092286087" calcext:value-type="float">
            <text:p>-0.67338092286087</text:p>
          </table:table-cell>
          <table:table-cell office:value-type="float" office:value="-0.727775250417391" calcext:value-type="float">
            <text:p>-0.72777525041739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0.1153665703" calcext:value-type="float">
            <text:p>0.1153665703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0797600498603431" calcext:value-type="float">
            <text:p>-0.00797600498603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0138561628249767" calcext:value-type="float">
            <text:p>-0.013856162824977</text:p>
          </table:table-cell>
          <table:table-cell office:value-type="float" office:value="-0.0069948172621723" calcext:value-type="float">
            <text:p>-0.006994817262172</text:p>
          </table:table-cell>
          <table:table-cell office:value-type="float" office:value="0.0275698039821559" calcext:value-type="float">
            <text:p>0.027569803982156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82938597190837" calcext:value-type="float">
            <text:p>-0.829385971908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0224616074142729" calcext:value-type="float">
            <text:p>0.002246160741427</text:p>
          </table:table-cell>
          <table:table-cell office:value-type="float" office:value="-0.34118671821351" calcext:value-type="float">
            <text:p>-0.3411867182135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float" office:value="0.0111408727700536" calcext:value-type="float">
            <text:p>0.011140872770054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float" office:value="0.113782106699936" calcext:value-type="float">
            <text:p>0.113782106699936</text:p>
          </table:table-cell>
          <table:table-cell office:value-type="float" office:value="-0.0790905647763276" calcext:value-type="float">
            <text:p>-0.079090564776328</text:p>
          </table:table-cell>
          <table:table-cell office:value-type="float" office:value="0.234873095986034" calcext:value-type="float">
            <text:p>0.234873095986034</text:p>
          </table:table-cell>
          <table:table-cell office:value-type="float" office:value="0.309864052803095" calcext:value-type="float">
            <text:p>0.30986405280309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float" office:value="0.0617675478091475" calcext:value-type="float">
            <text:p>0.061767547809148</text:p>
          </table:table-cell>
          <table:table-cell office:value-type="float" office:value="-0.15854639906458" calcext:value-type="float">
            <text:p>-0.15854639906458</text:p>
          </table:table-cell>
          <table:table-cell office:value-type="float" office:value="-0.21155404937267" calcext:value-type="float">
            <text:p>-0.21155404937267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float" office:value="0.361366489024977" calcext:value-type="float">
            <text:p>0.361366489024977</text:p>
          </table:table-cell>
          <table:table-cell office:value-type="float" office:value="0.142564438462172" calcext:value-type="float">
            <text:p>0.142564438462172</text:p>
          </table:table-cell>
          <table:table-cell office:value-type="float" office:value="0.385729438617844" calcext:value-type="float">
            <text:p>0.385729438617844</text:p>
          </table:table-cell>
          <table:table-cell office:value-type="float" office:value="0.047112343906689" calcext:value-type="float">
            <text:p>0.047112343906689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float" office:value="1.16857905333827" calcext:value-type="float">
            <text:p>1.16857905333827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float" office:value="-0.75385141049163" calcext:value-type="float">
            <text:p>-0.75385141049163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0" calcext:value-type="float">
            <text:p>0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0" calcext:value-type="float">
            <text:p>0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0" calcext:value-type="float">
            <text:p>0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-0.6147386921" calcext:value-type="float">
            <text:p>-0.6147386921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677255506" calcext:value-type="float">
            <text:p>-0.2677255506</text:p>
          </table:table-cell>
          <table:table-cell office:value-type="float" office:value="-0.5837685711" calcext:value-type="float">
            <text:p>-0.5837685711</text:p>
          </table:table-cell>
          <table:table-cell office:value-type="float" office:value="-0.8556634637" calcext:value-type="float">
            <text:p>-0.8556634637</text:p>
          </table:table-cell>
          <table:table-cell office:value-type="float" office:value="-0.5667387826" calcext:value-type="float">
            <text:p>-0.5667387826</text:p>
          </table:table-cell>
          <table:table-cell office:value-type="float" office:value="-0.7219957044" calcext:value-type="float">
            <text:p>-0.7219957044</text:p>
          </table:table-cell>
          <table:table-cell office:value-type="float" office:value="-0.574632469" calcext:value-type="float">
            <text:p>-0.574632469</text:p>
          </table:table-cell>
          <table:table-cell office:value-type="float" office:value="-0.5856569224" calcext:value-type="float">
            <text:p>-0.5856569224</text:p>
          </table:table-cell>
          <table:table-cell office:value-type="float" office:value="-0.4121925507" calcext:value-type="float">
            <text:p>-0.4121925507</text:p>
          </table:table-cell>
          <table:table-cell office:value-type="float" office:value="-0.5881731367" calcext:value-type="float">
            <text:p>-0.5881731367</text:p>
          </table:table-cell>
          <table:table-cell office:value-type="float" office:value="-0.1145560498" calcext:value-type="float">
            <text:p>-0.1145560498</text:p>
          </table:table-cell>
          <table:table-cell office:value-type="float" office:value="-0.219355856" calcext:value-type="float">
            <text:p>-0.219355856</text:p>
          </table:table-cell>
          <table:table-cell office:value-type="float" office:value="-0.5309074719" calcext:value-type="float">
            <text:p>-0.5309074719</text:p>
          </table:table-cell>
          <table:table-cell office:value-type="float" office:value="-0.346350799" calcext:value-type="float">
            <text:p>-0.346350799</text:p>
          </table:table-cell>
          <table:table-cell office:value-type="float" office:value="-0.6663402487" calcext:value-type="float">
            <text:p>-0.6663402487</text:p>
          </table:table-cell>
          <table:table-cell office:value-type="float" office:value="-0.5097804972" calcext:value-type="float">
            <text:p>-0.5097804972</text:p>
          </table:table-cell>
          <table:table-cell office:value-type="float" office:value="-0.5524234757" calcext:value-type="float">
            <text:p>-0.5524234757</text:p>
          </table:table-cell>
          <table:table-cell office:value-type="float" office:value="-0.1460112396" calcext:value-type="float">
            <text:p>-0.1460112396</text:p>
          </table:table-cell>
          <table:table-cell office:value-type="float" office:value="-0.1792270768" calcext:value-type="float">
            <text:p>-0.1792270768</text:p>
          </table:table-cell>
          <table:table-cell office:value-type="float" office:value="0" calcext:value-type="float">
            <text:p>0</text:p>
          </table:table-cell>
          <table:table-cell office:value-type="float" office:value="-0.2716652984" calcext:value-type="float">
            <text:p>-0.2716652984</text:p>
          </table:table-cell>
          <table:table-cell office:value-type="float" office:value="-0.7541857333" calcext:value-type="float">
            <text:p>-0.7541857333</text:p>
          </table:table-cell>
          <table:table-cell office:value-type="float" office:value="-0.349822337" calcext:value-type="float">
            <text:p>-0.349822337</text:p>
          </table:table-cell>
          <table:table-cell office:value-type="float" office:value="-0.198943625" calcext:value-type="float">
            <text:p>-0.198943625</text:p>
          </table:table-cell>
          <table:table-cell office:value-type="float" office:value="0" calcext:value-type="float">
            <text:p>0</text:p>
          </table:table-cell>
          <table:table-cell office:value-type="float" office:value="-0.8782766706" calcext:value-type="float">
            <text:p>-0.8782766706</text:p>
          </table:table-cell>
          <table:table-cell office:value-type="float" office:value="-0.891175" calcext:value-type="float">
            <text:p>-0.891175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1.19765266]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string" calcext:value-type="string">
            <text:p><text:s/>[3.214953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4.67367216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0.653911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string" calcext:value-type="string">
            <text:p><text:s/>[2.14703911 1.85036509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0.]</text:p>
          </table:table-cell>
          <table:table-cell office:value-type="string" calcext:value-type="string">
            <text:p><text:s/>[-0.66128394 -0.51333277 -0.60450244]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string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8181896397" calcext:value-type="float">
            <text:p>-0.8181896397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0" calcext:value-type="float">
            <text:p>0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7916186912" calcext:value-type="float">
            <text:p>-0.7916186912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6909444445" calcext:value-type="float">
            <text:p>0.16909444445</text:p>
          </table:table-cell>
          <table:table-cell office:value-type="float" office:value="-0.1094860725" calcext:value-type="float">
            <text:p>-0.1094860725</text:p>
          </table:table-cell>
          <table:table-cell office:value-type="float" office:value="-0.2501783914" calcext:value-type="float">
            <text:p>-0.2501783914</text:p>
          </table:table-cell>
          <table:table-cell office:value-type="float" office:value="0.04340663105" calcext:value-type="float">
            <text:p>0.04340663105</text:p>
          </table:table-cell>
          <table:table-cell office:value-type="float" office:value="-0.12487740085" calcext:value-type="float">
            <text:p>-0.12487740085</text:p>
          </table:table-cell>
          <table:table-cell office:value-type="float" office:value="-0.06641062935" calcext:value-type="float">
            <text:p>-0.06641062935</text:p>
          </table:table-cell>
          <table:table-cell office:value-type="float" office:value="-0.08811304075" calcext:value-type="float">
            <text:p>-0.08811304075</text:p>
          </table:table-cell>
          <table:table-cell office:value-type="float" office:value="0.19602383905" calcext:value-type="float">
            <text:p>0.19602383905</text:p>
          </table:table-cell>
          <table:table-cell office:value-type="float" office:value="0" calcext:value-type="float">
            <text:p>0</text:p>
          </table:table-cell>
          <table:table-cell office:value-type="float" office:value="0.3266418464" calcext:value-type="float">
            <text:p>0.3266418464</text:p>
          </table:table-cell>
          <table:table-cell office:value-type="float" office:value="0.5047114102" calcext:value-type="float">
            <text:p>0.5047114102</text:p>
          </table:table-cell>
          <table:table-cell office:value-type="float" office:value="-0.15707586465" calcext:value-type="float">
            <text:p>-0.15707586465</text:p>
          </table:table-cell>
          <table:table-cell office:value-type="float" office:value="0.1449401736" calcext:value-type="float">
            <text:p>0.1449401736</text:p>
          </table:table-cell>
          <table:table-cell office:value-type="float" office:value="-0.0543883177" calcext:value-type="float">
            <text:p>-0.0543883177</text:p>
          </table:table-cell>
          <table:table-cell office:value-type="float" office:value="-0.04891346265" calcext:value-type="float">
            <text:p>-0.04891346265</text:p>
          </table:table-cell>
          <table:table-cell office:value-type="float" office:value="-0.2114826372" calcext:value-type="float">
            <text:p>-0.2114826372</text:p>
          </table:table-cell>
          <table:table-cell office:value-type="float" office:value="0.52119947585" calcext:value-type="float">
            <text:p>0.52119947585</text:p>
          </table:table-cell>
          <table:table-cell office:value-type="float" office:value="0.1927094478" calcext:value-type="float">
            <text:p>0.1927094478</text:p>
          </table:table-cell>
          <table:table-cell office:value-type="float" office:value="0.60599886265" calcext:value-type="float">
            <text:p>0.60599886265</text:p>
          </table:table-cell>
          <table:table-cell office:value-type="float" office:value="0.17290066665" calcext:value-type="float">
            <text:p>0.17290066665</text:p>
          </table:table-cell>
          <table:table-cell office:value-type="float" office:value="-0.4133098877" calcext:value-type="float">
            <text:p>-0.4133098877</text:p>
          </table:table-cell>
          <table:table-cell office:value-type="float" office:value="-0.1709061985" calcext:value-type="float">
            <text:p>-0.1709061985</text:p>
          </table:table-cell>
          <table:table-cell office:value-type="float" office:value="0.3848091939" calcext:value-type="float">
            <text:p>0.3848091939</text:p>
          </table:table-cell>
          <table:table-cell office:value-type="float" office:value="1.50405766855" calcext:value-type="float">
            <text:p>1.50405766855</text:p>
          </table:table-cell>
          <table:table-cell office:value-type="float" office:value="-0.6426053864" calcext:value-type="float">
            <text:p>-0.6426053864</text:p>
          </table:table-cell>
          <table:table-cell office:value-type="float" office:value="-0.7028230694" calcext:value-type="float">
            <text:p>-0.7028230694</text:p>
          </table:table-cell>
        </table:table-row>
        <table:table-row table:style-name="ro1" table:number-rows-repeated="3">
          <table:table-cell table:number-columns-repeated="27"/>
        </table:table-row>
        <table:table-row table:style-name="ro1">
          <table:table-cell/>
          <table:table-cell office:value-type="string" calcext:value-type="string">
            <text:p>region</text:p>
          </table:table-cell>
          <table:table-cell office:value-type="string" calcext:value-type="string">
            <text:p>mean </text:p>
          </table:table-cell>
          <table:table-cell office:value-type="string" calcext:value-type="string">
            <text:p>iqr </text:p>
          </table:table-cell>
          <table:table-cell office:value-type="string" calcext:value-type="string">
            <text:p>cilo </text:p>
          </table:table-cell>
          <table:table-cell office:value-type="string" calcext:value-type="string">
            <text:p>cihi </text:p>
          </table:table-cell>
          <table:table-cell office:value-type="string" calcext:value-type="string">
            <text:p>whishi </text:p>
          </table:table-cell>
          <table:table-cell office:value-type="string" calcext:value-type="string">
            <text:p>whislo </text:p>
          </table:table-cell>
          <table:table-cell office:value-type="string" calcext:value-type="string">
            <text:p>fliers </text:p>
          </table:table-cell>
          <table:table-cell office:value-type="string" calcext:value-type="string">
            <text:p>q1 </text:p>
          </table:table-cell>
          <table:table-cell office:value-type="string" calcext:value-type="string">
            <text:p>med </text:p>
          </table:table-cell>
          <table:table-cell office:value-type="string" calcext:value-type="string">
            <text:p>q3 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rra-Meissner-Kreis</text:p>
          </table:table-cell>
          <table:table-cell office:value-type="float" office:value="0.348138778282609" calcext:value-type="float">
            <text:p>0.348138778282609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0.00224616074142729" calcext:value-type="float">
            <text:p>0.002246160741427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-0.2677255506" calcext:value-type="float">
            <text:p>-0.2677255506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0.16909444445" calcext:value-type="float">
            <text:p>0.1690944444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-City</text:p>
          </table:table-cell>
          <table:table-cell office:value-type="float" office:value="-0.349391133004348" calcext:value-type="float">
            <text:p>-0.349391133004348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34118671821351" calcext:value-type="float">
            <text:p>-0.34118671821351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-0.5837685711" calcext:value-type="float">
            <text:p>-0.5837685711</text:p>
          </table:table-cell>
          <table:table-cell office:value-type="string" calcext:value-type="string">
            <text:p><text:s/>[]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1094860725" calcext:value-type="float">
            <text:p>-0.109486072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Kassel</text:p>
          </table:table-cell>
          <table:table-cell office:value-type="float" office:value="-0.453784981417391" calcext:value-type="float">
            <text:p>-0.453784981417391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float" office:value="0" calcext:value-type="float">
            <text:p>0</text:p>
          </table:table-cell>
          <table:table-cell office:value-type="float" office:value="-0.8556634637" calcext:value-type="float">
            <text:p>-0.8556634637</text:p>
          </table:table-cell>
          <table:table-cell office:value-type="string" calcext:value-type="string">
            <text:p><text:s/>[]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2501783914" calcext:value-type="float">
            <text:p>-0.250178391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aldeck-Frankenberg</text:p>
          </table:table-cell>
          <table:table-cell office:value-type="float" office:value="-0.209018681495652" calcext:value-type="float">
            <text:p>-0.209018681495652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0.0111408727700536" calcext:value-type="float">
            <text:p>0.011140872770054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-0.5667387826" calcext:value-type="float">
            <text:p>-0.5667387826</text:p>
          </table:table-cell>
          <table:table-cell office:value-type="string" calcext:value-type="string">
            <text:p><text:s/>[]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0.04340663105" calcext:value-type="float">
            <text:p>0.043406631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ersfeld-Rotenburg</text:p>
          </table:table-cell>
          <table:table-cell office:value-type="float" office:value="-0.38765166853913" calcext:value-type="float">
            <text:p>-0.38765166853913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-0.7219957044" calcext:value-type="float">
            <text:p>-0.7219957044</text:p>
          </table:table-cell>
          <table:table-cell office:value-type="string" calcext:value-type="string">
            <text:p><text:s/>[]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12487740085" calcext:value-type="float">
            <text:p>-0.124877400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Schwalm-Eder-Kreis</text:p>
          </table:table-cell>
          <table:table-cell office:value-type="float" office:value="-0.242659277530435" calcext:value-type="float">
            <text:p>-0.242659277530435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-0.574632469" calcext:value-type="float">
            <text:p>-0.574632469</text:p>
          </table:table-cell>
          <table:table-cell office:value-type="string" calcext:value-type="string">
            <text:p><text:s/>[1.19765266]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06641062935" calcext:value-type="float">
            <text:p>-0.0664106293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ulda</text:p>
          </table:table-cell>
          <table:table-cell office:value-type="float" office:value="-0.2139324229" calcext:value-type="float">
            <text:p>-0.2139324229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-0.5856569224" calcext:value-type="float">
            <text:p>-0.5856569224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08811304075" calcext:value-type="float">
            <text:p>-0.0881130407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rburg-Biedenkopf</text:p>
          </table:table-cell>
          <table:table-cell office:value-type="float" office:value="0.0833880018695652" calcext:value-type="float">
            <text:p>0.083388001869565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0.113782106699936" calcext:value-type="float">
            <text:p>0.113782106699936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-0.4121925507" calcext:value-type="float">
            <text:p>-0.4121925507</text:p>
          </table:table-cell>
          <table:table-cell office:value-type="string" calcext:value-type="string">
            <text:p><text:s/>[3.214953]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0.19602383905" calcext:value-type="float">
            <text:p>0.1960238390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ahn-Dill-Kreis</text:p>
          </table:table-cell>
          <table:table-cell office:value-type="float" office:value="-0.265340270743478" calcext:value-type="float">
            <text:p>-0.265340270743478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790905647763276" calcext:value-type="float">
            <text:p>-0.079090564776328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-0.5881731367" calcext:value-type="float">
            <text:p>-0.5881731367</text:p>
          </table:table-cell>
          <table:table-cell office:value-type="string" calcext:value-type="string">
            <text:p><text:s/>[]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Limburg-Weilburg</text:p>
          </table:table-cell>
          <table:table-cell office:value-type="float" office:value="0.34667394296087" calcext:value-type="float">
            <text:p>0.34667394296087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-0.00797600498603431" calcext:value-type="float">
            <text:p>-0.007976004986034</text:p>
          </table:table-cell>
          <table:table-cell office:value-type="float" office:value="0.234873095986034" calcext:value-type="float">
            <text:p>0.234873095986034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-0.1145560498" calcext:value-type="float">
            <text:p>-0.1145560498</text:p>
          </table:table-cell>
          <table:table-cell office:value-type="string" calcext:value-type="string">
            <text:p><text:s/>[4.67367216]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0.3266418464" calcext:value-type="float">
            <text:p>0.32664184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iessen</text:p>
          </table:table-cell>
          <table:table-cell office:value-type="float" office:value="0.253055510308696" calcext:value-type="float">
            <text:p>0.253055510308696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0.309864052803095" calcext:value-type="float">
            <text:p>0.309864052803095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-0.219355856" calcext:value-type="float">
            <text:p>-0.219355856</text:p>
          </table:table-cell>
          <table:table-cell office:value-type="string" calcext:value-type="string">
            <text:p><text:s/>[]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0.5047114102" calcext:value-type="float">
            <text:p>0.504711410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Vogelsbergkreis</text:p>
          </table:table-cell>
          <table:table-cell office:value-type="float" office:value="-0.310335476034783" calcext:value-type="float">
            <text:p>-0.310335476034783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-0.5309074719" calcext:value-type="float">
            <text:p>-0.5309074719</text:p>
          </table:table-cell>
          <table:table-cell office:value-type="string" calcext:value-type="string">
            <text:p><text:s/>[]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15707586465" calcext:value-type="float">
            <text:p>-0.157075864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Kinzig-Kreis</text:p>
          </table:table-cell>
          <table:table-cell office:value-type="float" office:value="-0.0592066867086957" calcext:value-type="float">
            <text:p>-0.059206686708696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0.0617675478091475" calcext:value-type="float">
            <text:p>0.061767547809148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-0.346350799" calcext:value-type="float">
            <text:p>-0.346350799</text:p>
          </table:table-cell>
          <table:table-cell office:value-type="string" calcext:value-type="string">
            <text:p><text:s/>[]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0.1449401736" calcext:value-type="float">
            <text:p>0.1449401736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etteraukreis</text:p>
          </table:table-cell>
          <table:table-cell office:value-type="float" office:value="-0.240695514895652" calcext:value-type="float">
            <text:p>-0.240695514895652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15854639906458" calcext:value-type="float">
            <text:p>-0.15854639906458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-0.6663402487" calcext:value-type="float">
            <text:p>-0.6663402487</text:p>
          </table:table-cell>
          <table:table-cell office:value-type="string" calcext:value-type="string">
            <text:p><text:s/>[]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0543883177" calcext:value-type="float">
            <text:p>-0.05438831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Rheingau-Taunus-Kreis</text:p>
          </table:table-cell>
          <table:table-cell office:value-type="float" office:value="-0.248813645021739" calcext:value-type="float">
            <text:p>-0.248813645021739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21155404937267" calcext:value-type="float">
            <text:p>-0.21155404937267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-0.5097804972" calcext:value-type="float">
            <text:p>-0.5097804972</text:p>
          </table:table-cell>
          <table:table-cell office:value-type="string" calcext:value-type="string">
            <text:p><text:s/>[0.653911]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04891346265" calcext:value-type="float">
            <text:p>-0.048913462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Hochtaunuskreis</text:p>
          </table:table-cell>
          <table:table-cell office:value-type="float" office:value="-0.283466942252174" calcext:value-type="float">
            <text:p>-0.283466942252174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float" office:value="0" calcext:value-type="float">
            <text:p>0</text:p>
          </table:table-cell>
          <table:table-cell office:value-type="float" office:value="-0.5524234757" calcext:value-type="float">
            <text:p>-0.5524234757</text:p>
          </table:table-cell>
          <table:table-cell office:value-type="string" calcext:value-type="string">
            <text:p><text:s/>[]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-0.2114826372" calcext:value-type="float">
            <text:p>-0.2114826372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Wiesbaden</text:p>
          </table:table-cell>
          <table:table-cell office:value-type="float" office:value="0.274685322043478" calcext:value-type="float">
            <text:p>0.274685322043478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-0.0138561628249767" calcext:value-type="float">
            <text:p>-0.013856162824977</text:p>
          </table:table-cell>
          <table:table-cell office:value-type="float" office:value="0.361366489024977" calcext:value-type="float">
            <text:p>0.361366489024977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-0.1460112396" calcext:value-type="float">
            <text:p>-0.1460112396</text:p>
          </table:table-cell>
          <table:table-cell office:value-type="string" calcext:value-type="string">
            <text:p><text:s/>[]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0.52119947585" calcext:value-type="float">
            <text:p>0.521199475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Main-Taunus-Kreis</text:p>
          </table:table-cell>
          <table:table-cell office:value-type="float" office:value="0.0397165063956522" calcext:value-type="float">
            <text:p>0.039716506395652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-0.0069948172621723" calcext:value-type="float">
            <text:p>-0.006994817262172</text:p>
          </table:table-cell>
          <table:table-cell office:value-type="float" office:value="0.142564438462172" calcext:value-type="float">
            <text:p>0.142564438462172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-0.1792270768" calcext:value-type="float">
            <text:p>-0.1792270768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0.1927094478" calcext:value-type="float">
            <text:p>0.1927094478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Frankfurt-am-Main</text:p>
          </table:table-cell>
          <table:table-cell office:value-type="float" office:value="0.449745494573913" calcext:value-type="float">
            <text:p>0.449745494573913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0275698039821559" calcext:value-type="float">
            <text:p>0.027569803982156</text:p>
          </table:table-cell>
          <table:table-cell office:value-type="float" office:value="0.385729438617844" calcext:value-type="float">
            <text:p>0.385729438617844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2.14703911 1.85036509]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0.60599886265" calcext:value-type="float">
            <text:p>0.605998862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-am-Main</text:p>
          </table:table-cell>
          <table:table-cell office:value-type="float" office:value="-0.013412921673913" calcext:value-type="float">
            <text:p>-0.013412921673913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0.047112343906689" calcext:value-type="float">
            <text:p>0.047112343906689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-0.2716652984" calcext:value-type="float">
            <text:p>-0.2716652984</text:p>
          </table:table-cell>
          <table:table-cell office:value-type="string" calcext:value-type="string">
            <text:p><text:s/>[]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0.17290066665" calcext:value-type="float">
            <text:p>0.1729006666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ffenbach</text:p>
          </table:table-cell>
          <table:table-cell office:value-type="float" office:value="-0.494826838456522" calcext:value-type="float">
            <text:p>-0.494826838456522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-0.7541857333" calcext:value-type="float">
            <text:p>-0.7541857333</text:p>
          </table:table-cell>
          <table:table-cell office:value-type="string" calcext:value-type="string">
            <text:p><text:s/>[0.]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4133098877" calcext:value-type="float">
            <text:p>-0.4133098877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Gross-Gerau</text:p>
          </table:table-cell>
          <table:table-cell office:value-type="float" office:value="-0.259317523834782" calcext:value-type="float">
            <text:p>-0.259317523834782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float" office:value="0" calcext:value-type="float">
            <text:p>0</text:p>
          </table:table-cell>
          <table:table-cell office:value-type="float" office:value="-0.349822337" calcext:value-type="float">
            <text:p>-0.349822337</text:p>
          </table:table-cell>
          <table:table-cell office:value-type="string" calcext:value-type="string">
            <text:p><text:s/>[-0.66128394 -0.51333277 -0.60450244]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-0.1709061985" calcext:value-type="float">
            <text:p>-0.170906198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</text:p>
          </table:table-cell>
          <table:table-cell office:value-type="float" office:value="0.255406867826087" calcext:value-type="float">
            <text:p>0.255406867826087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-0.198943625" calcext:value-type="float">
            <text:p>-0.198943625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" calcext:value-type="float">
            <text:p>0</text:p>
          </table:table-cell>
          <table:table-cell office:value-type="float" office:value="0.3848091939" calcext:value-type="float">
            <text:p>0.3848091939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Darmstadt-Dieburg</text:p>
          </table:table-cell>
          <table:table-cell office:value-type="float" office:value="0.871650909508696" calcext:value-type="float">
            <text:p>0.871650909508696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1.16857905333827" calcext:value-type="float">
            <text:p>1.16857905333827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[]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1.50405766855" calcext:value-type="float">
            <text:p>1.50405766855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Odenwaldkreis</text:p>
          </table:table-cell>
          <table:table-cell office:value-type="float" office:value="-0.67338092286087" calcext:value-type="float">
            <text:p>-0.67338092286087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-0.8782766706" calcext:value-type="float">
            <text:p>-0.8782766706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6426053864" calcext:value-type="float">
            <text:p>-0.6426053864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Bergstrasse</text:p>
          </table:table-cell>
          <table:table-cell office:value-type="float" office:value="-0.727775250417391" calcext:value-type="float">
            <text:p>-0.727775250417391</text:p>
          </table:table-cell>
          <table:table-cell office:value-type="float" office:value="0.1153665703" calcext:value-type="float">
            <text:p>0.1153665703</text:p>
          </table:table-cell>
          <table:table-cell office:value-type="float" office:value="-0.82938597190837" calcext:value-type="float">
            <text:p>-0.82938597190837</text:p>
          </table:table-cell>
          <table:table-cell office:value-type="float" office:value="-0.75385141049163" calcext:value-type="float">
            <text:p>-0.75385141049163</text:p>
          </table:table-cell>
          <table:table-cell office:value-type="float" office:value="-0.6147386921" calcext:value-type="float">
            <text:p>-0.6147386921</text:p>
          </table:table-cell>
          <table:table-cell office:value-type="float" office:value="-0.891175" calcext:value-type="float">
            <text:p>-0.891175</text:p>
          </table:table-cell>
          <table:table-cell office:value-type="string" calcext:value-type="string">
            <text:p><text:s/>[0.]</text:p>
          </table:table-cell>
          <table:table-cell office:value-type="float" office:value="-0.8181896397" calcext:value-type="float">
            <text:p>-0.8181896397</text:p>
          </table:table-cell>
          <table:table-cell office:value-type="float" office:value="-0.7916186912" calcext:value-type="float">
            <text:p>-0.7916186912</text:p>
          </table:table-cell>
          <table:table-cell office:value-type="float" office:value="-0.7028230694" calcext:value-type="float">
            <text:p>-0.7028230694</text:p>
          </table:table-cell>
          <table:table-cell table:number-columns-repeated="15"/>
        </table:table-row>
      </table:table>
      <table:table table:name="Sheet3" table:style-name="ta1">
        <table:table-column table:style-name="co3" table:number-columns-repeated="18" table:default-cell-style-name="Default"/>
        <table:table-row table:style-name="ro1">
          <table:table-cell table:style-name="ce1" office:value-type="string" calcext:value-type="string">
            <text:p>region</text:p>
          </table:table-cell>
          <table:table-cell table:style-name="ce1" office:value-type="string" calcext:value-type="string">
            <text:p>med </text:p>
          </table:table-cell>
          <table:table-cell table:style-name="ce1" office:value-type="string" calcext:value-type="string">
            <text:p>q1 </text:p>
          </table:table-cell>
          <table:table-cell table:style-name="ce1" office:value-type="string" calcext:value-type="string">
            <text:p>q3 </text:p>
          </table:table-cell>
          <table:table-cell table:style-name="ce1" office:value-type="string" calcext:value-type="string">
            <text:p>whislo </text:p>
          </table:table-cell>
          <table:table-cell table:style-name="ce1" office:value-type="string" calcext:value-type="string">
            <text:p>whishi </text:p>
          </table:table-cell>
          <table:table-cell table:style-name="ce1" office:value-type="string" calcext:value-type="string">
            <text:p>iqr </text:p>
          </table:table-cell>
          <table:table-cell table:style-name="ce1" office:value-type="string" calcext:value-type="string">
            <text:p>cilo </text:p>
          </table:table-cell>
          <table:table-cell table:style-name="ce1" office:value-type="string" calcext:value-type="string">
            <text:p>cihi </text:p>
          </table:table-cell>
          <table:table-cell table:style-name="ce1" office:value-type="string" calcext:value-type="string">
            <text:p>fliers </text:p>
          </table:table-cell>
          <table:table-cell table:style-name="ce1" office:value-type="string" calcext:value-type="string">
            <text:p>mean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Werra-Meissner-Kreis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0.16909444445" calcext:value-type="float">
            <text:p>0.16909444445</text:p>
          </table:table-cell>
          <table:table-cell office:value-type="float" office:value="-0.2677255506" calcext:value-type="float">
            <text:p>-0.2677255506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0.00224616074142729" calcext:value-type="float">
            <text:p>0.002246160741427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office:value-type="float" office:value="0.348138778282609" calcext:value-type="float">
            <text:p>0.348138778282609</text:p>
          </table:table-cell>
          <table:table-cell/>
          <table:table-cell table:formula="of:=IF(ABS([Sheet4.$X14])&lt;0.25;1;0)" office:value-type="float" office:value="0" calcext:value-type="float">
            <text:p>0</text:p>
          </table:table-cell>
          <table:table-cell table:formula="of:=IF(ABS([Sheet4.$X14])&lt;0.5;1;0)" office:value-type="float" office:value="0" calcext:value-type="float">
            <text:p>0</text:p>
          </table:table-cell>
          <table:table-cell table:formula="of:=IF(ABS([Sheet4.$X14])&lt;0.75;1;0)" office:value-type="float" office:value="0" calcext:value-type="float">
            <text:p>0</text:p>
          </table:table-cell>
          <table:table-cell/>
          <table:table-cell table:formula="of:=IF([Sheet4.X14]&lt;0;1;0)" office:value-type="float" office:value="0" calcext:value-type="float">
            <text:p>0</text:p>
          </table:table-cell>
          <table:table-cell table:formula="of:=IF([Sheet4.X14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-City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1094860725" calcext:value-type="float">
            <text:p>-0.1094860725</text:p>
          </table:table-cell>
          <table:table-cell office:value-type="float" office:value="-0.5837685711" calcext:value-type="float">
            <text:p>-0.5837685711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34118671821351" calcext:value-type="float">
            <text:p>-0.34118671821351</text:p>
          </table:table-cell>
          <table:table-cell office:value-type="string" calcext:value-type="string">
            <text:p><text:s/>[]</text:p>
          </table:table-cell>
          <table:table-cell office:value-type="float" office:value="-0.349391133004348" calcext:value-type="float">
            <text:p>-0.349391133004348</text:p>
          </table:table-cell>
          <table:table-cell/>
          <table:table-cell table:formula="of:=IF(ABS([Sheet4.$X15])&lt;0.25;1;0)" office:value-type="float" office:value="0" calcext:value-type="float">
            <text:p>0</text:p>
          </table:table-cell>
          <table:table-cell table:formula="of:=IF(ABS([Sheet4.$X15])&lt;0.5;1;0)" office:value-type="float" office:value="0" calcext:value-type="float">
            <text:p>0</text:p>
          </table:table-cell>
          <table:table-cell table:formula="of:=IF(ABS([Sheet4.$X15])&lt;0.75;1;0)" office:value-type="float" office:value="0" calcext:value-type="float">
            <text:p>0</text:p>
          </table:table-cell>
          <table:table-cell/>
          <table:table-cell table:formula="of:=IF([Sheet4.X15]&lt;0;1;0)" office:value-type="float" office:value="0" calcext:value-type="float">
            <text:p>0</text:p>
          </table:table-cell>
          <table:table-cell table:formula="of:=IF([Sheet4.X1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assel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2501783914" calcext:value-type="float">
            <text:p>-0.2501783914</text:p>
          </table:table-cell>
          <table:table-cell office:value-type="float" office:value="-0.8556634637" calcext:value-type="float">
            <text:p>-0.8556634637</text:p>
          </table:table-cell>
          <table:table-cell office:value-type="float" office:value="0" calcext:value-type="float">
            <text:p>0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string" calcext:value-type="string">
            <text:p><text:s/>[]</text:p>
          </table:table-cell>
          <table:table-cell office:value-type="float" office:value="-0.453784981417391" calcext:value-type="float">
            <text:p>-0.453784981417391</text:p>
          </table:table-cell>
          <table:table-cell/>
          <table:table-cell table:formula="of:=IF(ABS([Sheet4.$X16])&lt;0.25;1;0)" office:value-type="float" office:value="0" calcext:value-type="float">
            <text:p>0</text:p>
          </table:table-cell>
          <table:table-cell table:formula="of:=IF(ABS([Sheet4.$X16])&lt;0.5;1;0)" office:value-type="float" office:value="0" calcext:value-type="float">
            <text:p>0</text:p>
          </table:table-cell>
          <table:table-cell table:formula="of:=IF(ABS([Sheet4.$X16])&lt;0.75;1;0)" office:value-type="float" office:value="0" calcext:value-type="float">
            <text:p>0</text:p>
          </table:table-cell>
          <table:table-cell/>
          <table:table-cell table:formula="of:=IF([Sheet4.X16]&lt;0;1;0)" office:value-type="float" office:value="0" calcext:value-type="float">
            <text:p>0</text:p>
          </table:table-cell>
          <table:table-cell table:formula="of:=IF([Sheet4.X16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Waldeck-Frankenberg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0.04340663105" calcext:value-type="float">
            <text:p>0.04340663105</text:p>
          </table:table-cell>
          <table:table-cell office:value-type="float" office:value="-0.5667387826" calcext:value-type="float">
            <text:p>-0.5667387826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0.0111408727700536" calcext:value-type="float">
            <text:p>0.011140872770054</text:p>
          </table:table-cell>
          <table:table-cell office:value-type="string" calcext:value-type="string">
            <text:p><text:s/>[]</text:p>
          </table:table-cell>
          <table:table-cell office:value-type="float" office:value="-0.209018681495652" calcext:value-type="float">
            <text:p>-0.209018681495652</text:p>
          </table:table-cell>
          <table:table-cell/>
          <table:table-cell table:formula="of:=IF(ABS([.$B5])&lt;0.25;1;0)" office:value-type="float" office:value="1" calcext:value-type="float">
            <text:p>1</text:p>
          </table:table-cell>
          <table:table-cell table:formula="of:=IF(ABS([.$B5])&lt;0.5;1;0)" office:value-type="float" office:value="1" calcext:value-type="float">
            <text:p>1</text:p>
          </table:table-cell>
          <table:table-cell table:formula="of:=IF(ABS([.$B5])&lt;0.75;1;0)" office:value-type="float" office:value="1" calcext:value-type="float">
            <text:p>1</text:p>
          </table:table-cell>
          <table:table-cell/>
          <table:table-cell table:formula="of:=IF([.B5]&lt;0;1;0)" office:value-type="float" office:value="1" calcext:value-type="float">
            <text:p>1</text:p>
          </table:table-cell>
          <table:table-cell table:formula="of:=IF([.B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ersfeld-Rotenburg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12487740085" calcext:value-type="float">
            <text:p>-0.12487740085</text:p>
          </table:table-cell>
          <table:table-cell office:value-type="float" office:value="-0.7219957044" calcext:value-type="float">
            <text:p>-0.7219957044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string" calcext:value-type="string">
            <text:p><text:s/>[]</text:p>
          </table:table-cell>
          <table:table-cell office:value-type="float" office:value="-0.38765166853913" calcext:value-type="float">
            <text:p>-0.38765166853913</text:p>
          </table:table-cell>
          <table:table-cell/>
          <table:table-cell table:formula="of:=IF(ABS([.$B6])&lt;0.25;1;0)" office:value-type="float" office:value="0" calcext:value-type="float">
            <text:p>0</text:p>
          </table:table-cell>
          <table:table-cell table:formula="of:=IF(ABS([.$B6])&lt;0.5;1;0)" office:value-type="float" office:value="1" calcext:value-type="float">
            <text:p>1</text:p>
          </table:table-cell>
          <table:table-cell table:formula="of:=IF(ABS([.$B6])&lt;0.75;1;0)" office:value-type="float" office:value="1" calcext:value-type="float">
            <text:p>1</text:p>
          </table:table-cell>
          <table:table-cell/>
          <table:table-cell table:formula="of:=IF([.B6]&lt;0;1;0)" office:value-type="float" office:value="1" calcext:value-type="float">
            <text:p>1</text:p>
          </table:table-cell>
          <table:table-cell table:formula="of:=IF([.B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hwalm-Eder-Kreis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06641062935" calcext:value-type="float">
            <text:p>-0.06641062935</text:p>
          </table:table-cell>
          <table:table-cell office:value-type="float" office:value="-0.574632469" calcext:value-type="float">
            <text:p>-0.574632469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string" calcext:value-type="string">
            <text:p><text:s/>[1.19765266]</text:p>
          </table:table-cell>
          <table:table-cell office:value-type="float" office:value="-0.242659277530435" calcext:value-type="float">
            <text:p>-0.242659277530435</text:p>
          </table:table-cell>
          <table:table-cell/>
          <table:table-cell table:formula="of:=IF(ABS([.$B7])&lt;0.25;1;0)" office:value-type="float" office:value="0" calcext:value-type="float">
            <text:p>0</text:p>
          </table:table-cell>
          <table:table-cell table:formula="of:=IF(ABS([.$B7])&lt;0.5;1;0)" office:value-type="float" office:value="1" calcext:value-type="float">
            <text:p>1</text:p>
          </table:table-cell>
          <table:table-cell table:formula="of:=IF(ABS([.$B7])&lt;0.75;1;0)" office:value-type="float" office:value="1" calcext:value-type="float">
            <text:p>1</text:p>
          </table:table-cell>
          <table:table-cell/>
          <table:table-cell table:formula="of:=IF([.B7]&lt;0;1;0)" office:value-type="float" office:value="1" calcext:value-type="float">
            <text:p>1</text:p>
          </table:table-cell>
          <table:table-cell table:formula="of:=IF([.B7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ulda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08811304075" calcext:value-type="float">
            <text:p>-0.08811304075</text:p>
          </table:table-cell>
          <table:table-cell office:value-type="float" office:value="-0.5856569224" calcext:value-type="float">
            <text:p>-0.5856569224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float" office:value="-0.2139324229" calcext:value-type="float">
            <text:p>-0.2139324229</text:p>
          </table:table-cell>
          <table:table-cell/>
          <table:table-cell table:formula="of:=IF(ABS([.$B8])&lt;0.25;1;0)" office:value-type="float" office:value="0" calcext:value-type="float">
            <text:p>0</text:p>
          </table:table-cell>
          <table:table-cell table:formula="of:=IF(ABS([.$B8])&lt;0.5;1;0)" office:value-type="float" office:value="1" calcext:value-type="float">
            <text:p>1</text:p>
          </table:table-cell>
          <table:table-cell table:formula="of:=IF(ABS([.$B8])&lt;0.75;1;0)" office:value-type="float" office:value="1" calcext:value-type="float">
            <text:p>1</text:p>
          </table:table-cell>
          <table:table-cell/>
          <table:table-cell table:formula="of:=IF([.B8]&lt;0;1;0)" office:value-type="float" office:value="1" calcext:value-type="float">
            <text:p>1</text:p>
          </table:table-cell>
          <table:table-cell table:formula="of:=IF([.B8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rburg-Biedenkopf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0.19602383905" calcext:value-type="float">
            <text:p>0.19602383905</text:p>
          </table:table-cell>
          <table:table-cell office:value-type="float" office:value="-0.4121925507" calcext:value-type="float">
            <text:p>-0.4121925507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0.113782106699936" calcext:value-type="float">
            <text:p>0.113782106699936</text:p>
          </table:table-cell>
          <table:table-cell office:value-type="string" calcext:value-type="string">
            <text:p><text:s/>[3.214953]</text:p>
          </table:table-cell>
          <table:table-cell office:value-type="float" office:value="0.0833880018695652" calcext:value-type="float">
            <text:p>0.083388001869565</text:p>
          </table:table-cell>
          <table:table-cell/>
          <table:table-cell table:formula="of:=IF(ABS([.$B9])&lt;0.25;1;0)" office:value-type="float" office:value="1" calcext:value-type="float">
            <text:p>1</text:p>
          </table:table-cell>
          <table:table-cell table:formula="of:=IF(ABS([.$B9])&lt;0.5;1;0)" office:value-type="float" office:value="1" calcext:value-type="float">
            <text:p>1</text:p>
          </table:table-cell>
          <table:table-cell table:formula="of:=IF(ABS([.$B9])&lt;0.75;1;0)" office:value-type="float" office:value="1" calcext:value-type="float">
            <text:p>1</text:p>
          </table:table-cell>
          <table:table-cell/>
          <table:table-cell table:formula="of:=IF([.B9]&lt;0;1;0)" office:value-type="float" office:value="1" calcext:value-type="float">
            <text:p>1</text:p>
          </table:table-cell>
          <table:table-cell table:formula="of:=IF([.B9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hn-Dill-Kreis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0" calcext:value-type="float">
            <text:p>0</text:p>
          </table:table-cell>
          <table:table-cell office:value-type="float" office:value="-0.5881731367" calcext:value-type="float">
            <text:p>-0.5881731367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790905647763276" calcext:value-type="float">
            <text:p>-0.079090564776328</text:p>
          </table:table-cell>
          <table:table-cell office:value-type="string" calcext:value-type="string">
            <text:p><text:s/>[]</text:p>
          </table:table-cell>
          <table:table-cell office:value-type="float" office:value="-0.265340270743478" calcext:value-type="float">
            <text:p>-0.265340270743478</text:p>
          </table:table-cell>
          <table:table-cell/>
          <table:table-cell table:formula="of:=IF(ABS([.$B10])&lt;0.25;1;0)" office:value-type="float" office:value="0" calcext:value-type="float">
            <text:p>0</text:p>
          </table:table-cell>
          <table:table-cell table:formula="of:=IF(ABS([.$B10])&lt;0.5;1;0)" office:value-type="float" office:value="1" calcext:value-type="float">
            <text:p>1</text:p>
          </table:table-cell>
          <table:table-cell table:formula="of:=IF(ABS([.$B10])&lt;0.75;1;0)" office:value-type="float" office:value="1" calcext:value-type="float">
            <text:p>1</text:p>
          </table:table-cell>
          <table:table-cell/>
          <table:table-cell table:formula="of:=IF([.B10]&lt;0;1;0)" office:value-type="float" office:value="1" calcext:value-type="float">
            <text:p>1</text:p>
          </table:table-cell>
          <table:table-cell table:formula="of:=IF([.B10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mburg-Weilburg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0.3266418464" calcext:value-type="float">
            <text:p>0.3266418464</text:p>
          </table:table-cell>
          <table:table-cell office:value-type="float" office:value="-0.1145560498" calcext:value-type="float">
            <text:p>-0.1145560498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-0.00797600498603431" calcext:value-type="float">
            <text:p>-0.007976004986034</text:p>
          </table:table-cell>
          <table:table-cell office:value-type="float" office:value="0.234873095986034" calcext:value-type="float">
            <text:p>0.234873095986034</text:p>
          </table:table-cell>
          <table:table-cell office:value-type="string" calcext:value-type="string">
            <text:p><text:s/>[4.67367216]</text:p>
          </table:table-cell>
          <table:table-cell office:value-type="float" office:value="0.34667394296087" calcext:value-type="float">
            <text:p>0.34667394296087</text:p>
          </table:table-cell>
          <table:table-cell/>
          <table:table-cell table:formula="of:=IF(ABS([.$B11])&lt;0.25;1;0)" office:value-type="float" office:value="1" calcext:value-type="float">
            <text:p>1</text:p>
          </table:table-cell>
          <table:table-cell table:formula="of:=IF(ABS([.$B11])&lt;0.5;1;0)" office:value-type="float" office:value="1" calcext:value-type="float">
            <text:p>1</text:p>
          </table:table-cell>
          <table:table-cell table:formula="of:=IF(ABS([.$B11])&lt;0.75;1;0)" office:value-type="float" office:value="1" calcext:value-type="float">
            <text:p>1</text:p>
          </table:table-cell>
          <table:table-cell/>
          <table:table-cell table:formula="of:=IF([.B11]&lt;0;1;0)" office:value-type="float" office:value="0" calcext:value-type="float">
            <text:p>0</text:p>
          </table:table-cell>
          <table:table-cell table:formula="of:=IF([.B11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iessen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0.5047114102" calcext:value-type="float">
            <text:p>0.5047114102</text:p>
          </table:table-cell>
          <table:table-cell office:value-type="float" office:value="-0.219355856" calcext:value-type="float">
            <text:p>-0.219355856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0.309864052803095" calcext:value-type="float">
            <text:p>0.309864052803095</text:p>
          </table:table-cell>
          <table:table-cell office:value-type="string" calcext:value-type="string">
            <text:p><text:s/>[]</text:p>
          </table:table-cell>
          <table:table-cell office:value-type="float" office:value="0.253055510308696" calcext:value-type="float">
            <text:p>0.253055510308696</text:p>
          </table:table-cell>
          <table:table-cell/>
          <table:table-cell table:formula="of:=IF(ABS([.$B12])&lt;0.25;1;0)" office:value-type="float" office:value="1" calcext:value-type="float">
            <text:p>1</text:p>
          </table:table-cell>
          <table:table-cell table:formula="of:=IF(ABS([.$B12])&lt;0.5;1;0)" office:value-type="float" office:value="1" calcext:value-type="float">
            <text:p>1</text:p>
          </table:table-cell>
          <table:table-cell table:formula="of:=IF(ABS([.$B12])&lt;0.75;1;0)" office:value-type="float" office:value="1" calcext:value-type="float">
            <text:p>1</text:p>
          </table:table-cell>
          <table:table-cell/>
          <table:table-cell table:formula="of:=IF([.B12]&lt;0;1;0)" office:value-type="float" office:value="0" calcext:value-type="float">
            <text:p>0</text:p>
          </table:table-cell>
          <table:table-cell table:formula="of:=IF([.B12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gelsbergkreis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15707586465" calcext:value-type="float">
            <text:p>-0.15707586465</text:p>
          </table:table-cell>
          <table:table-cell office:value-type="float" office:value="-0.5309074719" calcext:value-type="float">
            <text:p>-0.5309074719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string" calcext:value-type="string">
            <text:p><text:s/>[]</text:p>
          </table:table-cell>
          <table:table-cell office:value-type="float" office:value="-0.310335476034783" calcext:value-type="float">
            <text:p>-0.310335476034783</text:p>
          </table:table-cell>
          <table:table-cell/>
          <table:table-cell table:formula="of:=IF(ABS([.$B13])&lt;0.25;1;0)" office:value-type="float" office:value="0" calcext:value-type="float">
            <text:p>0</text:p>
          </table:table-cell>
          <table:table-cell table:formula="of:=IF(ABS([.$B13])&lt;0.5;1;0)" office:value-type="float" office:value="1" calcext:value-type="float">
            <text:p>1</text:p>
          </table:table-cell>
          <table:table-cell table:formula="of:=IF(ABS([.$B13])&lt;0.75;1;0)" office:value-type="float" office:value="1" calcext:value-type="float">
            <text:p>1</text:p>
          </table:table-cell>
          <table:table-cell/>
          <table:table-cell table:formula="of:=IF([.B13]&lt;0;1;0)" office:value-type="float" office:value="1" calcext:value-type="float">
            <text:p>1</text:p>
          </table:table-cell>
          <table:table-cell table:formula="of:=IF([.B1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-Kinzig-Kreis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0.1449401736" calcext:value-type="float">
            <text:p>0.1449401736</text:p>
          </table:table-cell>
          <table:table-cell office:value-type="float" office:value="-0.346350799" calcext:value-type="float">
            <text:p>-0.346350799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0.0617675478091475" calcext:value-type="float">
            <text:p>0.061767547809148</text:p>
          </table:table-cell>
          <table:table-cell office:value-type="string" calcext:value-type="string">
            <text:p><text:s/>[]</text:p>
          </table:table-cell>
          <table:table-cell office:value-type="float" office:value="-0.0592066867086957" calcext:value-type="float">
            <text:p>-0.059206686708696</text:p>
          </table:table-cell>
          <table:table-cell/>
          <table:table-cell table:formula="of:=IF(ABS([.$B14])&lt;0.25;1;0)" office:value-type="float" office:value="1" calcext:value-type="float">
            <text:p>1</text:p>
          </table:table-cell>
          <table:table-cell table:formula="of:=IF(ABS([.$B14])&lt;0.5;1;0)" office:value-type="float" office:value="1" calcext:value-type="float">
            <text:p>1</text:p>
          </table:table-cell>
          <table:table-cell table:formula="of:=IF(ABS([.$B14])&lt;0.75;1;0)" office:value-type="float" office:value="1" calcext:value-type="float">
            <text:p>1</text:p>
          </table:table-cell>
          <table:table-cell/>
          <table:table-cell table:formula="of:=IF([.B14]&lt;0;1;0)" office:value-type="float" office:value="1" calcext:value-type="float">
            <text:p>1</text:p>
          </table:table-cell>
          <table:table-cell table:formula="of:=IF([.B1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tteraukreis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0543883177" calcext:value-type="float">
            <text:p>-0.0543883177</text:p>
          </table:table-cell>
          <table:table-cell office:value-type="float" office:value="-0.6663402487" calcext:value-type="float">
            <text:p>-0.6663402487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15854639906458" calcext:value-type="float">
            <text:p>-0.15854639906458</text:p>
          </table:table-cell>
          <table:table-cell office:value-type="string" calcext:value-type="string">
            <text:p><text:s/>[]</text:p>
          </table:table-cell>
          <table:table-cell office:value-type="float" office:value="-0.240695514895652" calcext:value-type="float">
            <text:p>-0.240695514895652</text:p>
          </table:table-cell>
          <table:table-cell/>
          <table:table-cell table:formula="of:=IF(ABS([.$B15])&lt;0.25;1;0)" office:value-type="float" office:value="0" calcext:value-type="float">
            <text:p>0</text:p>
          </table:table-cell>
          <table:table-cell table:formula="of:=IF(ABS([.$B15])&lt;0.5;1;0)" office:value-type="float" office:value="1" calcext:value-type="float">
            <text:p>1</text:p>
          </table:table-cell>
          <table:table-cell table:formula="of:=IF(ABS([.$B15])&lt;0.75;1;0)" office:value-type="float" office:value="1" calcext:value-type="float">
            <text:p>1</text:p>
          </table:table-cell>
          <table:table-cell/>
          <table:table-cell table:formula="of:=IF([.B15]&lt;0;1;0)" office:value-type="float" office:value="1" calcext:value-type="float">
            <text:p>1</text:p>
          </table:table-cell>
          <table:table-cell table:formula="of:=IF([.B15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heingau-Taunus-Kreis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04891346265" calcext:value-type="float">
            <text:p>-0.04891346265</text:p>
          </table:table-cell>
          <table:table-cell office:value-type="float" office:value="-0.5097804972" calcext:value-type="float">
            <text:p>-0.5097804972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21155404937267" calcext:value-type="float">
            <text:p>-0.21155404937267</text:p>
          </table:table-cell>
          <table:table-cell office:value-type="string" calcext:value-type="string">
            <text:p><text:s/>[0.653911]</text:p>
          </table:table-cell>
          <table:table-cell office:value-type="float" office:value="-0.248813645021739" calcext:value-type="float">
            <text:p>-0.248813645021739</text:p>
          </table:table-cell>
          <table:table-cell/>
          <table:table-cell table:formula="of:=IF(ABS([.$B16])&lt;0.25;1;0)" office:value-type="float" office:value="0" calcext:value-type="float">
            <text:p>0</text:p>
          </table:table-cell>
          <table:table-cell table:formula="of:=IF(ABS([.$B16])&lt;0.5;1;0)" office:value-type="float" office:value="1" calcext:value-type="float">
            <text:p>1</text:p>
          </table:table-cell>
          <table:table-cell table:formula="of:=IF(ABS([.$B16])&lt;0.75;1;0)" office:value-type="float" office:value="1" calcext:value-type="float">
            <text:p>1</text:p>
          </table:table-cell>
          <table:table-cell/>
          <table:table-cell table:formula="of:=IF([.B16]&lt;0;1;0)" office:value-type="float" office:value="1" calcext:value-type="float">
            <text:p>1</text:p>
          </table:table-cell>
          <table:table-cell table:formula="of:=IF([.B1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chtaunuskreis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2114826372" calcext:value-type="float">
            <text:p>-0.2114826372</text:p>
          </table:table-cell>
          <table:table-cell office:value-type="float" office:value="-0.5524234757" calcext:value-type="float">
            <text:p>-0.5524234757</text:p>
          </table:table-cell>
          <table:table-cell office:value-type="float" office:value="0" calcext:value-type="float">
            <text:p>0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string" calcext:value-type="string">
            <text:p><text:s/>[]</text:p>
          </table:table-cell>
          <table:table-cell office:value-type="float" office:value="-0.283466942252174" calcext:value-type="float">
            <text:p>-0.283466942252174</text:p>
          </table:table-cell>
          <table:table-cell/>
          <table:table-cell table:formula="of:=IF(ABS([.$B17])&lt;0.25;1;0)" office:value-type="float" office:value="0" calcext:value-type="float">
            <text:p>0</text:p>
          </table:table-cell>
          <table:table-cell table:formula="of:=IF(ABS([.$B17])&lt;0.5;1;0)" office:value-type="float" office:value="1" calcext:value-type="float">
            <text:p>1</text:p>
          </table:table-cell>
          <table:table-cell table:formula="of:=IF(ABS([.$B17])&lt;0.75;1;0)" office:value-type="float" office:value="1" calcext:value-type="float">
            <text:p>1</text:p>
          </table:table-cell>
          <table:table-cell/>
          <table:table-cell table:formula="of:=IF([.B17]&lt;0;1;0)" office:value-type="float" office:value="1" calcext:value-type="float">
            <text:p>1</text:p>
          </table:table-cell>
          <table:table-cell table:formula="of:=IF([.B17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iesbaden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0.52119947585" calcext:value-type="float">
            <text:p>0.52119947585</text:p>
          </table:table-cell>
          <table:table-cell office:value-type="float" office:value="-0.1460112396" calcext:value-type="float">
            <text:p>-0.1460112396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-0.0138561628249767" calcext:value-type="float">
            <text:p>-0.013856162824977</text:p>
          </table:table-cell>
          <table:table-cell office:value-type="float" office:value="0.361366489024977" calcext:value-type="float">
            <text:p>0.361366489024977</text:p>
          </table:table-cell>
          <table:table-cell office:value-type="string" calcext:value-type="string">
            <text:p><text:s/>[]</text:p>
          </table:table-cell>
          <table:table-cell office:value-type="float" office:value="0.274685322043478" calcext:value-type="float">
            <text:p>0.274685322043478</text:p>
          </table:table-cell>
          <table:table-cell/>
          <table:table-cell table:formula="of:=IF(ABS([.$B18])&lt;0.25;1;0)" office:value-type="float" office:value="1" calcext:value-type="float">
            <text:p>1</text:p>
          </table:table-cell>
          <table:table-cell table:formula="of:=IF(ABS([.$B18])&lt;0.5;1;0)" office:value-type="float" office:value="1" calcext:value-type="float">
            <text:p>1</text:p>
          </table:table-cell>
          <table:table-cell table:formula="of:=IF(ABS([.$B18])&lt;0.75;1;0)" office:value-type="float" office:value="1" calcext:value-type="float">
            <text:p>1</text:p>
          </table:table-cell>
          <table:table-cell/>
          <table:table-cell table:formula="of:=IF([.B18]&lt;0;1;0)" office:value-type="float" office:value="0" calcext:value-type="float">
            <text:p>0</text:p>
          </table:table-cell>
          <table:table-cell table:formula="of:=IF([.B18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in-Taunus-Kreis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1927094478" calcext:value-type="float">
            <text:p>0.1927094478</text:p>
          </table:table-cell>
          <table:table-cell office:value-type="float" office:value="-0.1792270768" calcext:value-type="float">
            <text:p>-0.1792270768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-0.0069948172621723" calcext:value-type="float">
            <text:p>-0.006994817262172</text:p>
          </table:table-cell>
          <table:table-cell office:value-type="float" office:value="0.142564438462172" calcext:value-type="float">
            <text:p>0.142564438462172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float" office:value="0.0397165063956522" calcext:value-type="float">
            <text:p>0.039716506395652</text:p>
          </table:table-cell>
          <table:table-cell/>
          <table:table-cell table:formula="of:=IF(ABS([.$B19])&lt;0.25;1;0)" office:value-type="float" office:value="1" calcext:value-type="float">
            <text:p>1</text:p>
          </table:table-cell>
          <table:table-cell table:formula="of:=IF(ABS([.$B19])&lt;0.5;1;0)" office:value-type="float" office:value="1" calcext:value-type="float">
            <text:p>1</text:p>
          </table:table-cell>
          <table:table-cell table:formula="of:=IF(ABS([.$B19])&lt;0.75;1;0)" office:value-type="float" office:value="1" calcext:value-type="float">
            <text:p>1</text:p>
          </table:table-cell>
          <table:table-cell/>
          <table:table-cell table:formula="of:=IF([.B19]&lt;0;1;0)" office:value-type="float" office:value="0" calcext:value-type="float">
            <text:p>0</text:p>
          </table:table-cell>
          <table:table-cell table:formula="of:=IF([.B19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ankfurt-am-Main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0.60599886265" calcext:value-type="float">
            <text:p>0.60599886265</text:p>
          </table:table-cell>
          <table:table-cell office:value-type="float" office:value="0" calcext:value-type="float">
            <text:p>0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0275698039821559" calcext:value-type="float">
            <text:p>0.027569803982156</text:p>
          </table:table-cell>
          <table:table-cell office:value-type="float" office:value="0.385729438617844" calcext:value-type="float">
            <text:p>0.385729438617844</text:p>
          </table:table-cell>
          <table:table-cell office:value-type="string" calcext:value-type="string">
            <text:p><text:s/>[2.14703911 1.85036509]</text:p>
          </table:table-cell>
          <table:table-cell office:value-type="float" office:value="0.449745494573913" calcext:value-type="float">
            <text:p>0.449745494573913</text:p>
          </table:table-cell>
          <table:table-cell/>
          <table:table-cell table:formula="of:=IF(ABS([.$B20])&lt;0.25;1;0)" office:value-type="float" office:value="1" calcext:value-type="float">
            <text:p>1</text:p>
          </table:table-cell>
          <table:table-cell table:formula="of:=IF(ABS([.$B20])&lt;0.5;1;0)" office:value-type="float" office:value="1" calcext:value-type="float">
            <text:p>1</text:p>
          </table:table-cell>
          <table:table-cell table:formula="of:=IF(ABS([.$B20])&lt;0.75;1;0)" office:value-type="float" office:value="1" calcext:value-type="float">
            <text:p>1</text:p>
          </table:table-cell>
          <table:table-cell/>
          <table:table-cell table:formula="of:=IF([.B20]&lt;0;1;0)" office:value-type="float" office:value="0" calcext:value-type="float">
            <text:p>0</text:p>
          </table:table-cell>
          <table:table-cell table:formula="of:=IF([.B20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ffenbach-am-Main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0.17290066665" calcext:value-type="float">
            <text:p>0.17290066665</text:p>
          </table:table-cell>
          <table:table-cell office:value-type="float" office:value="-0.2716652984" calcext:value-type="float">
            <text:p>-0.2716652984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0.047112343906689" calcext:value-type="float">
            <text:p>0.047112343906689</text:p>
          </table:table-cell>
          <table:table-cell office:value-type="string" calcext:value-type="string">
            <text:p><text:s/>[]</text:p>
          </table:table-cell>
          <table:table-cell office:value-type="float" office:value="-0.013412921673913" calcext:value-type="float">
            <text:p>-0.013412921673913</text:p>
          </table:table-cell>
          <table:table-cell/>
          <table:table-cell table:formula="of:=IF(ABS([.$B21])&lt;0.25;1;0)" office:value-type="float" office:value="1" calcext:value-type="float">
            <text:p>1</text:p>
          </table:table-cell>
          <table:table-cell table:formula="of:=IF(ABS([.$B21])&lt;0.5;1;0)" office:value-type="float" office:value="1" calcext:value-type="float">
            <text:p>1</text:p>
          </table:table-cell>
          <table:table-cell table:formula="of:=IF(ABS([.$B21])&lt;0.75;1;0)" office:value-type="float" office:value="1" calcext:value-type="float">
            <text:p>1</text:p>
          </table:table-cell>
          <table:table-cell/>
          <table:table-cell table:formula="of:=IF([.B21]&lt;0;1;0)" office:value-type="float" office:value="1" calcext:value-type="float">
            <text:p>1</text:p>
          </table:table-cell>
          <table:table-cell table:formula="of:=IF([.B21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ffenbach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4133098877" calcext:value-type="float">
            <text:p>-0.4133098877</text:p>
          </table:table-cell>
          <table:table-cell office:value-type="float" office:value="-0.7541857333" calcext:value-type="float">
            <text:p>-0.7541857333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string" calcext:value-type="string">
            <text:p><text:s/>[0.]</text:p>
          </table:table-cell>
          <table:table-cell office:value-type="float" office:value="-0.494826838456522" calcext:value-type="float">
            <text:p>-0.494826838456522</text:p>
          </table:table-cell>
          <table:table-cell/>
          <table:table-cell table:formula="of:=IF(ABS([.$B22])&lt;0.25;1;0)" office:value-type="float" office:value="0" calcext:value-type="float">
            <text:p>0</text:p>
          </table:table-cell>
          <table:table-cell table:formula="of:=IF(ABS([.$B22])&lt;0.5;1;0)" office:value-type="float" office:value="0" calcext:value-type="float">
            <text:p>0</text:p>
          </table:table-cell>
          <table:table-cell table:formula="of:=IF(ABS([.$B22])&lt;0.75;1;0)" office:value-type="float" office:value="1" calcext:value-type="float">
            <text:p>1</text:p>
          </table:table-cell>
          <table:table-cell/>
          <table:table-cell table:formula="of:=IF([.B22]&lt;0;1;0)" office:value-type="float" office:value="1" calcext:value-type="float">
            <text:p>1</text:p>
          </table:table-cell>
          <table:table-cell table:formula="of:=IF([.B22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oss-Gerau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1709061985" calcext:value-type="float">
            <text:p>-0.1709061985</text:p>
          </table:table-cell>
          <table:table-cell office:value-type="float" office:value="-0.349822337" calcext:value-type="float">
            <text:p>-0.349822337</text:p>
          </table:table-cell>
          <table:table-cell office:value-type="float" office:value="0" calcext:value-type="float">
            <text:p>0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string" calcext:value-type="string">
            <text:p><text:s/>[-0.66128394 -0.51333277 -0.60450244]</text:p>
          </table:table-cell>
          <table:table-cell office:value-type="float" office:value="-0.259317523834782" calcext:value-type="float">
            <text:p>-0.259317523834782</text:p>
          </table:table-cell>
          <table:table-cell/>
          <table:table-cell table:formula="of:=IF(ABS([.$B23])&lt;0.25;1;0)" office:value-type="float" office:value="1" calcext:value-type="float">
            <text:p>1</text:p>
          </table:table-cell>
          <table:table-cell table:formula="of:=IF(ABS([.$B23])&lt;0.5;1;0)" office:value-type="float" office:value="1" calcext:value-type="float">
            <text:p>1</text:p>
          </table:table-cell>
          <table:table-cell table:formula="of:=IF(ABS([.$B23])&lt;0.75;1;0)" office:value-type="float" office:value="1" calcext:value-type="float">
            <text:p>1</text:p>
          </table:table-cell>
          <table:table-cell/>
          <table:table-cell table:formula="of:=IF([.B23]&lt;0;1;0)" office:value-type="float" office:value="1" calcext:value-type="float">
            <text:p>1</text:p>
          </table:table-cell>
          <table:table-cell table:formula="of:=IF([.B23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</text:p>
          </table:table-cell>
          <table:table-cell office:value-type="float" office:value="0" calcext:value-type="float">
            <text:p>0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.3848091939" calcext:value-type="float">
            <text:p>0.3848091939</text:p>
          </table:table-cell>
          <table:table-cell office:value-type="float" office:value="-0.198943625" calcext:value-type="float">
            <text:p>-0.198943625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float" office:value="0.255406867826087" calcext:value-type="float">
            <text:p>0.255406867826087</text:p>
          </table:table-cell>
          <table:table-cell/>
          <table:table-cell table:formula="of:=IF(ABS([.$B24])&lt;0.25;1;0)" office:value-type="float" office:value="1" calcext:value-type="float">
            <text:p>1</text:p>
          </table:table-cell>
          <table:table-cell table:formula="of:=IF(ABS([.$B24])&lt;0.5;1;0)" office:value-type="float" office:value="1" calcext:value-type="float">
            <text:p>1</text:p>
          </table:table-cell>
          <table:table-cell table:formula="of:=IF(ABS([.$B24])&lt;0.75;1;0)" office:value-type="float" office:value="1" calcext:value-type="float">
            <text:p>1</text:p>
          </table:table-cell>
          <table:table-cell/>
          <table:table-cell table:formula="of:=IF([.B24]&lt;0;1;0)" office:value-type="float" office:value="0" calcext:value-type="float">
            <text:p>0</text:p>
          </table:table-cell>
          <table:table-cell table:formula="of:=IF([.B24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armstadt-Dieburg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1.50405766855" calcext:value-type="float">
            <text:p>1.50405766855</text:p>
          </table:table-cell>
          <table:table-cell office:value-type="float" office:value="0" calcext:value-type="float">
            <text:p>0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1.16857905333827" calcext:value-type="float">
            <text:p>1.16857905333827</text:p>
          </table:table-cell>
          <table:table-cell office:value-type="string" calcext:value-type="string">
            <text:p><text:s/>[]</text:p>
          </table:table-cell>
          <table:table-cell office:value-type="float" office:value="0.871650909508696" calcext:value-type="float">
            <text:p>0.871650909508696</text:p>
          </table:table-cell>
          <table:table-cell/>
          <table:table-cell table:formula="of:=IF(ABS([.$B25])&lt;0.25;1;0)" office:value-type="float" office:value="0" calcext:value-type="float">
            <text:p>0</text:p>
          </table:table-cell>
          <table:table-cell table:formula="of:=IF(ABS([.$B25])&lt;0.5;1;0)" office:value-type="float" office:value="0" calcext:value-type="float">
            <text:p>0</text:p>
          </table:table-cell>
          <table:table-cell table:formula="of:=IF(ABS([.$B25])&lt;0.75;1;0)" office:value-type="float" office:value="1" calcext:value-type="float">
            <text:p>1</text:p>
          </table:table-cell>
          <table:table-cell/>
          <table:table-cell table:formula="of:=IF([.B25]&lt;0;1;0)" office:value-type="float" office:value="0" calcext:value-type="float">
            <text:p>0</text:p>
          </table:table-cell>
          <table:table-cell table:formula="of:=IF([.B25]&gt;0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denwaldkreis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6426053864" calcext:value-type="float">
            <text:p>-0.6426053864</text:p>
          </table:table-cell>
          <table:table-cell office:value-type="float" office:value="-0.8782766706" calcext:value-type="float">
            <text:p>-0.8782766706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float" office:value="-0.67338092286087" calcext:value-type="float">
            <text:p>-0.67338092286087</text:p>
          </table:table-cell>
          <table:table-cell/>
          <table:table-cell table:formula="of:=IF(ABS([.$B26])&lt;0.25;1;0)" office:value-type="float" office:value="0" calcext:value-type="float">
            <text:p>0</text:p>
          </table:table-cell>
          <table:table-cell table:formula="of:=IF(ABS([.$B26])&lt;0.5;1;0)" office:value-type="float" office:value="0" calcext:value-type="float">
            <text:p>0</text:p>
          </table:table-cell>
          <table:table-cell table:formula="of:=IF(ABS([.$B26])&lt;0.75;1;0)" office:value-type="float" office:value="1" calcext:value-type="float">
            <text:p>1</text:p>
          </table:table-cell>
          <table:table-cell/>
          <table:table-cell table:formula="of:=IF([.B26]&lt;0;1;0)" office:value-type="float" office:value="1" calcext:value-type="float">
            <text:p>1</text:p>
          </table:table-cell>
          <table:table-cell table:formula="of:=IF([.B26]&gt;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rgstrasse</text:p>
          </table:table-cell>
          <table:table-cell office:value-type="float" office:value="-0.7916186912" calcext:value-type="float">
            <text:p>-0.7916186912</text:p>
          </table:table-cell>
          <table:table-cell office:value-type="float" office:value="-0.8181896397" calcext:value-type="float">
            <text:p>-0.8181896397</text:p>
          </table:table-cell>
          <table:table-cell office:value-type="float" office:value="-0.7028230694" calcext:value-type="float">
            <text:p>-0.7028230694</text:p>
          </table:table-cell>
          <table:table-cell office:value-type="float" office:value="-0.891175" calcext:value-type="float">
            <text:p>-0.891175</text:p>
          </table:table-cell>
          <table:table-cell office:value-type="float" office:value="-0.6147386921" calcext:value-type="float">
            <text:p>-0.6147386921</text:p>
          </table:table-cell>
          <table:table-cell office:value-type="float" office:value="0.1153665703" calcext:value-type="float">
            <text:p>0.1153665703</text:p>
          </table:table-cell>
          <table:table-cell office:value-type="float" office:value="-0.82938597190837" calcext:value-type="float">
            <text:p>-0.82938597190837</text:p>
          </table:table-cell>
          <table:table-cell office:value-type="float" office:value="-0.75385141049163" calcext:value-type="float">
            <text:p>-0.75385141049163</text:p>
          </table:table-cell>
          <table:table-cell office:value-type="string" calcext:value-type="string">
            <text:p><text:s/>[0.]</text:p>
          </table:table-cell>
          <table:table-cell office:value-type="float" office:value="-0.727775250417391" calcext:value-type="float">
            <text:p>-0.727775250417391</text:p>
          </table:table-cell>
          <table:table-cell/>
          <table:table-cell table:formula="of:=IF(ABS([.$B27])&lt;0.25;1;0)" office:value-type="float" office:value="0" calcext:value-type="float">
            <text:p>0</text:p>
          </table:table-cell>
          <table:table-cell table:formula="of:=IF(ABS([.$B27])&lt;0.5;1;0)" office:value-type="float" office:value="0" calcext:value-type="float">
            <text:p>0</text:p>
          </table:table-cell>
          <table:table-cell table:formula="of:=IF(ABS([.$B27])&lt;0.75;1;0)" office:value-type="float" office:value="0" calcext:value-type="float">
            <text:p>0</text:p>
          </table:table-cell>
          <table:table-cell/>
          <table:table-cell table:formula="of:=IF([.B27]&lt;0;1;0)" office:value-type="float" office:value="1" calcext:value-type="float">
            <text:p>1</text:p>
          </table:table-cell>
          <table:table-cell table:formula="of:=IF([.B27]&gt;0;1;0)" office:value-type="float" office:value="0" calcext:value-type="float">
            <text:p>0</text:p>
          </table:table-cell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max</text:p>
          </table:table-cell>
          <table:table-cell table:formula="of:=MAX([.B2:.B27])" office:value-type="float" office:value="0.7404325624" calcext:value-type="float">
            <text:p>0.7404325624</text:p>
          </table:table-cell>
          <table:table-cell table:formula="of:=MAX([.C2:.C27])" office:value-type="float" office:value="0.1962115298" calcext:value-type="float">
            <text:p>0.1962115298</text:p>
          </table:table-cell>
          <table:table-cell table:formula="of:=MAX([.D2:.D27])" office:value-type="float" office:value="1.50405766855" calcext:value-type="float">
            <text:p>1.50405766855</text:p>
          </table:table-cell>
          <table:table-cell table:formula="of:=MAX([.E2:.E27])" office:value-type="float" office:value="0" calcext:value-type="float">
            <text:p>0</text:p>
          </table:table-cell>
          <table:table-cell table:formula="of:=MAX([.F2:.F27])" office:value-type="float" office:value="2.0555915" calcext:value-type="float">
            <text:p>2.0555915</text:p>
          </table:table-cell>
          <table:table-cell table:formula="of:=MAX([.G2:.G27])" office:value-type="float" office:value="1.30784613875" calcext:value-type="float">
            <text:p>1.30784613875</text:p>
          </table:table-cell>
          <table:table-cell table:formula="of:=MAX([.H2:.H27])" office:value-type="float" office:value="0.312286071461726" calcext:value-type="float">
            <text:p>0.312286071461726</text:p>
          </table:table-cell>
          <table:table-cell table:formula="of:=MAX([.I2:.I27])" office:value-type="float" office:value="1.16857905333827" calcext:value-type="float">
            <text:p>1.16857905333827</text:p>
          </table:table-cell>
          <table:table-cell table:formula="of:=MAX([.J2:.J27])" office:value-type="float" office:value="0" calcext:value-type="float">
            <text:p>0</text:p>
          </table:table-cell>
          <table:table-cell table:formula="of:=MAX([.K2:.K27])" office:value-type="float" office:value="0.871650909508696" calcext:value-type="float">
            <text:p>0.871650909508696</text:p>
          </table:table-cell>
          <table:table-cell/>
          <table:table-cell table:formula="of:=SUM([.M2:.M27])" office:value-type="float" office:value="11" calcext:value-type="float">
            <text:p>11</text:p>
          </table:table-cell>
          <table:table-cell table:formula="of:=SUM([.N2:.N27])" office:value-type="float" office:value="19" calcext:value-type="float">
            <text:p>19</text:p>
          </table:table-cell>
          <table:table-cell table:formula="of:=SUM([.O2:.O27])" office:value-type="float" office:value="22" calcext:value-type="float">
            <text:p>22</text:p>
          </table:table-cell>
          <table:table-cell/>
          <table:table-cell table:formula="of:=SUM([.Q2:.Q27])" office:value-type="float" office:value="16" calcext:value-type="float">
            <text:p>16</text:p>
          </table:table-cell>
          <table:table-cell table:formula="of:=SUM([.R2:.R2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n</text:p>
          </table:table-cell>
          <table:table-cell table:formula="of:=MIN([.B2:.B27])" office:value-type="float" office:value="-0.7916186912" calcext:value-type="float">
            <text:p>-0.7916186912</text:p>
          </table:table-cell>
          <table:table-cell table:formula="of:=MIN([.C2:.C27])" office:value-type="float" office:value="-0.8676789499" calcext:value-type="float">
            <text:p>-0.8676789499</text:p>
          </table:table-cell>
          <table:table-cell table:formula="of:=MIN([.D2:.D27])" office:value-type="float" office:value="-0.7028230694" calcext:value-type="float">
            <text:p>-0.7028230694</text:p>
          </table:table-cell>
          <table:table-cell table:formula="of:=MIN([.E2:.E27])" office:value-type="float" office:value="-0.891175" calcext:value-type="float">
            <text:p>-0.891175</text:p>
          </table:table-cell>
          <table:table-cell table:formula="of:=MIN([.F2:.F27])" office:value-type="float" office:value="-0.6147386921" calcext:value-type="float">
            <text:p>-0.6147386921</text:p>
          </table:table-cell>
          <table:table-cell table:formula="of:=MIN([.G2:.G27])" office:value-type="float" office:value="0.1153665703" calcext:value-type="float">
            <text:p>0.1153665703</text:p>
          </table:table-cell>
          <table:table-cell table:formula="of:=MIN([.H2:.H27])" office:value-type="float" office:value="-0.82938597190837" calcext:value-type="float">
            <text:p>-0.82938597190837</text:p>
          </table:table-cell>
          <table:table-cell table:formula="of:=MIN([.I2:.I27])" office:value-type="float" office:value="-0.75385141049163" calcext:value-type="float">
            <text:p>-0.75385141049163</text:p>
          </table:table-cell>
          <table:table-cell table:formula="of:=MIN([.J2:.J27])" office:value-type="float" office:value="0" calcext:value-type="float">
            <text:p>0</text:p>
          </table:table-cell>
          <table:table-cell table:formula="of:=MIN([.K2:.K27])" office:value-type="float" office:value="-0.727775250417391" calcext:value-type="float">
            <text:p>-0.727775250417391</text:p>
          </table:table-cell>
          <table:table-cell table:number-columns-repeated="7"/>
        </table:table-row>
      </table:table>
      <table:table table:name="Sheet4" table:style-name="ta1">
        <table:table-column table:style-name="co3" table:number-columns-repeated="27" table:default-cell-style-name="Default"/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Werra-Meissner-Kreis</text:p>
          </table:table-cell>
          <table:table-cell office:value-type="string" calcext:value-type="string">
            <text:p>Kassel-City</text:p>
          </table:table-cell>
          <table:table-cell office:value-type="string" calcext:value-type="string">
            <text:p>Kassel</text:p>
          </table:table-cell>
          <table:table-cell office:value-type="string" calcext:value-type="string">
            <text:p>Waldeck-Frankenberg</text:p>
          </table:table-cell>
          <table:table-cell office:value-type="string" calcext:value-type="string">
            <text:p>Hersfeld-Rotenburg</text:p>
          </table:table-cell>
          <table:table-cell office:value-type="string" calcext:value-type="string">
            <text:p>Schwalm-Eder-Kreis</text:p>
          </table:table-cell>
          <table:table-cell office:value-type="string" calcext:value-type="string">
            <text:p>Fulda</text:p>
          </table:table-cell>
          <table:table-cell office:value-type="string" calcext:value-type="string">
            <text:p>Marburg-Biedenkopf</text:p>
          </table:table-cell>
          <table:table-cell office:value-type="string" calcext:value-type="string">
            <text:p>Lahn-Dill-Kreis</text:p>
          </table:table-cell>
          <table:table-cell office:value-type="string" calcext:value-type="string">
            <text:p>Limburg-Weilburg</text:p>
          </table:table-cell>
          <table:table-cell office:value-type="string" calcext:value-type="string">
            <text:p>Giessen</text:p>
          </table:table-cell>
          <table:table-cell office:value-type="string" calcext:value-type="string">
            <text:p>Vogelsbergkreis</text:p>
          </table:table-cell>
          <table:table-cell office:value-type="string" calcext:value-type="string">
            <text:p>Main-Kinzig-Kreis</text:p>
          </table:table-cell>
          <table:table-cell office:value-type="string" calcext:value-type="string">
            <text:p>Wetteraukreis</text:p>
          </table:table-cell>
          <table:table-cell office:value-type="string" calcext:value-type="string">
            <text:p>Rheingau-Taunus-Kreis</text:p>
          </table:table-cell>
          <table:table-cell office:value-type="string" calcext:value-type="string">
            <text:p>Hochtaunuskreis</text:p>
          </table:table-cell>
          <table:table-cell office:value-type="string" calcext:value-type="string">
            <text:p>Wiesbaden</text:p>
          </table:table-cell>
          <table:table-cell office:value-type="string" calcext:value-type="string">
            <text:p>Main-Taunus-Kreis</text:p>
          </table:table-cell>
          <table:table-cell office:value-type="string" calcext:value-type="string">
            <text:p>Frankfurt-am-Main</text:p>
          </table:table-cell>
          <table:table-cell office:value-type="string" calcext:value-type="string">
            <text:p>Offenbach-am-Main</text:p>
          </table:table-cell>
          <table:table-cell office:value-type="string" calcext:value-type="string">
            <text:p>Offenbach</text:p>
          </table:table-cell>
          <table:table-cell office:value-type="string" calcext:value-type="string">
            <text:p>Gross-Gerau</text:p>
          </table:table-cell>
          <table:table-cell office:value-type="string" calcext:value-type="string">
            <text:p>Darmstadt</text:p>
          </table:table-cell>
          <table:table-cell office:value-type="string" calcext:value-type="string">
            <text:p>Darmstadt-Dieburg</text:p>
          </table:table-cell>
          <table:table-cell office:value-type="string" calcext:value-type="string">
            <text:p>Odenwaldkreis</text:p>
          </table:table-cell>
          <table:table-cell office:value-type="string" calcext:value-type="string">
            <text:p>Bergstrasse</text:p>
          </table:table-cell>
        </table:table-row>
        <table:table-row table:style-name="ro1">
          <table:table-cell office:value-type="string" calcext:value-type="string">
            <text:p>med </text:p>
          </table:table-cell>
          <table:table-cell office:value-type="float" office:value="-0.1113421469" calcext:value-type="float">
            <text:p>-0.1113421469</text:p>
          </table:table-cell>
          <table:table-cell office:value-type="float" office:value="-0.4857022224" calcext:value-type="float">
            <text:p>-0.4857022224</text:p>
          </table:table-cell>
          <table:table-cell office:value-type="float" office:value="-0.554110592" calcext:value-type="float">
            <text:p>-0.554110592</text:p>
          </table:table-cell>
          <table:table-cell office:value-type="float" office:value="-0.172016" calcext:value-type="float">
            <text:p>-0.172016</text:p>
          </table:table-cell>
          <table:table-cell office:value-type="float" office:value="-0.4838984037" calcext:value-type="float">
            <text:p>-0.4838984037</text:p>
          </table:table-cell>
          <table:table-cell office:value-type="float" office:value="-0.3427469808" calcext:value-type="float">
            <text:p>-0.3427469808</text:p>
          </table:table-cell>
          <table:table-cell office:value-type="float" office:value="-0.2774780767" calcext:value-type="float">
            <text:p>-0.2774780767</text:p>
          </table:table-cell>
          <table:table-cell office:value-type="float" office:value="-0.0621084" calcext:value-type="float">
            <text:p>-0.0621084</text:p>
          </table:table-cell>
          <table:table-cell office:value-type="float" office:value="-0.253253146" calcext:value-type="float">
            <text:p>-0.253253146</text:p>
          </table:table-cell>
          <table:table-cell office:value-type="float" office:value="0.1134485455" calcext:value-type="float">
            <text:p>0.1134485455</text:p>
          </table:table-cell>
          <table:table-cell office:value-type="float" office:value="0.1034620716" calcext:value-type="float">
            <text:p>0.1034620716</text:p>
          </table:table-cell>
          <table:table-cell office:value-type="float" office:value="-0.374313011" calcext:value-type="float">
            <text:p>-0.374313011</text:p>
          </table:table-cell>
          <table:table-cell office:value-type="float" office:value="-0.0689594366" calcext:value-type="float">
            <text:p>-0.0689594366</text:p>
          </table:table-cell>
          <table:table-cell office:value-type="float" office:value="-0.2742527884" calcext:value-type="float">
            <text:p>-0.2742527884</text:p>
          </table:table-cell>
          <table:table-cell office:value-type="float" office:value="-0.3567397262" calcext:value-type="float">
            <text:p>-0.3567397262</text:p>
          </table:table-cell>
          <table:table-cell office:value-type="float" office:value="-0.3166146052" calcext:value-type="float">
            <text:p>-0.3166146052</text:p>
          </table:table-cell>
          <table:table-cell office:value-type="float" office:value="0.1737551631" calcext:value-type="float">
            <text:p>0.1737551631</text:p>
          </table:table-cell>
          <table:table-cell office:value-type="float" office:value="0.0677848106" calcext:value-type="float">
            <text:p>0.0677848106</text:p>
          </table:table-cell>
          <table:table-cell office:value-type="float" office:value="0.2066496213" calcext:value-type="float">
            <text:p>0.2066496213</text:p>
          </table:table-cell>
          <table:table-cell office:value-type="float" office:value="-0.0855783158" calcext:value-type="float">
            <text:p>-0.0855783158</text:p>
          </table:table-cell>
          <table:table-cell office:value-type="float" office:value="-0.5381099066" calcext:value-type="float">
            <text:p>-0.5381099066</text:p>
          </table:table-cell>
          <table:table-cell office:value-type="float" office:value="-0.2348835316" calcext:value-type="float">
            <text:p>-0.2348835316</text:p>
          </table:table-cell>
          <table:table-cell office:value-type="float" office:value="0" calcext:value-type="float">
            <text:p>0</text:p>
          </table:table-cell>
          <table:table-cell office:value-type="float" office:value="0.7404325624" calcext:value-type="float">
            <text:p>0.7404325624</text:p>
          </table:table-cell>
          <table:table-cell office:value-type="float" office:value="-0.7481325375" calcext:value-type="float">
            <text:p>-0.7481325375</text:p>
          </table:table-cell>
          <table:table-cell office:value-type="float" office:value="-0.7916186912" calcext:value-type="float">
            <text:p>-0.7916186912</text:p>
          </table:table-cell>
        </table:table-row>
        <table:table-row table:style-name="ro1">
          <table:table-cell office:value-type="string" calcext:value-type="string">
            <text:p>q1 </text:p>
          </table:table-cell>
          <table:table-cell office:value-type="float" office:value="-0.177880324" calcext:value-type="float">
            <text:p>-0.177880324</text:p>
          </table:table-cell>
          <table:table-cell office:value-type="float" office:value="-0.550933213" calcext:value-type="float">
            <text:p>-0.550933213</text:p>
          </table:table-cell>
          <table:table-cell office:value-type="float" office:value="-0.6071237845" calcext:value-type="float">
            <text:p>-0.6071237845</text:p>
          </table:table-cell>
          <table:table-cell office:value-type="float" office:value="-0.51607712955" calcext:value-type="float">
            <text:p>-0.51607712955</text:p>
          </table:table-cell>
          <table:table-cell office:value-type="float" office:value="-0.60010345655" calcext:value-type="float">
            <text:p>-0.60010345655</text:p>
          </table:table-cell>
          <table:table-cell office:value-type="float" office:value="-0.5287755587" calcext:value-type="float">
            <text:p>-0.5287755587</text:p>
          </table:table-cell>
          <table:table-cell office:value-type="float" office:value="-0.2953332381" calcext:value-type="float">
            <text:p>-0.2953332381</text:p>
          </table:table-cell>
          <table:table-cell office:value-type="float" office:value="-0.34126357285" calcext:value-type="float">
            <text:p>-0.34126357285</text:p>
          </table:table-cell>
          <table:table-cell office:value-type="float" office:value="-0.5320091702" calcext:value-type="float">
            <text:p>-0.5320091702</text:p>
          </table:table-cell>
          <table:table-cell office:value-type="float" office:value="-0.0442700561" calcext:value-type="float">
            <text:p>-0.0442700561</text:p>
          </table:table-cell>
          <table:table-cell office:value-type="float" office:value="-0.1257784802" calcext:value-type="float">
            <text:p>-0.1257784802</text:p>
          </table:table-cell>
          <table:table-cell office:value-type="float" office:value="-0.48415391475" calcext:value-type="float">
            <text:p>-0.48415391475</text:p>
          </table:table-cell>
          <table:table-cell office:value-type="float" office:value="-0.2543875925" calcext:value-type="float">
            <text:p>-0.2543875925</text:p>
          </table:table-cell>
          <table:table-cell office:value-type="float" office:value="-0.40783312625" calcext:value-type="float">
            <text:p>-0.40783312625</text:p>
          </table:table-cell>
          <table:table-cell office:value-type="float" office:value="-0.49240775925" calcext:value-type="float">
            <text:p>-0.49240775925</text:p>
          </table:table-cell>
          <table:table-cell office:value-type="float" office:value="-0.3600707352" calcext:value-type="float">
            <text:p>-0.3600707352</text:p>
          </table:table-cell>
          <table:table-cell office:value-type="float" office:value="-0.0518911681" calcext:value-type="float">
            <text:p>-0.0518911681</text:p>
          </table:table-cell>
          <table:table-cell office:value-type="float" office:value="-0.0357176201" calcext:value-type="float">
            <text:p>-0.0357176201</text:p>
          </table:table-cell>
          <table:table-cell office:value-type="float" office:value="0.05896916005" calcext:value-type="float">
            <text:p>0.05896916005</text:p>
          </table:table-cell>
          <table:table-cell office:value-type="float" office:value="-0.232425479" calcext:value-type="float">
            <text:p>-0.232425479</text:p>
          </table:table-cell>
          <table:table-cell office:value-type="float" office:value="-0.5915367562" calcext:value-type="float">
            <text:p>-0.5915367562</text:p>
          </table:table-cell>
          <table:table-cell office:value-type="float" office:value="-0.2880940194" calcext:value-type="float">
            <text:p>-0.2880940194</text:p>
          </table:table-cell>
          <table:table-cell office:value-type="float" office:value="-0.10517869555" calcext:value-type="float">
            <text:p>-0.10517869555</text:p>
          </table:table-cell>
          <table:table-cell office:value-type="float" office:value="0.1962115298" calcext:value-type="float">
            <text:p>0.1962115298</text:p>
          </table:table-cell>
          <table:table-cell office:value-type="float" office:value="-0.8676789499" calcext:value-type="float">
            <text:p>-0.8676789499</text:p>
          </table:table-cell>
          <table:table-cell office:value-type="float" office:value="-0.8181896397" calcext:value-type="float">
            <text:p>-0.8181896397</text:p>
          </table:table-cell>
        </table:table-row>
        <table:table-row table:style-name="ro1">
          <table:table-cell office:value-type="string" calcext:value-type="string">
            <text:p>q3 </text:p>
          </table:table-cell>
          <table:table-cell office:value-type="float" office:value="0.16909444445" calcext:value-type="float">
            <text:p>0.16909444445</text:p>
          </table:table-cell>
          <table:table-cell office:value-type="float" office:value="-0.1094860725" calcext:value-type="float">
            <text:p>-0.1094860725</text:p>
          </table:table-cell>
          <table:table-cell office:value-type="float" office:value="-0.2501783914" calcext:value-type="float">
            <text:p>-0.2501783914</text:p>
          </table:table-cell>
          <table:table-cell office:value-type="float" office:value="0.04340663105" calcext:value-type="float">
            <text:p>0.04340663105</text:p>
          </table:table-cell>
          <table:table-cell office:value-type="float" office:value="-0.12487740085" calcext:value-type="float">
            <text:p>-0.12487740085</text:p>
          </table:table-cell>
          <table:table-cell office:value-type="float" office:value="-0.06641062935" calcext:value-type="float">
            <text:p>-0.06641062935</text:p>
          </table:table-cell>
          <table:table-cell office:value-type="float" office:value="-0.08811304075" calcext:value-type="float">
            <text:p>-0.08811304075</text:p>
          </table:table-cell>
          <table:table-cell office:value-type="float" office:value="0.19602383905" calcext:value-type="float">
            <text:p>0.19602383905</text:p>
          </table:table-cell>
          <table:table-cell office:value-type="float" office:value="0" calcext:value-type="float">
            <text:p>0</text:p>
          </table:table-cell>
          <table:table-cell office:value-type="float" office:value="0.3266418464" calcext:value-type="float">
            <text:p>0.3266418464</text:p>
          </table:table-cell>
          <table:table-cell office:value-type="float" office:value="0.5047114102" calcext:value-type="float">
            <text:p>0.5047114102</text:p>
          </table:table-cell>
          <table:table-cell office:value-type="float" office:value="-0.15707586465" calcext:value-type="float">
            <text:p>-0.15707586465</text:p>
          </table:table-cell>
          <table:table-cell office:value-type="float" office:value="0.1449401736" calcext:value-type="float">
            <text:p>0.1449401736</text:p>
          </table:table-cell>
          <table:table-cell office:value-type="float" office:value="-0.0543883177" calcext:value-type="float">
            <text:p>-0.0543883177</text:p>
          </table:table-cell>
          <table:table-cell office:value-type="float" office:value="-0.04891346265" calcext:value-type="float">
            <text:p>-0.04891346265</text:p>
          </table:table-cell>
          <table:table-cell office:value-type="float" office:value="-0.2114826372" calcext:value-type="float">
            <text:p>-0.2114826372</text:p>
          </table:table-cell>
          <table:table-cell office:value-type="float" office:value="0.52119947585" calcext:value-type="float">
            <text:p>0.52119947585</text:p>
          </table:table-cell>
          <table:table-cell office:value-type="float" office:value="0.1927094478" calcext:value-type="float">
            <text:p>0.1927094478</text:p>
          </table:table-cell>
          <table:table-cell office:value-type="float" office:value="0.60599886265" calcext:value-type="float">
            <text:p>0.60599886265</text:p>
          </table:table-cell>
          <table:table-cell office:value-type="float" office:value="0.17290066665" calcext:value-type="float">
            <text:p>0.17290066665</text:p>
          </table:table-cell>
          <table:table-cell office:value-type="float" office:value="-0.4133098877" calcext:value-type="float">
            <text:p>-0.4133098877</text:p>
          </table:table-cell>
          <table:table-cell office:value-type="float" office:value="-0.1709061985" calcext:value-type="float">
            <text:p>-0.1709061985</text:p>
          </table:table-cell>
          <table:table-cell office:value-type="float" office:value="0.3848091939" calcext:value-type="float">
            <text:p>0.3848091939</text:p>
          </table:table-cell>
          <table:table-cell office:value-type="float" office:value="1.50405766855" calcext:value-type="float">
            <text:p>1.50405766855</text:p>
          </table:table-cell>
          <table:table-cell office:value-type="float" office:value="-0.6426053864" calcext:value-type="float">
            <text:p>-0.6426053864</text:p>
          </table:table-cell>
          <table:table-cell office:value-type="float" office:value="-0.7028230694" calcext:value-type="float">
            <text:p>-0.7028230694</text:p>
          </table:table-cell>
        </table:table-row>
        <table:table-row table:style-name="ro1">
          <table:table-cell office:value-type="string" calcext:value-type="string">
            <text:p>whislo </text:p>
          </table:table-cell>
          <table:table-cell office:value-type="float" office:value="-0.2677255506" calcext:value-type="float">
            <text:p>-0.2677255506</text:p>
          </table:table-cell>
          <table:table-cell office:value-type="float" office:value="-0.5837685711" calcext:value-type="float">
            <text:p>-0.5837685711</text:p>
          </table:table-cell>
          <table:table-cell office:value-type="float" office:value="-0.8556634637" calcext:value-type="float">
            <text:p>-0.8556634637</text:p>
          </table:table-cell>
          <table:table-cell office:value-type="float" office:value="-0.5667387826" calcext:value-type="float">
            <text:p>-0.5667387826</text:p>
          </table:table-cell>
          <table:table-cell office:value-type="float" office:value="-0.7219957044" calcext:value-type="float">
            <text:p>-0.7219957044</text:p>
          </table:table-cell>
          <table:table-cell office:value-type="float" office:value="-0.574632469" calcext:value-type="float">
            <text:p>-0.574632469</text:p>
          </table:table-cell>
          <table:table-cell office:value-type="float" office:value="-0.5856569224" calcext:value-type="float">
            <text:p>-0.5856569224</text:p>
          </table:table-cell>
          <table:table-cell office:value-type="float" office:value="-0.4121925507" calcext:value-type="float">
            <text:p>-0.4121925507</text:p>
          </table:table-cell>
          <table:table-cell office:value-type="float" office:value="-0.5881731367" calcext:value-type="float">
            <text:p>-0.5881731367</text:p>
          </table:table-cell>
          <table:table-cell office:value-type="float" office:value="-0.1145560498" calcext:value-type="float">
            <text:p>-0.1145560498</text:p>
          </table:table-cell>
          <table:table-cell office:value-type="float" office:value="-0.219355856" calcext:value-type="float">
            <text:p>-0.219355856</text:p>
          </table:table-cell>
          <table:table-cell office:value-type="float" office:value="-0.5309074719" calcext:value-type="float">
            <text:p>-0.5309074719</text:p>
          </table:table-cell>
          <table:table-cell office:value-type="float" office:value="-0.346350799" calcext:value-type="float">
            <text:p>-0.346350799</text:p>
          </table:table-cell>
          <table:table-cell office:value-type="float" office:value="-0.6663402487" calcext:value-type="float">
            <text:p>-0.6663402487</text:p>
          </table:table-cell>
          <table:table-cell office:value-type="float" office:value="-0.5097804972" calcext:value-type="float">
            <text:p>-0.5097804972</text:p>
          </table:table-cell>
          <table:table-cell office:value-type="float" office:value="-0.5524234757" calcext:value-type="float">
            <text:p>-0.5524234757</text:p>
          </table:table-cell>
          <table:table-cell office:value-type="float" office:value="-0.1460112396" calcext:value-type="float">
            <text:p>-0.1460112396</text:p>
          </table:table-cell>
          <table:table-cell office:value-type="float" office:value="-0.1792270768" calcext:value-type="float">
            <text:p>-0.1792270768</text:p>
          </table:table-cell>
          <table:table-cell office:value-type="float" office:value="0" calcext:value-type="float">
            <text:p>0</text:p>
          </table:table-cell>
          <table:table-cell office:value-type="float" office:value="-0.2716652984" calcext:value-type="float">
            <text:p>-0.2716652984</text:p>
          </table:table-cell>
          <table:table-cell office:value-type="float" office:value="-0.7541857333" calcext:value-type="float">
            <text:p>-0.7541857333</text:p>
          </table:table-cell>
          <table:table-cell office:value-type="float" office:value="-0.349822337" calcext:value-type="float">
            <text:p>-0.349822337</text:p>
          </table:table-cell>
          <table:table-cell office:value-type="float" office:value="-0.198943625" calcext:value-type="float">
            <text:p>-0.198943625</text:p>
          </table:table-cell>
          <table:table-cell office:value-type="float" office:value="0" calcext:value-type="float">
            <text:p>0</text:p>
          </table:table-cell>
          <table:table-cell office:value-type="float" office:value="-0.8782766706" calcext:value-type="float">
            <text:p>-0.8782766706</text:p>
          </table:table-cell>
          <table:table-cell office:value-type="float" office:value="-0.891175" calcext:value-type="float">
            <text:p>-0.891175</text:p>
          </table:table-cell>
        </table:table-row>
        <table:table-row table:style-name="ro1">
          <table:table-cell office:value-type="string" calcext:value-type="string">
            <text:p>whishi </text:p>
          </table:table-cell>
          <table:table-cell office:value-type="float" office:value="0.3381888889" calcext:value-type="float">
            <text:p>0.3381888889</text:p>
          </table:table-cell>
          <table:table-cell office:value-type="float" office:value="0.1726373584" calcext:value-type="float">
            <text:p>0.1726373584</text:p>
          </table:table-cell>
          <table:table-cell office:value-type="float" office:value="0" calcext:value-type="float">
            <text:p>0</text:p>
          </table:table-cell>
          <table:table-cell office:value-type="float" office:value="0.2835877546" calcext:value-type="float">
            <text:p>0.2835877546</text:p>
          </table:table-cell>
          <table:table-cell office:value-type="float" office:value="0.023536" calcext:value-type="float">
            <text:p>0.023536</text:p>
          </table:table-cell>
          <table:table-cell office:value-type="float" office:value="0.11392405" calcext:value-type="float">
            <text:p>0.11392405</text:p>
          </table:table-cell>
          <table:table-cell office:value-type="float" office:value="0.176593291" calcext:value-type="float">
            <text:p>0.176593291</text:p>
          </table:table-cell>
          <table:table-cell office:value-type="float" office:value="0.6766043977" calcext:value-type="float">
            <text:p>0.6766043977</text:p>
          </table:table-cell>
          <table:table-cell office:value-type="float" office:value="0.1663330632" calcext:value-type="float">
            <text:p>0.1663330632</text:p>
          </table:table-cell>
          <table:table-cell office:value-type="float" office:value="0.5354431422" calcext:value-type="float">
            <text:p>0.5354431422</text:p>
          </table:table-cell>
          <table:table-cell office:value-type="float" office:value="1.2244105" calcext:value-type="float">
            <text:p>1.2244105</text:p>
          </table:table-cell>
          <table:table-cell office:value-type="float" office:value="0.1082205279" calcext:value-type="float">
            <text:p>0.1082205279</text:p>
          </table:table-cell>
          <table:table-cell office:value-type="float" office:value="0.2639270409" calcext:value-type="float">
            <text:p>0.2639270409</text:p>
          </table:table-cell>
          <table:table-cell office:value-type="float" office:value="0.1558815929" calcext:value-type="float">
            <text:p>0.1558815929</text:p>
          </table:table-cell>
          <table:table-cell office:value-type="float" office:value="0.1111007306" calcext:value-type="float">
            <text:p>0.1111007306</text:p>
          </table:table-cell>
          <table:table-cell office:value-type="float" office:value="0" calcext:value-type="float">
            <text:p>0</text:p>
          </table:table-cell>
          <table:table-cell office:value-type="float" office:value="1.372043" calcext:value-type="float">
            <text:p>1.372043</text:p>
          </table:table-cell>
          <table:table-cell office:value-type="float" office:value="0.511718132" calcext:value-type="float">
            <text:p>0.511718132</text:p>
          </table:table-cell>
          <table:table-cell office:value-type="float" office:value="0.8286254136" calcext:value-type="float">
            <text:p>0.8286254136</text:p>
          </table:table-cell>
          <table:table-cell office:value-type="float" office:value="0.622535561" calcext:value-type="float">
            <text:p>0.622535561</text:p>
          </table:table-cell>
          <table:table-cell office:value-type="float" office:value="-0.3638557333" calcext:value-type="float">
            <text:p>-0.3638557333</text:p>
          </table:table-cell>
          <table:table-cell office:value-type="float" office:value="0" calcext:value-type="float">
            <text:p>0</text:p>
          </table:table-cell>
          <table:table-cell office:value-type="float" office:value="0.669011992" calcext:value-type="float">
            <text:p>0.669011992</text:p>
          </table:table-cell>
          <table:table-cell office:value-type="float" office:value="2.0555915" calcext:value-type="float">
            <text:p>2.0555915</text:p>
          </table:table-cell>
          <table:table-cell office:value-type="float" office:value="-0.5765883" calcext:value-type="float">
            <text:p>-0.5765883</text:p>
          </table:table-cell>
          <table:table-cell office:value-type="float" office:value="-0.6147386921" calcext:value-type="float">
            <text:p>-0.6147386921</text:p>
          </table:table-cell>
        </table:table-row>
        <table:table-row table:style-name="ro1">
          <table:table-cell office:value-type="string" calcext:value-type="string">
            <text:p>iqr </text:p>
          </table:table-cell>
          <table:table-cell office:value-type="float" office:value="0.34697476845" calcext:value-type="float">
            <text:p>0.34697476845</text:p>
          </table:table-cell>
          <table:table-cell office:value-type="float" office:value="0.4414471405" calcext:value-type="float">
            <text:p>0.4414471405</text:p>
          </table:table-cell>
          <table:table-cell office:value-type="float" office:value="0.3569453931" calcext:value-type="float">
            <text:p>0.3569453931</text:p>
          </table:table-cell>
          <table:table-cell office:value-type="float" office:value="0.5594837606" calcext:value-type="float">
            <text:p>0.5594837606</text:p>
          </table:table-cell>
          <table:table-cell office:value-type="float" office:value="0.4752260557" calcext:value-type="float">
            <text:p>0.4752260557</text:p>
          </table:table-cell>
          <table:table-cell office:value-type="float" office:value="0.46236492935" calcext:value-type="float">
            <text:p>0.46236492935</text:p>
          </table:table-cell>
          <table:table-cell office:value-type="float" office:value="0.20722019735" calcext:value-type="float">
            <text:p>0.20722019735</text:p>
          </table:table-cell>
          <table:table-cell office:value-type="float" office:value="0.5372874119" calcext:value-type="float">
            <text:p>0.5372874119</text:p>
          </table:table-cell>
          <table:table-cell office:value-type="float" office:value="0.5320091702" calcext:value-type="float">
            <text:p>0.5320091702</text:p>
          </table:table-cell>
          <table:table-cell office:value-type="float" office:value="0.3709119025" calcext:value-type="float">
            <text:p>0.3709119025</text:p>
          </table:table-cell>
          <table:table-cell office:value-type="float" office:value="0.6304898904" calcext:value-type="float">
            <text:p>0.6304898904</text:p>
          </table:table-cell>
          <table:table-cell office:value-type="float" office:value="0.3270780501" calcext:value-type="float">
            <text:p>0.3270780501</text:p>
          </table:table-cell>
          <table:table-cell office:value-type="float" office:value="0.3993277661" calcext:value-type="float">
            <text:p>0.3993277661</text:p>
          </table:table-cell>
          <table:table-cell office:value-type="float" office:value="0.35344480855" calcext:value-type="float">
            <text:p>0.35344480855</text:p>
          </table:table-cell>
          <table:table-cell office:value-type="float" office:value="0.4434942966" calcext:value-type="float">
            <text:p>0.4434942966</text:p>
          </table:table-cell>
          <table:table-cell office:value-type="float" office:value="0.148588098" calcext:value-type="float">
            <text:p>0.148588098</text:p>
          </table:table-cell>
          <table:table-cell office:value-type="float" office:value="0.57309064395" calcext:value-type="float">
            <text:p>0.57309064395</text:p>
          </table:table-cell>
          <table:table-cell office:value-type="float" office:value="0.2284270679" calcext:value-type="float">
            <text:p>0.2284270679</text:p>
          </table:table-cell>
          <table:table-cell office:value-type="float" office:value="0.5470297026" calcext:value-type="float">
            <text:p>0.5470297026</text:p>
          </table:table-cell>
          <table:table-cell office:value-type="float" office:value="0.40532614565" calcext:value-type="float">
            <text:p>0.40532614565</text:p>
          </table:table-cell>
          <table:table-cell office:value-type="float" office:value="0.1782268685" calcext:value-type="float">
            <text:p>0.1782268685</text:p>
          </table:table-cell>
          <table:table-cell office:value-type="float" office:value="0.1171878209" calcext:value-type="float">
            <text:p>0.1171878209</text:p>
          </table:table-cell>
          <table:table-cell office:value-type="float" office:value="0.48998788945" calcext:value-type="float">
            <text:p>0.48998788945</text:p>
          </table:table-cell>
          <table:table-cell office:value-type="float" office:value="1.30784613875" calcext:value-type="float">
            <text:p>1.30784613875</text:p>
          </table:table-cell>
          <table:table-cell office:value-type="float" office:value="0.2250735635" calcext:value-type="float">
            <text:p>0.2250735635</text:p>
          </table:table-cell>
          <table:table-cell office:value-type="float" office:value="0.1153665703" calcext:value-type="float">
            <text:p>0.1153665703</text:p>
          </table:table-cell>
        </table:table-row>
        <table:table-row table:style-name="ro1">
          <table:table-cell office:value-type="string" calcext:value-type="string">
            <text:p>cilo </text:p>
          </table:table-cell>
          <table:table-cell office:value-type="float" office:value="-0.224930454541427" calcext:value-type="float">
            <text:p>-0.224930454541427</text:p>
          </table:table-cell>
          <table:table-cell office:value-type="float" office:value="-0.63021772658649" calcext:value-type="float">
            <text:p>-0.63021772658649</text:p>
          </table:table-cell>
          <table:table-cell office:value-type="float" office:value="-0.670962959403411" calcext:value-type="float">
            <text:p>-0.670962959403411</text:p>
          </table:table-cell>
          <table:table-cell office:value-type="float" office:value="-0.355172872770054" calcext:value-type="float">
            <text:p>-0.355172872770054</text:p>
          </table:table-cell>
          <table:table-cell office:value-type="float" office:value="-0.639472031301836" calcext:value-type="float">
            <text:p>-0.639472031301836</text:p>
          </table:table-cell>
          <table:table-cell office:value-type="float" office:value="-0.494110291948611" calcext:value-type="float">
            <text:p>-0.494110291948611</text:p>
          </table:table-cell>
          <table:table-cell office:value-type="float" office:value="-0.345315261609026" calcext:value-type="float">
            <text:p>-0.345315261609026</text:p>
          </table:table-cell>
          <table:table-cell office:value-type="float" office:value="-0.237998906699936" calcext:value-type="float">
            <text:p>-0.237998906699936</text:p>
          </table:table-cell>
          <table:table-cell office:value-type="float" office:value="-0.427415727223672" calcext:value-type="float">
            <text:p>-0.427415727223672</text:p>
          </table:table-cell>
          <table:table-cell office:value-type="float" office:value="-0.00797600498603431" calcext:value-type="float">
            <text:p>-0.007976004986034</text:p>
          </table:table-cell>
          <table:table-cell office:value-type="float" office:value="-0.102939909603095" calcext:value-type="float">
            <text:p>-0.102939909603095</text:p>
          </table:table-cell>
          <table:table-cell office:value-type="float" office:value="-0.481387777109025" calcext:value-type="float">
            <text:p>-0.481387777109025</text:p>
          </table:table-cell>
          <table:table-cell office:value-type="float" office:value="-0.199686421009148" calcext:value-type="float">
            <text:p>-0.199686421009148</text:p>
          </table:table-cell>
          <table:table-cell office:value-type="float" office:value="-0.38995917773542" calcext:value-type="float">
            <text:p>-0.38995917773542</text:p>
          </table:table-cell>
          <table:table-cell office:value-type="float" office:value="-0.50192540302733" calcext:value-type="float">
            <text:p>-0.50192540302733</text:p>
          </table:table-cell>
          <table:table-cell office:value-type="float" office:value="-0.365257538698811" calcext:value-type="float">
            <text:p>-0.365257538698811</text:p>
          </table:table-cell>
          <table:table-cell office:value-type="float" office:value="-0.0138561628249767" calcext:value-type="float">
            <text:p>-0.013856162824977</text:p>
          </table:table-cell>
          <table:table-cell office:value-type="float" office:value="-0.0069948172621723" calcext:value-type="float">
            <text:p>-0.006994817262172</text:p>
          </table:table-cell>
          <table:table-cell office:value-type="float" office:value="0.0275698039821559" calcext:value-type="float">
            <text:p>0.027569803982156</text:p>
          </table:table-cell>
          <table:table-cell office:value-type="float" office:value="-0.218268975506689" calcext:value-type="float">
            <text:p>-0.218268975506689</text:p>
          </table:table-cell>
          <table:table-cell office:value-type="float" office:value="-0.596455614155573" calcext:value-type="float">
            <text:p>-0.596455614155573</text:p>
          </table:table-cell>
          <table:table-cell office:value-type="float" office:value="-0.273247030801055" calcext:value-type="float">
            <text:p>-0.273247030801055</text:p>
          </table:table-cell>
          <table:table-cell office:value-type="float" office:value="-0.160406174132055" calcext:value-type="float">
            <text:p>-0.160406174132055</text:p>
          </table:table-cell>
          <table:table-cell office:value-type="float" office:value="0.312286071461726" calcext:value-type="float">
            <text:p>0.312286071461726</text:p>
          </table:table-cell>
          <table:table-cell office:value-type="float" office:value="-0.821814336574316" calcext:value-type="float">
            <text:p>-0.821814336574316</text:p>
          </table:table-cell>
          <table:table-cell office:value-type="float" office:value="-0.82938597190837" calcext:value-type="float">
            <text:p>-0.82938597190837</text:p>
          </table:table-cell>
        </table:table-row>
        <table:table-row table:style-name="ro1">
          <table:table-cell office:value-type="string" calcext:value-type="string">
            <text:p>cihi </text:p>
          </table:table-cell>
          <table:table-cell office:value-type="float" office:value="0.00224616074142729" calcext:value-type="float">
            <text:p>0.002246160741427</text:p>
          </table:table-cell>
          <table:table-cell office:value-type="float" office:value="-0.34118671821351" calcext:value-type="float">
            <text:p>-0.34118671821351</text:p>
          </table:table-cell>
          <table:table-cell office:value-type="float" office:value="-0.437258224596589" calcext:value-type="float">
            <text:p>-0.437258224596589</text:p>
          </table:table-cell>
          <table:table-cell office:value-type="float" office:value="0.0111408727700536" calcext:value-type="float">
            <text:p>0.011140872770054</text:p>
          </table:table-cell>
          <table:table-cell office:value-type="float" office:value="-0.328324776098164" calcext:value-type="float">
            <text:p>-0.328324776098164</text:p>
          </table:table-cell>
          <table:table-cell office:value-type="float" office:value="-0.191383669651389" calcext:value-type="float">
            <text:p>-0.191383669651389</text:p>
          </table:table-cell>
          <table:table-cell office:value-type="float" office:value="-0.209640891790974" calcext:value-type="float">
            <text:p>-0.209640891790974</text:p>
          </table:table-cell>
          <table:table-cell office:value-type="float" office:value="0.113782106699936" calcext:value-type="float">
            <text:p>0.113782106699936</text:p>
          </table:table-cell>
          <table:table-cell office:value-type="float" office:value="-0.0790905647763276" calcext:value-type="float">
            <text:p>-0.079090564776328</text:p>
          </table:table-cell>
          <table:table-cell office:value-type="float" office:value="0.234873095986034" calcext:value-type="float">
            <text:p>0.234873095986034</text:p>
          </table:table-cell>
          <table:table-cell office:value-type="float" office:value="0.309864052803095" calcext:value-type="float">
            <text:p>0.309864052803095</text:p>
          </table:table-cell>
          <table:table-cell office:value-type="float" office:value="-0.267238244890975" calcext:value-type="float">
            <text:p>-0.267238244890975</text:p>
          </table:table-cell>
          <table:table-cell office:value-type="float" office:value="0.0617675478091475" calcext:value-type="float">
            <text:p>0.061767547809148</text:p>
          </table:table-cell>
          <table:table-cell office:value-type="float" office:value="-0.15854639906458" calcext:value-type="float">
            <text:p>-0.15854639906458</text:p>
          </table:table-cell>
          <table:table-cell office:value-type="float" office:value="-0.21155404937267" calcext:value-type="float">
            <text:p>-0.21155404937267</text:p>
          </table:table-cell>
          <table:table-cell office:value-type="float" office:value="-0.267971671701189" calcext:value-type="float">
            <text:p>-0.267971671701189</text:p>
          </table:table-cell>
          <table:table-cell office:value-type="float" office:value="0.361366489024977" calcext:value-type="float">
            <text:p>0.361366489024977</text:p>
          </table:table-cell>
          <table:table-cell office:value-type="float" office:value="0.142564438462172" calcext:value-type="float">
            <text:p>0.142564438462172</text:p>
          </table:table-cell>
          <table:table-cell office:value-type="float" office:value="0.385729438617844" calcext:value-type="float">
            <text:p>0.385729438617844</text:p>
          </table:table-cell>
          <table:table-cell office:value-type="float" office:value="0.047112343906689" calcext:value-type="float">
            <text:p>0.047112343906689</text:p>
          </table:table-cell>
          <table:table-cell office:value-type="float" office:value="-0.479764199044427" calcext:value-type="float">
            <text:p>-0.479764199044427</text:p>
          </table:table-cell>
          <table:table-cell office:value-type="float" office:value="-0.196520032398945" calcext:value-type="float">
            <text:p>-0.196520032398945</text:p>
          </table:table-cell>
          <table:table-cell office:value-type="float" office:value="0.160406174132055" calcext:value-type="float">
            <text:p>0.160406174132055</text:p>
          </table:table-cell>
          <table:table-cell office:value-type="float" office:value="1.16857905333827" calcext:value-type="float">
            <text:p>1.16857905333827</text:p>
          </table:table-cell>
          <table:table-cell office:value-type="float" office:value="-0.674450738425684" calcext:value-type="float">
            <text:p>-0.674450738425684</text:p>
          </table:table-cell>
          <table:table-cell office:value-type="float" office:value="-0.75385141049163" calcext:value-type="float">
            <text:p>-0.75385141049163</text:p>
          </table:table-cell>
        </table:table-row>
        <table:table-row table:style-name="ro1">
          <table:table-cell office:value-type="string" calcext:value-type="string">
            <text:p>fliers </text:p>
          </table:table-cell>
          <table:table-cell office:value-type="string" calcext:value-type="string">
            <text:p><text:s/>[2.11592 <text:s text:c="3"/>1.20781955 2.94046805 2.10421221 1.68312685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1.19765266]</text:p>
          </table:table-cell>
          <table:table-cell office:value-type="string" calcext:value-type="string">
            <text:p><text:s/>[-0.80741236 -0.66925662 <text:s/>0.27335025 <text:s/>0.34444028]</text:p>
          </table:table-cell>
          <table:table-cell office:value-type="string" calcext:value-type="string">
            <text:p><text:s/>[3.214953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4.67367216]</text:p>
          </table:table-cell>
          <table:table-cell table:number-columns-repeated="4" office:value-type="string" calcext:value-type="string">
            <text:p><text:s/>[]</text:p>
          </table:table-cell>
          <table:table-cell office:value-type="string" calcext:value-type="string">
            <text:p><text:s/>[0.653911]</text:p>
          </table:table-cell>
          <table:table-cell table:number-columns-repeated="2" office:value-type="string" calcext:value-type="string">
            <text:p><text:s/>[]</text:p>
          </table:table-cell>
          <table:table-cell office:value-type="string" calcext:value-type="string">
            <text:p><text:s/>[-0.7490544 <text:s/>-0.531676 <text:s text:c="2"/>-0.44003273]</text:p>
          </table:table-cell>
          <table:table-cell office:value-type="string" calcext:value-type="string">
            <text:p><text:s/>[2.14703911 1.85036509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0.]</text:p>
          </table:table-cell>
          <table:table-cell office:value-type="string" calcext:value-type="string">
            <text:p><text:s/>[-0.66128394 -0.51333277 -0.60450244]</text:p>
          </table:table-cell>
          <table:table-cell office:value-type="string" calcext:value-type="string">
            <text:p><text:s/>[1.395813 <text:s text:c="2"/>1.590679 <text:s text:c="2"/>1.50126898]</text:p>
          </table:table-cell>
          <table:table-cell office:value-type="string" calcext:value-type="string">
            <text:p><text:s/>[]</text:p>
          </table:table-cell>
          <table:table-cell office:value-type="string" calcext:value-type="string">
            <text:p><text:s/>[ 0. <text:s text:c="8"/>0. <text:s text:c="7"/>-0.0105774]</text:p>
          </table:table-cell>
          <table:table-cell office:value-type="string" calcext:value-type="string">
            <text:p><text:s/>[0.]</text:p>
          </table:table-cell>
        </table:table-row>
        <table:table-row table:style-name="ro1">
          <table:table-cell office:value-type="string" calcext:value-type="string">
            <text:p>mean </text:p>
          </table:table-cell>
          <table:table-cell office:value-type="float" office:value="0.348138778282609" calcext:value-type="float">
            <text:p>0.348138778282609</text:p>
          </table:table-cell>
          <table:table-cell office:value-type="float" office:value="-0.349391133004348" calcext:value-type="float">
            <text:p>-0.349391133004348</text:p>
          </table:table-cell>
          <table:table-cell office:value-type="float" office:value="-0.453784981417391" calcext:value-type="float">
            <text:p>-0.453784981417391</text:p>
          </table:table-cell>
          <table:table-cell office:value-type="float" office:value="-0.209018681495652" calcext:value-type="float">
            <text:p>-0.209018681495652</text:p>
          </table:table-cell>
          <table:table-cell office:value-type="float" office:value="-0.38765166853913" calcext:value-type="float">
            <text:p>-0.38765166853913</text:p>
          </table:table-cell>
          <table:table-cell office:value-type="float" office:value="-0.242659277530435" calcext:value-type="float">
            <text:p>-0.242659277530435</text:p>
          </table:table-cell>
          <table:table-cell office:value-type="float" office:value="-0.2139324229" calcext:value-type="float">
            <text:p>-0.2139324229</text:p>
          </table:table-cell>
          <table:table-cell office:value-type="float" office:value="0.0833880018695652" calcext:value-type="float">
            <text:p>0.083388001869565</text:p>
          </table:table-cell>
          <table:table-cell office:value-type="float" office:value="-0.265340270743478" calcext:value-type="float">
            <text:p>-0.265340270743478</text:p>
          </table:table-cell>
          <table:table-cell office:value-type="float" office:value="0.34667394296087" calcext:value-type="float">
            <text:p>0.34667394296087</text:p>
          </table:table-cell>
          <table:table-cell office:value-type="float" office:value="0.253055510308696" calcext:value-type="float">
            <text:p>0.253055510308696</text:p>
          </table:table-cell>
          <table:table-cell office:value-type="float" office:value="-0.310335476034783" calcext:value-type="float">
            <text:p>-0.310335476034783</text:p>
          </table:table-cell>
          <table:table-cell office:value-type="float" office:value="-0.0592066867086957" calcext:value-type="float">
            <text:p>-0.059206686708696</text:p>
          </table:table-cell>
          <table:table-cell office:value-type="float" office:value="-0.240695514895652" calcext:value-type="float">
            <text:p>-0.240695514895652</text:p>
          </table:table-cell>
          <table:table-cell office:value-type="float" office:value="-0.248813645021739" calcext:value-type="float">
            <text:p>-0.248813645021739</text:p>
          </table:table-cell>
          <table:table-cell office:value-type="float" office:value="-0.283466942252174" calcext:value-type="float">
            <text:p>-0.283466942252174</text:p>
          </table:table-cell>
          <table:table-cell office:value-type="float" office:value="0.274685322043478" calcext:value-type="float">
            <text:p>0.274685322043478</text:p>
          </table:table-cell>
          <table:table-cell office:value-type="float" office:value="0.0397165063956522" calcext:value-type="float">
            <text:p>0.039716506395652</text:p>
          </table:table-cell>
          <table:table-cell office:value-type="float" office:value="0.449745494573913" calcext:value-type="float">
            <text:p>0.449745494573913</text:p>
          </table:table-cell>
          <table:table-cell office:value-type="float" office:value="-0.013412921673913" calcext:value-type="float">
            <text:p>-0.013412921673913</text:p>
          </table:table-cell>
          <table:table-cell office:value-type="float" office:value="-0.494826838456522" calcext:value-type="float">
            <text:p>-0.494826838456522</text:p>
          </table:table-cell>
          <table:table-cell office:value-type="float" office:value="-0.259317523834782" calcext:value-type="float">
            <text:p>-0.259317523834782</text:p>
          </table:table-cell>
          <table:table-cell office:value-type="float" office:value="0.255406867826087" calcext:value-type="float">
            <text:p>0.255406867826087</text:p>
          </table:table-cell>
          <table:table-cell office:value-type="float" office:value="0.871650909508696" calcext:value-type="float">
            <text:p>0.871650909508696</text:p>
          </table:table-cell>
          <table:table-cell office:value-type="float" office:value="-0.67338092286087" calcext:value-type="float">
            <text:p>-0.67338092286087</text:p>
          </table:table-cell>
          <table:table-cell office:value-type="float" office:value="-0.727775250417391" calcext:value-type="float">
            <text:p>-0.72777525041739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erra-Meißner-Kreis'</text:p>
          </table:table-cell>
          <table:table-cell office:value-type="string" calcext:value-type="string">
            <text:p>Kassel;Stadt'</text:p>
          </table:table-cell>
          <table:table-cell office:value-type="string" calcext:value-type="string">
            <text:p>Kassel'</text:p>
          </table:table-cell>
          <table:table-cell office:value-type="string" calcext:value-type="string">
            <text:p>Waldeck-Frankenberg'</text:p>
          </table:table-cell>
          <table:table-cell office:value-type="string" calcext:value-type="string">
            <text:p>Hersfeld-Rotenburg'</text:p>
          </table:table-cell>
          <table:table-cell office:value-type="string" calcext:value-type="string">
            <text:p>Schwalm-Eder-Kreis'</text:p>
          </table:table-cell>
          <table:table-cell office:value-type="string" calcext:value-type="string">
            <text:p>Fulda'</text:p>
          </table:table-cell>
          <table:table-cell office:value-type="string" calcext:value-type="string">
            <text:p>Marburg-Biedenkopf'</text:p>
          </table:table-cell>
          <table:table-cell office:value-type="string" calcext:value-type="string">
            <text:p>Lahn-Dill-Kreis'</text:p>
          </table:table-cell>
          <table:table-cell office:value-type="string" calcext:value-type="string">
            <text:p>Limburg-Weilburg'</text:p>
          </table:table-cell>
          <table:table-cell office:value-type="string" calcext:value-type="string">
            <text:p>Gießen'</text:p>
          </table:table-cell>
          <table:table-cell office:value-type="string" calcext:value-type="string">
            <text:p>Vogelsbergkreis'</text:p>
          </table:table-cell>
          <table:table-cell office:value-type="string" calcext:value-type="string">
            <text:p>Main-Kinzig-Kreis'</text:p>
          </table:table-cell>
          <table:table-cell office:value-type="string" calcext:value-type="string">
            <text:p>Wetteraukreis'</text:p>
          </table:table-cell>
          <table:table-cell office:value-type="string" calcext:value-type="string">
            <text:p>Rheingau-Taunus-Kreis'</text:p>
          </table:table-cell>
          <table:table-cell office:value-type="string" calcext:value-type="string">
            <text:p>Hochtaunuskreis'</text:p>
          </table:table-cell>
          <table:table-cell office:value-type="string" calcext:value-type="string">
            <text:p>Wiesbaden;Stadt'</text:p>
          </table:table-cell>
          <table:table-cell office:value-type="string" calcext:value-type="string">
            <text:p>Main-Taunus-Kreis'</text:p>
          </table:table-cell>
          <table:table-cell office:value-type="string" calcext:value-type="string">
            <text:p>FrankfurtamMain;Stadt'</text:p>
          </table:table-cell>
          <table:table-cell office:value-type="string" calcext:value-type="string">
            <text:p>OffenbachamMain;Stadt'</text:p>
          </table:table-cell>
          <table:table-cell office:value-type="string" calcext:value-type="string">
            <text:p>Offenbach'</text:p>
          </table:table-cell>
          <table:table-cell office:value-type="string" calcext:value-type="string">
            <text:p>Groß-Gerau'</text:p>
          </table:table-cell>
          <table:table-cell office:value-type="string" calcext:value-type="string">
            <text:p>Darmstadt;Stadt'</text:p>
          </table:table-cell>
          <table:table-cell office:value-type="string" calcext:value-type="string">
            <text:p>Darmstadt-Dieburg'</text:p>
          </table:table-cell>
          <table:table-cell office:value-type="string" calcext:value-type="string">
            <text:p>Odenwaldkreis'</text:p>
          </table:table-cell>
          <table:table-cell office:value-type="string" calcext:value-type="string">
            <text:p>Bergstraße'</text:p>
          </table:table-cell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00046" calcext:value-type="float">
            <text:p>100046</text:p>
          </table:table-cell>
          <table:table-cell office:value-type="float" office:value="201048" calcext:value-type="float">
            <text:p>201048</text:p>
          </table:table-cell>
          <table:table-cell office:value-type="float" office:value="237007" calcext:value-type="float">
            <text:p>237007</text:p>
          </table:table-cell>
          <table:table-cell office:value-type="float" office:value="156528" calcext:value-type="float">
            <text:p>156528</text:p>
          </table:table-cell>
          <table:table-cell office:value-type="float" office:value="120304" calcext:value-type="float">
            <text:p>120304</text:p>
          </table:table-cell>
          <table:table-cell office:value-type="float" office:value="179840" calcext:value-type="float">
            <text:p>179840</text:p>
          </table:table-cell>
          <table:table-cell office:value-type="float" office:value="223023" calcext:value-type="float">
            <text:p>223023</text:p>
          </table:table-cell>
          <table:table-cell office:value-type="float" office:value="245903" calcext:value-type="float">
            <text:p>245903</text:p>
          </table:table-cell>
          <table:table-cell office:value-type="float" office:value="253373" calcext:value-type="float">
            <text:p>253373</text:p>
          </table:table-cell>
          <table:table-cell office:value-type="float" office:value="172291" calcext:value-type="float">
            <text:p>172291</text:p>
          </table:table-cell>
          <table:table-cell office:value-type="float" office:value="271667" calcext:value-type="float">
            <text:p>271667</text:p>
          </table:table-cell>
          <table:table-cell office:value-type="float" office:value="105506" calcext:value-type="float">
            <text:p>105506</text:p>
          </table:table-cell>
          <table:table-cell office:value-type="float" office:value="421689" calcext:value-type="float">
            <text:p>421689</text:p>
          </table:table-cell>
          <table:table-cell office:value-type="float" office:value="310353" calcext:value-type="float">
            <text:p>310353</text:p>
          </table:table-cell>
          <table:table-cell office:value-type="float" office:value="187433" calcext:value-type="float">
            <text:p>187433</text:p>
          </table:table-cell>
          <table:table-cell office:value-type="float" office:value="237281" calcext:value-type="float">
            <text:p>237281</text:p>
          </table:table-cell>
          <table:table-cell office:value-type="float" office:value="278609" calcext:value-type="float">
            <text:p>278609</text:p>
          </table:table-cell>
          <table:table-cell office:value-type="float" office:value="239264" calcext:value-type="float">
            <text:p>239264</text:p>
          </table:table-cell>
          <table:table-cell office:value-type="float" office:value="764104" calcext:value-type="float">
            <text:p>764104</text:p>
          </table:table-cell>
          <table:table-cell office:value-type="float" office:value="130892" calcext:value-type="float">
            <text:p>130892</text:p>
          </table:table-cell>
          <table:table-cell office:value-type="float" office:value="356542" calcext:value-type="float">
            <text:p>356542</text:p>
          </table:table-cell>
          <table:table-cell office:value-type="float" office:value="275807" calcext:value-type="float">
            <text:p>275807</text:p>
          </table:table-cell>
          <table:table-cell office:value-type="float" office:value="159174" calcext:value-type="float">
            <text:p>159174</text:p>
          </table:table-cell>
          <table:table-cell office:value-type="float" office:value="297701" calcext:value-type="float">
            <text:p>297701</text:p>
          </table:table-cell>
          <table:table-cell office:value-type="float" office:value="96754" calcext:value-type="float">
            <text:p>96754</text:p>
          </table:table-cell>
          <table:table-cell office:value-type="float" office:value="271015" calcext:value-type="float">
            <text:p>271015</text:p>
          </table:table-cell>
        </table:table-row>
        <table:table-row table:style-name="ro1">
          <table:table-cell office:value-type="string" calcext:value-type="string">
            <text:p>size</text:p>
          </table:table-cell>
          <table:table-cell office:value-type="float" office:value="1024.7" calcext:value-type="float">
            <text:p>1024.7</text:p>
          </table:table-cell>
          <table:table-cell office:value-type="float" office:value="106.78" calcext:value-type="float">
            <text:p>106.78</text:p>
          </table:table-cell>
          <table:table-cell office:value-type="float" office:value="1292.92" calcext:value-type="float">
            <text:p>1292.92</text:p>
          </table:table-cell>
          <table:table-cell office:value-type="float" office:value="1848.44" calcext:value-type="float">
            <text:p>1848.44</text:p>
          </table:table-cell>
          <table:table-cell office:value-type="float" office:value="1097.12" calcext:value-type="float">
            <text:p>1097.12</text:p>
          </table:table-cell>
          <table:table-cell office:value-type="float" office:value="1538.15" calcext:value-type="float">
            <text:p>1538.15</text:p>
          </table:table-cell>
          <table:table-cell office:value-type="float" office:value="1380.4" calcext:value-type="float">
            <text:p>1380.4</text:p>
          </table:table-cell>
          <table:table-cell office:value-type="float" office:value="1262.55" calcext:value-type="float">
            <text:p>1262.55</text:p>
          </table:table-cell>
          <table:table-cell office:value-type="float" office:value="1066.52" calcext:value-type="float">
            <text:p>1066.52</text:p>
          </table:table-cell>
          <table:table-cell office:value-type="float" office:value="738.48" calcext:value-type="float">
            <text:p>738.48</text:p>
          </table:table-cell>
          <table:table-cell office:value-type="float" office:value="854.67" calcext:value-type="float">
            <text:p>854.67</text:p>
          </table:table-cell>
          <table:table-cell office:value-type="float" office:value="1458.99" calcext:value-type="float">
            <text:p>1458.99</text:p>
          </table:table-cell>
          <table:table-cell office:value-type="float" office:value="1397.55" calcext:value-type="float">
            <text:p>1397.55</text:p>
          </table:table-cell>
          <table:table-cell office:value-type="float" office:value="1100.69" calcext:value-type="float">
            <text:p>1100.69</text:p>
          </table:table-cell>
          <table:table-cell office:value-type="float" office:value="811.48" calcext:value-type="float">
            <text:p>811.48</text:p>
          </table:table-cell>
          <table:table-cell office:value-type="float" office:value="482.02" calcext:value-type="float">
            <text:p>482.02</text:p>
          </table:table-cell>
          <table:table-cell office:value-type="float" office:value="203.93" calcext:value-type="float">
            <text:p>203.93</text:p>
          </table:table-cell>
          <table:table-cell office:value-type="float" office:value="222.39" calcext:value-type="float">
            <text:p>222.39</text:p>
          </table:table-cell>
          <table:table-cell office:value-type="float" office:value="248.3" calcext:value-type="float">
            <text:p>248.3</text:p>
          </table:table-cell>
          <table:table-cell table:number-columns-repeated="2" office:value-type="float" office:value="356.3" calcext:value-type="float">
            <text:p>356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122.2" calcext:value-type="float">
            <text:p>122.2</text:p>
          </table:table-cell>
          <table:table-cell office:value-type="float" office:value="658.65" calcext:value-type="float">
            <text:p>658.65</text:p>
          </table:table-cell>
          <table:table-cell office:value-type="float" office:value="623.98" calcext:value-type="float">
            <text:p>623.98</text:p>
          </table:table-cell>
          <table:table-cell office:value-type="float" office:value="719.52" calcext:value-type="float">
            <text:p>719.52</text:p>
          </table:table-cell>
        </table:table-row>
        <table:table-row table:style-name="ro1">
          <table:table-cell office:value-type="string" calcext:value-type="string">
            <text:p>density</text:p>
          </table:table-cell>
          <table:table-cell office:value-type="float" office:value="97.63442959" calcext:value-type="float">
            <text:p>97.63442959</text:p>
          </table:table-cell>
          <table:table-cell office:value-type="float" office:value="1882.824499" calcext:value-type="float">
            <text:p>1882.824499</text:p>
          </table:table-cell>
          <table:table-cell office:value-type="float" office:value="183.3114191" calcext:value-type="float">
            <text:p>183.3114191</text:p>
          </table:table-cell>
          <table:table-cell office:value-type="float" office:value="84.68113653" calcext:value-type="float">
            <text:p>84.68113653</text:p>
          </table:table-cell>
          <table:table-cell office:value-type="float" office:value="109.6543678" calcext:value-type="float">
            <text:p>109.6543678</text:p>
          </table:table-cell>
          <table:table-cell office:value-type="float" office:value="116.9196762" calcext:value-type="float">
            <text:p>116.9196762</text:p>
          </table:table-cell>
          <table:table-cell office:value-type="float" office:value="161.5640394" calcext:value-type="float">
            <text:p>161.5640394</text:p>
          </table:table-cell>
          <table:table-cell office:value-type="float" office:value="194.7669399" calcext:value-type="float">
            <text:p>194.7669399</text:p>
          </table:table-cell>
          <table:table-cell office:value-type="float" office:value="237.5698534" calcext:value-type="float">
            <text:p>237.5698534</text:p>
          </table:table-cell>
          <table:table-cell office:value-type="float" office:value="233.3048965" calcext:value-type="float">
            <text:p>233.3048965</text:p>
          </table:table-cell>
          <table:table-cell office:value-type="float" office:value="317.8618648" calcext:value-type="float">
            <text:p>317.8618648</text:p>
          </table:table-cell>
          <table:table-cell office:value-type="float" office:value="72.31440928" calcext:value-type="float">
            <text:p>72.31440928</text:p>
          </table:table-cell>
          <table:table-cell office:value-type="float" office:value="301.7344639" calcext:value-type="float">
            <text:p>301.7344639</text:p>
          </table:table-cell>
          <table:table-cell office:value-type="float" office:value="281.9622237" calcext:value-type="float">
            <text:p>281.9622237</text:p>
          </table:table-cell>
          <table:table-cell office:value-type="float" office:value="230.9767339" calcext:value-type="float">
            <text:p>230.9767339</text:p>
          </table:table-cell>
          <table:table-cell office:value-type="float" office:value="492.2638065" calcext:value-type="float">
            <text:p>492.2638065</text:p>
          </table:table-cell>
          <table:table-cell office:value-type="float" office:value="1366.199186" calcext:value-type="float">
            <text:p>1366.199186</text:p>
          </table:table-cell>
          <table:table-cell office:value-type="float" office:value="1075.875714" calcext:value-type="float">
            <text:p>1075.875714</text:p>
          </table:table-cell>
          <table:table-cell office:value-type="float" office:value="3077.341925" calcext:value-type="float">
            <text:p>3077.341925</text:p>
          </table:table-cell>
          <table:table-cell office:value-type="float" office:value="367.3645804" calcext:value-type="float">
            <text:p>367.3645804</text:p>
          </table:table-cell>
          <table:table-cell office:value-type="float" office:value="1000.679203" calcext:value-type="float">
            <text:p>1000.679203</text:p>
          </table:table-cell>
          <table:table-cell office:value-type="float" office:value="608.7917182" calcext:value-type="float">
            <text:p>608.7917182</text:p>
          </table:table-cell>
          <table:table-cell office:value-type="float" office:value="1302.569558" calcext:value-type="float">
            <text:p>1302.569558</text:p>
          </table:table-cell>
          <table:table-cell office:value-type="float" office:value="451.9866393" calcext:value-type="float">
            <text:p>451.9866393</text:p>
          </table:table-cell>
          <table:table-cell office:value-type="float" office:value="155.059457" calcext:value-type="float">
            <text:p>155.059457</text:p>
          </table:table-cell>
          <table:table-cell office:value-type="float" office:value="376.6608294" calcext:value-type="float">
            <text:p>376.6608294</text:p>
          </table:table-cell>
        </table:table-row>
      </table:table>
      <table:named-expressions/>
      <table:database-ranges>
        <table:database-range table:name="__Anonymous_Sheet_DB__1" table:target-range-address="Sheet2.B19:Sheet2.N44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03T15:06:31.686953950</dc:date>
    <meta:editing-duration>PT22M11S</meta:editing-duration>
    <meta:editing-cycles>5</meta:editing-cycles>
    <meta:generator>LibreOffice/6.1.5.2$Linux_X86_64 LibreOffice_project/10$Build-2</meta:generator>
    <meta:document-statistic meta:table-count="4" meta:cell-count="2339" meta:object-count="0"/>
  </office:meta>
</office:document-meta>
</file>